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15.8339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1673in"/>
    </style:style>
    <style:style style:name="co11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7291in"/>
    </style:style>
    <style:style style:name="co14" style:family="table-column">
      <style:table-column-properties fo:break-before="auto" style:column-width="8.6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cbook_board_model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Board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cbook type</text:p>
          </table:table-cell>
          <table:table-cell office:value-type="string" calcext:value-type="string">
            <text:p>Screen Size</text:p>
          </table:table-cell>
          <table:table-cell office:value-type="string" calcext:value-type="string">
            <text:p>EMC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del ID</text:p>
          </table:table-cell>
          <table:table-cell office:value-type="string" calcext:value-type="string">
            <text:p>Board Number</text:p>
          </table:table-cell>
          <table:table-cell table:number-columns-repeated="3"/>
        </table:table-row>
        <table:table-row table:style-name="ro1">
          <table:table-cell table:formula="of:=[.F2]" office:value-type="string" office:string-value="A2681" calcext:value-type="string">
            <text:p>A2681</text:p>
          </table:table-cell>
          <table:table-cell table:formula="of:= [.F2] &amp; &quot; is a model number for a &quot; &amp; [.C2] &amp; &quot; from year &quot; &amp; [.G2] &amp; &quot; with &quot; &amp; [.E2]" office:value-type="string" office:string-value="A2681 is a model number for a MacBook Air from year Mid 2022 M2 with EMC 4074" calcext:value-type="string">
            <text:p>A2681 is a model number for a MacBook Air from year Mid 2022 M2 with EMC 407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4074</text:p>
          </table:table-cell>
          <table:table-cell office:value-type="string" calcext:value-type="string">
            <text:p>A2681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2</text:p>
          </table:table-cell>
          <table:table-cell office:value-type="string" calcext:value-type="string">
            <text:p>820-02536</text:p>
          </table:table-cell>
          <table:table-cell table:number-columns-repeated="3"/>
        </table:table-row>
        <table:table-row table:style-name="ro1">
          <table:table-cell table:formula="of:=[.F3]" office:value-type="string" office:string-value="A2485" calcext:value-type="string">
            <text:p>A2485</text:p>
          </table:table-cell>
          <table:table-cell table:formula="of:= [.F3] &amp; &quot; is a model number for a &quot; &amp; [.C3] &amp; &quot; from year &quot; &amp; [.G3] &amp; &quot; with &quot; &amp; [.E3]" office:value-type="string" office:string-value="A2485 is a model number for a MacBook Pro Retina from year Late 2021 M1 with EMC 3651" calcext:value-type="string">
            <text:p>A2485 is a model number for a MacBook Pro Retina from year Late 2021 M1 with EMC 3651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XX,X</text:p>
          </table:table-cell>
          <table:table-cell office:value-type="string" calcext:value-type="string">
            <text:p>820-02100</text:p>
          </table:table-cell>
          <table:table-cell table:number-columns-repeated="3"/>
        </table:table-row>
        <table:table-row table:style-name="ro1">
          <table:table-cell table:formula="of:=[.F4]" office:value-type="string" office:string-value="A2485" calcext:value-type="string">
            <text:p>A2485</text:p>
          </table:table-cell>
          <table:table-cell table:formula="of:= [.F4] &amp; &quot; is a model number for a &quot; &amp; [.C4] &amp; &quot; from year &quot; &amp; [.G4] &amp; &quot; with &quot; &amp; [.E4]" office:value-type="string" office:string-value="A2485 is a model number for a MacBook Pro Retina from year Late 2021 M1 with EMC 3651" calcext:value-type="string">
            <text:p>A2485 is a model number for a MacBook Pro Retina from year Late 2021 M1 with EMC 3651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1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table:formula="of:=[.F5]" office:value-type="string" office:string-value="A2485" calcext:value-type="string">
            <text:p>A2485</text:p>
          </table:table-cell>
          <table:table-cell table:formula="of:= [.F5] &amp; &quot; is a model number for a &quot; &amp; [.C5] &amp; &quot; from year &quot; &amp; [.G5] &amp; &quot; with &quot; &amp; [.E5]" office:value-type="string" office:string-value="A2485 is a model number for a MacBook Pro Retina from year Late 2021 M1 with EMC 3651" calcext:value-type="string">
            <text:p>A2485 is a model number for a MacBook Pro Retina from year Late 2021 M1 with EMC 3651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2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table:formula="of:=[.F6]" office:value-type="string" office:string-value="A2442" calcext:value-type="string">
            <text:p>A2442</text:p>
          </table:table-cell>
          <table:table-cell table:formula="of:= [.F6] &amp; &quot; is a model number for a &quot; &amp; [.C6] &amp; &quot; from year &quot; &amp; [.G6] &amp; &quot; with &quot; &amp; [.E6]" office:value-type="string" office:string-value="A2442 is a model number for a MacBook Pro Retina from year Late 2021 M1 with EMC 3650" calcext:value-type="string">
            <text:p>A2442 is a model number for a MacBook Pro Retina from year Late 2021 M1 with EMC 3650</text:p>
          </table:table-cell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3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table:formula="of:=[.F7]" office:value-type="string" office:string-value="A2442" calcext:value-type="string">
            <text:p>A2442</text:p>
          </table:table-cell>
          <table:table-cell table:formula="of:= [.F7] &amp; &quot; is a model number for a &quot; &amp; [.C7] &amp; &quot; from year &quot; &amp; [.G7] &amp; &quot; with &quot; &amp; [.E7]" office:value-type="string" office:string-value="A2442 is a model number for a MacBook Pro Retina from year Late 2021 M1 with EMC 3650" calcext:value-type="string">
            <text:p>A2442 is a model number for a MacBook Pro Retina from year Late 2021 M1 with EMC 3650</text:p>
          </table:table-cell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4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table:formula="of:=[.F8]" office:value-type="string" office:string-value="A2338" calcext:value-type="string">
            <text:p>A2338</text:p>
          </table:table-cell>
          <table:table-cell table:formula="of:= [.F8] &amp; &quot; is a model number for a &quot; &amp; [.C8] &amp; &quot; from year &quot; &amp; [.G8] &amp; &quot; with &quot; &amp; [.E8]" office:value-type="string" office:string-value="A2338 is a model number for a MacBook Pro Retina from year Late 2020 M1 with EMC 8162" calcext:value-type="string">
            <text:p>A2338 is a model number for a MacBook Pro Retina from year Late 2020 M1 with EMC 8162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Pro17,1</text:p>
          </table:table-cell>
          <table:table-cell office:value-type="string" calcext:value-type="string">
            <text:p>820-02020</text:p>
          </table:table-cell>
          <table:table-cell table:number-columns-repeated="3"/>
        </table:table-row>
        <table:table-row table:style-name="ro1">
          <table:table-cell table:formula="of:=[.F9]" office:value-type="string" office:string-value="A2338" calcext:value-type="string">
            <text:p>A2338</text:p>
          </table:table-cell>
          <table:table-cell table:formula="of:= [.F9] &amp; &quot; is a model number for a &quot; &amp; [.C9] &amp; &quot; from year &quot; &amp; [.G9] &amp; &quot; with &quot; &amp; [.E9]" office:value-type="string" office:string-value="A2338 is a model number for a MacBook Pro Retina from year Mid 2022 M2 with EMC 8162" calcext:value-type="string">
            <text:p>A2338 is a model number for a MacBook Pro Retina from year Mid 2022 M2 with EMC 8162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7</text:p>
          </table:table-cell>
          <table:table-cell office:value-type="string" calcext:value-type="string">
            <text:p>820-02773</text:p>
          </table:table-cell>
          <table:table-cell table:number-columns-repeated="3"/>
        </table:table-row>
        <table:table-row table:style-name="ro1">
          <table:table-cell table:formula="of:=[.F10]" office:value-type="string" office:string-value="A2337" calcext:value-type="string">
            <text:p>A2337</text:p>
          </table:table-cell>
          <table:table-cell table:formula="of:= [.F10] &amp; &quot; is a model number for a &quot; &amp; [.C10] &amp; &quot; from year &quot; &amp; [.G10] &amp; &quot; with &quot; &amp; [.E10]" office:value-type="string" office:string-value="A2337 is a model number for a MacBook Air from year Late 2020 M1 with EMC 3598" calcext:value-type="string">
            <text:p>A2337 is a model number for a MacBook Air from year Late 2020 M1 with EMC 3598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598</text:p>
          </table:table-cell>
          <table:table-cell office:value-type="string" calcext:value-type="string">
            <text:p>A2337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Air10,1</text:p>
          </table:table-cell>
          <table:table-cell office:value-type="string" calcext:value-type="string">
            <text:p>820-02016</text:p>
          </table:table-cell>
          <table:table-cell table:number-columns-repeated="3"/>
        </table:table-row>
        <table:table-row table:style-name="ro1">
          <table:table-cell table:formula="of:=[.F11]" office:value-type="string" office:string-value="A2289" calcext:value-type="string">
            <text:p>A2289</text:p>
          </table:table-cell>
          <table:table-cell table:formula="of:= [.F11] &amp; &quot; is a model number for a &quot; &amp; [.C11] &amp; &quot; from year &quot; &amp; [.G11] &amp; &quot; with &quot; &amp; [.E11]" office:value-type="string" office:string-value="A2289 is a model number for a MacBook Pro Retina from year 2020 2xTBT3 TB with EMC 3456" calcext:value-type="string">
            <text:p>A2289 is a model number for a MacBook Pro Retina from year 2020 2xTBT3 TB with EMC 3456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456</text:p>
          </table:table-cell>
          <table:table-cell office:value-type="string" calcext:value-type="string">
            <text:p>A2289</text:p>
          </table:table-cell>
          <table:table-cell office:value-type="string" calcext:value-type="string">
            <text:p>2020 2xTBT3 TB</text:p>
          </table:table-cell>
          <table:table-cell office:value-type="string" calcext:value-type="string">
            <text:p>MacBookPro16,3</text:p>
          </table:table-cell>
          <table:table-cell office:value-type="string" calcext:value-type="string">
            <text:p>820-01987</text:p>
          </table:table-cell>
          <table:table-cell table:number-columns-repeated="3"/>
        </table:table-row>
        <table:table-row table:style-name="ro1">
          <table:table-cell table:formula="of:=[.F12]" office:value-type="string" office:string-value="A2251" calcext:value-type="string">
            <text:p>A2251</text:p>
          </table:table-cell>
          <table:table-cell table:formula="of:= [.F12] &amp; &quot; is a model number for a &quot; &amp; [.C12] &amp; &quot; from year &quot; &amp; [.G12] &amp; &quot; with &quot; &amp; [.E12]" office:value-type="string" office:string-value="A2251 is a model number for a MacBook Pro Retina from year 2020 4XTBT3 TB with EMC 3348" calcext:value-type="string">
            <text:p>A2251 is a model number for a MacBook Pro Retina from year 2020 4XTBT3 TB with EMC 334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48</text:p>
          </table:table-cell>
          <table:table-cell office:value-type="string" calcext:value-type="string">
            <text:p>A2251</text:p>
          </table:table-cell>
          <table:table-cell office:value-type="string" calcext:value-type="string">
            <text:p>2020 4XTBT3 TB</text:p>
          </table:table-cell>
          <table:table-cell office:value-type="string" calcext:value-type="string">
            <text:p>MacBookPro16,2</text:p>
          </table:table-cell>
          <table:table-cell office:value-type="string" calcext:value-type="string">
            <text:p>820-01949</text:p>
          </table:table-cell>
          <table:table-cell table:number-columns-repeated="3"/>
        </table:table-row>
        <table:table-row table:style-name="ro1">
          <table:table-cell table:formula="of:=[.F13]" office:value-type="string" office:string-value="A2179" calcext:value-type="string">
            <text:p>A2179</text:p>
          </table:table-cell>
          <table:table-cell table:formula="of:= [.F13] &amp; &quot; is a model number for a &quot; &amp; [.C13] &amp; &quot; from year &quot; &amp; [.G13] &amp; &quot; with &quot; &amp; [.E13]" office:value-type="string" office:string-value="A2179 is a model number for a MacBook Air from year Early 2020 with EMC 3302" calcext:value-type="string">
            <text:p>A2179 is a model number for a MacBook Air from year Early 2020 with EMC 330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2</text:p>
          </table:table-cell>
          <table:table-cell office:value-type="string" calcext:value-type="string">
            <text:p>A2179</text:p>
          </table:table-cell>
          <table:table-cell office:value-type="string" calcext:value-type="string">
            <text:p>Early 2020</text:p>
          </table:table-cell>
          <table:table-cell office:value-type="string" calcext:value-type="string">
            <text:p>MacBookAir9,1</text:p>
          </table:table-cell>
          <table:table-cell office:value-type="string" calcext:value-type="string">
            <text:p>820-01958</text:p>
          </table:table-cell>
          <table:table-cell table:number-columns-repeated="3"/>
        </table:table-row>
        <table:table-row table:style-name="ro1">
          <table:table-cell table:formula="of:=[.F14]" office:value-type="string" office:string-value="A2159" calcext:value-type="string">
            <text:p>A2159</text:p>
          </table:table-cell>
          <table:table-cell table:formula="of:= [.F14] &amp; &quot; is a model number for a &quot; &amp; [.C14] &amp; &quot; from year &quot; &amp; [.G14] &amp; &quot; with &quot; &amp; [.E14]" office:value-type="string" office:string-value="A2159 is a model number for a MacBook Pro Retina from year 2019 with EMC 3301" calcext:value-type="string">
            <text:p>A2159 is a model number for a MacBook Pro Retina from year 2019 with EMC 3301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1</text:p>
          </table:table-cell>
          <table:table-cell office:value-type="string" calcext:value-type="string">
            <text:p>A215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4</text:p>
          </table:table-cell>
          <table:table-cell office:value-type="string" calcext:value-type="string">
            <text:p>820-01598</text:p>
          </table:table-cell>
          <table:table-cell table:number-columns-repeated="3"/>
        </table:table-row>
        <table:table-row table:style-name="ro1">
          <table:table-cell table:formula="of:=[.F15]" office:value-type="string" office:string-value="A2141" calcext:value-type="string">
            <text:p>A2141</text:p>
          </table:table-cell>
          <table:table-cell table:formula="of:= [.F15] &amp; &quot; is a model number for a &quot; &amp; [.C15] &amp; &quot; from year &quot; &amp; [.G15] &amp; &quot; with &quot; &amp; [.E15]" office:value-type="string" office:string-value="A2141 is a model number for a MacBook Pro Retina from year 2019 with EMC 3347" calcext:value-type="string">
            <text:p>A2141 is a model number for a MacBook Pro Retina from year 2019 with EMC 3347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347</text:p>
          </table:table-cell>
          <table:table-cell office:value-type="string" calcext:value-type="string">
            <text:p>A21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6,1</text:p>
          </table:table-cell>
          <table:table-cell office:value-type="string" calcext:value-type="string">
            <text:p>820-01700</text:p>
          </table:table-cell>
          <table:table-cell table:number-columns-repeated="3"/>
        </table:table-row>
        <table:table-row table:style-name="ro1">
          <table:table-cell table:formula="of:=[.F16]" office:value-type="string" office:string-value="A1990" calcext:value-type="string">
            <text:p>A1990</text:p>
          </table:table-cell>
          <table:table-cell table:formula="of:= [.F16] &amp; &quot; is a model number for a &quot; &amp; [.C16] &amp; &quot; from year &quot; &amp; [.G16] &amp; &quot; with &quot; &amp; [.E16]" office:value-type="string" office:string-value="A1990 is a model number for a MacBook Pro Retina from year Mid 2018 with EMC3215" calcext:value-type="string">
            <text:p>A1990 is a model number for a MacBook Pro Retina from year Mid 2018 with EMC3215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table:formula="of:=[.F17]" office:value-type="string" office:string-value="A1990" calcext:value-type="string">
            <text:p>A1990</text:p>
          </table:table-cell>
          <table:table-cell table:formula="of:= [.F17] &amp; &quot; is a model number for a &quot; &amp; [.C17] &amp; &quot; from year &quot; &amp; [.G17] &amp; &quot; with &quot; &amp; [.E17]" office:value-type="string" office:string-value="A1990 is a model number for a MacBook Pro Retina from year Mid 2018 with EMC3215" calcext:value-type="string">
            <text:p>A1990 is a model number for a MacBook Pro Retina from year Mid 2018 with EMC3215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table:formula="of:=[.F18]" office:value-type="string" office:string-value="A1990" calcext:value-type="string">
            <text:p>A1990</text:p>
          </table:table-cell>
          <table:table-cell table:formula="of:= [.F18] &amp; &quot; is a model number for a &quot; &amp; [.C18] &amp; &quot; from year &quot; &amp; [.G18] &amp; &quot; with &quot; &amp; [.E18]" office:value-type="string" office:string-value="A1990 is a model number for a MacBook Pro Retina from year 2019 with EMC 3359" calcext:value-type="string">
            <text:p>A1990 is a model number for a MacBook Pro Retina from year 2019 with EMC 3359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table:formula="of:=[.F19]" office:value-type="string" office:string-value="A1990" calcext:value-type="string">
            <text:p>A1990</text:p>
          </table:table-cell>
          <table:table-cell table:formula="of:= [.F19] &amp; &quot; is a model number for a &quot; &amp; [.C19] &amp; &quot; from year &quot; &amp; [.G19] &amp; &quot; with &quot; &amp; [.E19]" office:value-type="string" office:string-value="A1990 is a model number for a MacBook Pro Retina from year 2019 with EMC 3359" calcext:value-type="string">
            <text:p>A1990 is a model number for a MacBook Pro Retina from year 2019 with EMC 3359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table:formula="of:=[.F20]" office:value-type="string" office:string-value="A1989" calcext:value-type="string">
            <text:p>A1989</text:p>
          </table:table-cell>
          <table:table-cell table:formula="of:= [.F20] &amp; &quot; is a model number for a &quot; &amp; [.C20] &amp; &quot; from year &quot; &amp; [.G20] &amp; &quot; with &quot; &amp; [.E20]" office:value-type="string" office:string-value="A1989 is a model number for a MacBook Pro Retina from year 2018 4xTBT3 TB with EMC 3124" calcext:value-type="string">
            <text:p>A1989 is a model number for a MacBook Pro Retina from year 2018 4xTBT3 TB with EMC 3124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24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8 4xTBT3 TB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table:formula="of:=[.F21]" office:value-type="string" office:string-value="A1989" calcext:value-type="string">
            <text:p>A1989</text:p>
          </table:table-cell>
          <table:table-cell table:formula="of:= [.F21] &amp; &quot; is a model number for a &quot; &amp; [.C21] &amp; &quot; from year &quot; &amp; [.G21] &amp; &quot; with &quot; &amp; [.E21]" office:value-type="string" office:string-value="A1989 is a model number for a MacBook Pro Retina from year 2019 4xTBT3 TB with EMC 3358" calcext:value-type="string">
            <text:p>A1989 is a model number for a MacBook Pro Retina from year 2019 4xTBT3 TB with EMC 335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58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9 4xTBT3 TB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table:formula="of:=[.F22]" office:value-type="string" office:string-value="A1932" calcext:value-type="string">
            <text:p>A1932</text:p>
          </table:table-cell>
          <table:table-cell table:formula="of:= [.F22] &amp; &quot; is a model number for a &quot; &amp; [.C22] &amp; &quot; from year &quot; &amp; [.G22] &amp; &quot; with &quot; &amp; [.E22]" office:value-type="string" office:string-value="A1932 is a model number for a MacBook Air from year Late 2018 with EMC 3184" calcext:value-type="string">
            <text:p>A1932 is a model number for a MacBook Air from year Late 2018 with EMC 318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string" calcext:value-type="string">
            <text:p>Late 2018</text:p>
          </table:table-cell>
          <table:table-cell office:value-type="string" calcext:value-type="string">
            <text:p>MacBookAir8,1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table:formula="of:=[.F23]" office:value-type="string" office:string-value="A1932" calcext:value-type="string">
            <text:p>A1932</text:p>
          </table:table-cell>
          <table:table-cell table:formula="of:= [.F23] &amp; &quot; is a model number for a &quot; &amp; [.C23] &amp; &quot; from year &quot; &amp; [.G23] &amp; &quot; with &quot; &amp; [.E23]" office:value-type="string" office:string-value="A1932 is a model number for a MacBook Air from year 2019 with EMC 3184" calcext:value-type="string">
            <text:p>A1932 is a model number for a MacBook Air from year 2019 with EMC 318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Air8,2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table:formula="of:=[.F24]" office:value-type="string" office:string-value="A1708" calcext:value-type="string">
            <text:p>A1708</text:p>
          </table:table-cell>
          <table:table-cell table:formula="of:= [.F24] &amp; &quot; is a model number for a &quot; &amp; [.C24] &amp; &quot; from year &quot; &amp; [.G24] &amp; &quot; with &quot; &amp; [.E24]" office:value-type="string" office:string-value="A1708 is a model number for a MacBook Pro Retina from year Mid 2017 2xTBT3 No TB with EMC 3164" calcext:value-type="string">
            <text:p>A1708 is a model number for a MacBook Pro Retina from year Mid 2017 2xTBT3 No TB with EMC 3164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4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Mid 2017 2xTBT3 No TB</text:p>
          </table:table-cell>
          <table:table-cell office:value-type="string" calcext:value-type="string">
            <text:p>MacBookPro14,1</text:p>
          </table:table-cell>
          <table:table-cell office:value-type="string" calcext:value-type="string">
            <text:p>820-00840</text:p>
          </table:table-cell>
          <table:table-cell table:number-columns-repeated="3"/>
        </table:table-row>
        <table:table-row table:style-name="ro1">
          <table:table-cell table:formula="of:=[.F25]" office:value-type="string" office:string-value="A1708" calcext:value-type="string">
            <text:p>A1708</text:p>
          </table:table-cell>
          <table:table-cell table:formula="of:= [.F25] &amp; &quot; is a model number for a &quot; &amp; [.C25] &amp; &quot; from year &quot; &amp; [.G25] &amp; &quot; with &quot; &amp; [.E25]" office:value-type="string" office:string-value="A1708 is a model number for a MacBook Pro Retina from year 2016 2xTBT3 No TB with EMC 2978" calcext:value-type="string">
            <text:p>A1708 is a model number for a MacBook Pro Retina from year 2016 2xTBT3 No TB with EMC 297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978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2016 2xTBT3 No TB</text:p>
          </table:table-cell>
          <table:table-cell office:value-type="string" calcext:value-type="string">
            <text:p>MacBookPro13,1</text:p>
          </table:table-cell>
          <table:table-cell office:value-type="string" calcext:value-type="string">
            <text:p>820-00875</text:p>
          </table:table-cell>
          <table:table-cell table:number-columns-repeated="3"/>
        </table:table-row>
        <table:table-row table:style-name="ro1">
          <table:table-cell table:formula="of:=[.F26]" office:value-type="string" office:string-value="A1707" calcext:value-type="string">
            <text:p>A1707</text:p>
          </table:table-cell>
          <table:table-cell table:formula="of:= [.F26] &amp; &quot; is a model number for a &quot; &amp; [.C26] &amp; &quot; from year &quot; &amp; [.G26] &amp; &quot; with &quot; &amp; [.E26]" office:value-type="string" office:string-value="A1707 is a model number for a MacBook Pro Retina from year Late 2016 with EMC 3072" calcext:value-type="string">
            <text:p>A1707 is a model number for a MacBook Pro Retina from year Late 2016 with EMC 3072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07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Late 2016</text:p>
          </table:table-cell>
          <table:table-cell office:value-type="string" calcext:value-type="string">
            <text:p>MacBookPro13,3</text:p>
          </table:table-cell>
          <table:table-cell office:value-type="string" calcext:value-type="string">
            <text:p>820-00281</text:p>
          </table:table-cell>
          <table:table-cell table:number-columns-repeated="3"/>
        </table:table-row>
        <table:table-row table:style-name="ro1">
          <table:table-cell table:formula="of:=[.F27]" office:value-type="string" office:string-value="A1707" calcext:value-type="string">
            <text:p>A1707</text:p>
          </table:table-cell>
          <table:table-cell table:formula="of:= [.F27] &amp; &quot; is a model number for a &quot; &amp; [.C27] &amp; &quot; from year &quot; &amp; [.G27] &amp; &quot; with &quot; &amp; [.E27]" office:value-type="string" office:string-value="A1707 is a model number for a MacBook Pro Retina from year Mid 2017 with EMC 3162" calcext:value-type="string">
            <text:p>A1707 is a model number for a MacBook Pro Retina from year Mid 2017 with EMC 3162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16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Mid 2017</text:p>
          </table:table-cell>
          <table:table-cell office:value-type="string" calcext:value-type="string">
            <text:p>MacBookPro14,3</text:p>
          </table:table-cell>
          <table:table-cell office:value-type="string" calcext:value-type="string">
            <text:p>820-00928</text:p>
          </table:table-cell>
          <table:table-cell table:number-columns-repeated="3"/>
        </table:table-row>
        <table:table-row table:style-name="ro1">
          <table:table-cell table:formula="of:=[.F28]" office:value-type="string" office:string-value="A1706" calcext:value-type="string">
            <text:p>A1706</text:p>
          </table:table-cell>
          <table:table-cell table:formula="of:= [.F28] &amp; &quot; is a model number for a &quot; &amp; [.C28] &amp; &quot; from year &quot; &amp; [.G28] &amp; &quot; with &quot; &amp; [.E28]" office:value-type="string" office:string-value="A1706 is a model number for a MacBook Pro Retina from year 2016 4xTBT3 TB with EMC 3071" calcext:value-type="string">
            <text:p>A1706 is a model number for a MacBook Pro Retina from year 2016 4xTBT3 TB with EMC 3071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071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2016 4xTBT3 TB</text:p>
          </table:table-cell>
          <table:table-cell office:value-type="string" calcext:value-type="string">
            <text:p>MacBookPro13,2</text:p>
          </table:table-cell>
          <table:table-cell office:value-type="string" calcext:value-type="string">
            <text:p>820-00239</text:p>
          </table:table-cell>
          <table:table-cell table:number-columns-repeated="3"/>
        </table:table-row>
        <table:table-row table:style-name="ro1">
          <table:table-cell table:formula="of:=[.F29]" office:value-type="string" office:string-value="A1706" calcext:value-type="string">
            <text:p>A1706</text:p>
          </table:table-cell>
          <table:table-cell table:formula="of:= [.F29] &amp; &quot; is a model number for a &quot; &amp; [.C29] &amp; &quot; from year &quot; &amp; [.G29] &amp; &quot; with &quot; &amp; [.E29]" office:value-type="string" office:string-value="A1706 is a model number for a MacBook Pro Retina from year Mid 2017 4xTBT3 TB with EMC 3163" calcext:value-type="string">
            <text:p>A1706 is a model number for a MacBook Pro Retina from year Mid 2017 4xTBT3 TB with EMC 3163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3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Mid 2017 4xTBT3 TB</text:p>
          </table:table-cell>
          <table:table-cell office:value-type="string" calcext:value-type="string">
            <text:p>MacBookPro14,2</text:p>
          </table:table-cell>
          <table:table-cell office:value-type="string" calcext:value-type="string">
            <text:p>820-00923</text:p>
          </table:table-cell>
          <table:table-cell table:number-columns-repeated="3"/>
        </table:table-row>
        <table:table-row table:style-name="ro1">
          <table:table-cell table:formula="of:=[.F30]" office:value-type="string" office:string-value="A1534" calcext:value-type="string">
            <text:p>A1534</text:p>
          </table:table-cell>
          <table:table-cell table:formula="of:= [.F30] &amp; &quot; is a model number for a &quot; &amp; [.C30] &amp; &quot; from year &quot; &amp; [.G30] &amp; &quot; with &quot; &amp; [.E30]" office:value-type="string" office:string-value="A1534 is a model number for a Macbook  from year 2015 with EMC 2746" calcext:value-type="string">
            <text:p>A1534 is a model number for a Macbook <text:s/>from year 2015 with EMC 2746</text:p>
          </table:table-cell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C 2746</text:p>
          </table:table-cell>
          <table:table-cell office:value-type="string" calcext:value-type="string">
            <text:p>A153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820-00045</text:p>
          </table:table-cell>
          <table:table-cell table:number-columns-repeated="3"/>
        </table:table-row>
        <table:table-row table:style-name="ro1">
          <table:table-cell table:formula="of:=[.F31]" office:value-type="string" office:string-value="A1534" calcext:value-type="string">
            <text:p>A1534</text:p>
          </table:table-cell>
          <table:table-cell table:formula="of:= [.F31] &amp; &quot; is a model number for a &quot; &amp; [.C31] &amp; &quot; from year &quot; &amp; [.G31] &amp; &quot; with &quot; &amp; [.E31]" office:value-type="string" office:string-value="A1534 is a model number for a Macbook  from year 2016 with EMC 2991" calcext:value-type="string">
            <text:p>A1534 is a model number for a Macbook <text:s/>from year 2016 with EMC 2991</text:p>
          </table:table-cell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C 2991</text:p>
          </table:table-cell>
          <table:table-cell office:value-type="string" calcext:value-type="string">
            <text:p>A153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820-00244</text:p>
          </table:table-cell>
          <table:table-cell table:number-columns-repeated="3"/>
        </table:table-row>
        <table:table-row table:style-name="ro1">
          <table:table-cell table:formula="of:=[.F32]" office:value-type="string" office:string-value="A1502" calcext:value-type="string">
            <text:p>A1502</text:p>
          </table:table-cell>
          <table:table-cell table:formula="of:= [.F32] &amp; &quot; is a model number for a &quot; &amp; [.C32] &amp; &quot; from year &quot; &amp; [.G32] &amp; &quot; with &quot; &amp; [.E32]" office:value-type="string" office:string-value="A1502 is a model number for a MacBook Pro Retina from year Mid 2014 with EMC 2875" calcext:value-type="string">
            <text:p>A1502 is a model number for a MacBook Pro Retina from year Mid 2014 with EMC 2875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7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</text:p>
          </table:table-cell>
          <table:table-cell table:number-columns-repeated="3"/>
        </table:table-row>
        <table:table-row table:style-name="ro1">
          <table:table-cell table:formula="of:=[.F33]" office:value-type="string" office:string-value="A1502" calcext:value-type="string">
            <text:p>A1502</text:p>
          </table:table-cell>
          <table:table-cell table:formula="of:= [.F33] &amp; &quot; is a model number for a &quot; &amp; [.C33] &amp; &quot; from year &quot; &amp; [.G33] &amp; &quot; with &quot; &amp; [.E33]" office:value-type="string" office:string-value="A1502 is a model number for a MacBook Pro Retina from year Late 2013 with EMC 2678" calcext:value-type="string">
            <text:p>A1502 is a model number for a MacBook Pro Retina from year Late 2013 with EMC 267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8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</text:p>
          </table:table-cell>
          <table:table-cell table:number-columns-repeated="3"/>
        </table:table-row>
        <table:table-row table:style-name="ro1">
          <table:table-cell table:formula="of:=[.F34]" office:value-type="string" office:string-value="A1502" calcext:value-type="string">
            <text:p>A1502</text:p>
          </table:table-cell>
          <table:table-cell table:formula="of:= [.F34] &amp; &quot; is a model number for a &quot; &amp; [.C34] &amp; &quot; from year &quot; &amp; [.G34] &amp; &quot; with &quot; &amp; [.E34]" office:value-type="string" office:string-value="A1502 is a model number for a MacBook Pro Retina from year Late 2013 with EMC 2678" calcext:value-type="string">
            <text:p>A1502 is a model number for a MacBook Pro Retina from year Late 2013 with EMC 2678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8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536</text:p>
          </table:table-cell>
          <table:table-cell table:number-columns-repeated="3"/>
        </table:table-row>
        <table:table-row table:style-name="ro1">
          <table:table-cell table:formula="of:=[.F35]" office:value-type="string" office:string-value="A1502" calcext:value-type="string">
            <text:p>A1502</text:p>
          </table:table-cell>
          <table:table-cell table:formula="of:= [.F35] &amp; &quot; is a model number for a &quot; &amp; [.C35] &amp; &quot; from year &quot; &amp; [.G35] &amp; &quot; with &quot; &amp; [.E35]" office:value-type="string" office:string-value="A1502 is a model number for a MacBook Pro Retina from year Early 2015 with EMC 2835" calcext:value-type="string">
            <text:p>A1502 is a model number for a MacBook Pro Retina from year Early 2015 with EMC 2835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3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Pro12,1</text:p>
          </table:table-cell>
          <table:table-cell office:value-type="string" calcext:value-type="string">
            <text:p>820-4924</text:p>
          </table:table-cell>
          <table:table-cell table:number-columns-repeated="3"/>
        </table:table-row>
        <table:table-row table:style-name="ro1">
          <table:table-cell table:formula="of:=[.F36]" office:value-type="string" office:string-value="A1466" calcext:value-type="string">
            <text:p>A1466</text:p>
          </table:table-cell>
          <table:table-cell table:formula="of:= [.F36] &amp; &quot; is a model number for a &quot; &amp; [.C36] &amp; &quot; from year &quot; &amp; [.G36] &amp; &quot; with &quot; &amp; [.E36]" office:value-type="string" office:string-value="A1466 is a model number for a MacBook Air from year Early 2015 with EMC 2925" calcext:value-type="string">
            <text:p>A1466 is a model number for a MacBook Air from year Early 2015 with EMC 2925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925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table:formula="of:=[.F37]" office:value-type="string" office:string-value="A1466" calcext:value-type="string">
            <text:p>A1466</text:p>
          </table:table-cell>
          <table:table-cell table:formula="of:= [.F37] &amp; &quot; is a model number for a &quot; &amp; [.C37] &amp; &quot; from year &quot; &amp; [.G37] &amp; &quot; with &quot; &amp; [.E37]" office:value-type="string" office:string-value="A1466 is a model number for a MacBook Air from year 2017 with EMC 3178" calcext:value-type="string">
            <text:p>A1466 is a model number for a MacBook Air from year 2017 with EMC 3178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78</text:p>
          </table:table-cell>
          <table:table-cell office:value-type="string" calcext:value-type="string">
            <text:p>A14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table:formula="of:=[.F38]" office:value-type="string" office:string-value="A1466" calcext:value-type="string">
            <text:p>A1466</text:p>
          </table:table-cell>
          <table:table-cell table:formula="of:= [.F38] &amp; &quot; is a model number for a &quot; &amp; [.C38] &amp; &quot; from year &quot; &amp; [.G38] &amp; &quot; with &quot; &amp; [.E38]" office:value-type="string" office:string-value="A1466 is a model number for a MacBook Air from year Mid 2012 with EMC 2559" calcext:value-type="string">
            <text:p>A1466 is a model number for a MacBook Air from year Mid 2012 with EMC 2559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9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2</text:p>
          </table:table-cell>
          <table:table-cell office:value-type="string" calcext:value-type="string">
            <text:p>820-3209</text:p>
          </table:table-cell>
          <table:table-cell table:number-columns-repeated="3"/>
        </table:table-row>
        <table:table-row table:style-name="ro1">
          <table:table-cell table:formula="of:=[.F39]" office:value-type="string" office:string-value="A1466" calcext:value-type="string">
            <text:p>A1466</text:p>
          </table:table-cell>
          <table:table-cell table:formula="of:= [.F39] &amp; &quot; is a model number for a &quot; &amp; [.C39] &amp; &quot; from year &quot; &amp; [.G39] &amp; &quot; with &quot; &amp; [.E39]" office:value-type="string" office:string-value="A1466 is a model number for a MacBook Air from year Mid 2013 with EMC 2632" calcext:value-type="string">
            <text:p>A1466 is a model number for a MacBook Air from year Mid 2013 with EMC 263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table:formula="of:=[.F40]" office:value-type="string" office:string-value="A1466" calcext:value-type="string">
            <text:p>A1466</text:p>
          </table:table-cell>
          <table:table-cell table:formula="of:= [.F40] &amp; &quot; is a model number for a &quot; &amp; [.C40] &amp; &quot; from year &quot; &amp; [.G40] &amp; &quot; with &quot; &amp; [.E40]" office:value-type="string" office:string-value="A1466 is a model number for a MacBook Air from year Early 2014 with EMC 2632" calcext:value-type="string">
            <text:p>A1466 is a model number for a MacBook Air from year Early 2014 with EMC 263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table:formula="of:=[.F41]" office:value-type="string" office:string-value="A1465" calcext:value-type="string">
            <text:p>A1465</text:p>
          </table:table-cell>
          <table:table-cell table:formula="of:= [.F41] &amp; &quot; is a model number for a &quot; &amp; [.C41] &amp; &quot; from year &quot; &amp; [.G41] &amp; &quot; with &quot; &amp; [.E41]" office:value-type="string" office:string-value="A1465 is a model number for a MacBook Air from year Early 2015 with EMC 2924" calcext:value-type="string">
            <text:p>A1465 is a model number for a MacBook Air from year Early 2015 with EMC 2924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924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1</text:p>
          </table:table-cell>
          <table:table-cell office:value-type="string" calcext:value-type="string">
            <text:p>820-00164</text:p>
          </table:table-cell>
          <table:table-cell table:number-columns-repeated="3"/>
        </table:table-row>
        <table:table-row table:style-name="ro1">
          <table:table-cell table:formula="of:=[.F42]" office:value-type="string" office:string-value="A1465" calcext:value-type="string">
            <text:p>A1465</text:p>
          </table:table-cell>
          <table:table-cell table:formula="of:= [.F42] &amp; &quot; is a model number for a &quot; &amp; [.C42] &amp; &quot; from year &quot; &amp; [.G42] &amp; &quot; with &quot; &amp; [.E42]" office:value-type="string" office:string-value="A1465 is a model number for a MacBook Air from year Mid 2012 with EMC 2558" calcext:value-type="string">
            <text:p>A1465 is a model number for a MacBook Air from year Mid 2012 with EMC 2558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558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1</text:p>
          </table:table-cell>
          <table:table-cell office:value-type="string" calcext:value-type="string">
            <text:p>820-3208</text:p>
          </table:table-cell>
          <table:table-cell table:number-columns-repeated="3"/>
        </table:table-row>
        <table:table-row table:style-name="ro1">
          <table:table-cell table:formula="of:=[.F43]" office:value-type="string" office:string-value="A1465" calcext:value-type="string">
            <text:p>A1465</text:p>
          </table:table-cell>
          <table:table-cell table:formula="of:= [.F43] &amp; &quot; is a model number for a &quot; &amp; [.C43] &amp; &quot; from year &quot; &amp; [.G43] &amp; &quot; with &quot; &amp; [.E43]" office:value-type="string" office:string-value="A1465 is a model number for a MacBook Air from year Mid 2013 with EMC 2631" calcext:value-type="string">
            <text:p>A1465 is a model number for a MacBook Air from year Mid 2013 with EMC 2631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table:formula="of:=[.F44]" office:value-type="string" office:string-value="A1465" calcext:value-type="string">
            <text:p>A1465</text:p>
          </table:table-cell>
          <table:table-cell table:formula="of:= [.F44] &amp; &quot; is a model number for a &quot; &amp; [.C44] &amp; &quot; from year &quot; &amp; [.G44] &amp; &quot; with &quot; &amp; [.E44]" office:value-type="string" office:string-value="A1465 is a model number for a MacBook Air from year Early 2014 with EMC 2631" calcext:value-type="string">
            <text:p>A1465 is a model number for a MacBook Air from year Early 2014 with EMC 2631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table:formula="of:=[.F45]" office:value-type="string" office:string-value="A1425" calcext:value-type="string">
            <text:p>A1425</text:p>
          </table:table-cell>
          <table:table-cell table:formula="of:= [.F45] &amp; &quot; is a model number for a &quot; &amp; [.C45] &amp; &quot; from year &quot; &amp; [.G45] &amp; &quot; with &quot; &amp; [.E45]" office:value-type="string" office:string-value="A1425 is a model number for a MacBook Pro Retina from year Early 2013 with EMC 2672" calcext:value-type="string">
            <text:p>A1425 is a model number for a MacBook Pro Retina from year Early 2013 with EMC 2672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2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190</text:p>
          </table:table-cell>
          <table:table-cell table:number-columns-repeated="3"/>
        </table:table-row>
        <table:table-row table:style-name="ro1">
          <table:table-cell table:formula="of:=[.F46]" office:value-type="string" office:string-value="A1425" calcext:value-type="string">
            <text:p>A1425</text:p>
          </table:table-cell>
          <table:table-cell table:formula="of:= [.F46] &amp; &quot; is a model number for a &quot; &amp; [.C46] &amp; &quot; from year &quot; &amp; [.G46] &amp; &quot; with &quot; &amp; [.E46]" office:value-type="string" office:string-value="A1425 is a model number for a MacBook Pro Retina from year Late 2012 with EMC 2557" calcext:value-type="string">
            <text:p>A1425 is a model number for a MacBook Pro Retina from year Late 2012 with EMC 2557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7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Late 2012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462</text:p>
          </table:table-cell>
          <table:table-cell table:number-columns-repeated="3"/>
        </table:table-row>
        <table:table-row table:style-name="ro1">
          <table:table-cell table:formula="of:=[.F47]" office:value-type="string" office:string-value="A1398" calcext:value-type="string">
            <text:p>A1398</text:p>
          </table:table-cell>
          <table:table-cell table:formula="of:= [.F47] &amp; &quot; is a model number for a &quot; &amp; [.C47] &amp; &quot; from year &quot; &amp; [.G47] &amp; &quot; with &quot; &amp; [.E47]" office:value-type="string" office:string-value="A1398 is a model number for a MacBook Pro Retina from year Mid 2015 with EMC 2909" calcext:value-type="string">
            <text:p>A1398 is a model number for a MacBook Pro Retina from year Mid 2015 with EMC 2909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09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4</text:p>
          </table:table-cell>
          <table:table-cell office:value-type="string" calcext:value-type="string">
            <text:p>820-00138</text:p>
          </table:table-cell>
          <table:table-cell table:number-columns-repeated="3"/>
        </table:table-row>
        <table:table-row table:style-name="ro1">
          <table:table-cell table:formula="of:=[.F48]" office:value-type="string" office:string-value="A1398" calcext:value-type="string">
            <text:p>A1398</text:p>
          </table:table-cell>
          <table:table-cell table:formula="of:= [.F48] &amp; &quot; is a model number for a &quot; &amp; [.C48] &amp; &quot; from year &quot; &amp; [.G48] &amp; &quot; with &quot; &amp; [.E48]" office:value-type="string" office:string-value="A1398 is a model number for a MacBook Pro Retina from year Mid 2015 with EMC 2910" calcext:value-type="string">
            <text:p>A1398 is a model number for a MacBook Pro Retina from year Mid 2015 with EMC 2910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10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5</text:p>
          </table:table-cell>
          <table:table-cell office:value-type="string" calcext:value-type="string">
            <text:p>820-00163</text:p>
          </table:table-cell>
          <table:table-cell table:number-columns-repeated="3"/>
        </table:table-row>
        <table:table-row table:style-name="ro1">
          <table:table-cell table:formula="of:=[.F49]" office:value-type="string" office:string-value="A1398" calcext:value-type="string">
            <text:p>A1398</text:p>
          </table:table-cell>
          <table:table-cell table:formula="of:= [.F49] &amp; &quot; is a model number for a &quot; &amp; [.C49] &amp; &quot; from year &quot; &amp; [.G49] &amp; &quot; with &quot; &amp; [.E49]" office:value-type="string" office:string-value="A1398 is a model number for a MacBook Pro Retina from year Mid 2015 with EMC 2910" calcext:value-type="string">
            <text:p>A1398 is a model number for a MacBook Pro Retina from year Mid 2015 with EMC 2910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10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5</text:p>
          </table:table-cell>
          <table:table-cell office:value-type="string" calcext:value-type="string">
            <text:p>820-00426</text:p>
          </table:table-cell>
          <table:table-cell table:number-columns-repeated="3"/>
        </table:table-row>
        <table:table-row table:style-name="ro1">
          <table:table-cell table:formula="of:=[.F50]" office:value-type="string" office:string-value="A1398" calcext:value-type="string">
            <text:p>A1398</text:p>
          </table:table-cell>
          <table:table-cell table:formula="of:= [.F50] &amp; &quot; is a model number for a &quot; &amp; [.C50] &amp; &quot; from year &quot; &amp; [.G50] &amp; &quot; with &quot; &amp; [.E50]" office:value-type="string" office:string-value="A1398 is a model number for a MacBook Pro Retina from year Mid 2012 with EMC 2512" calcext:value-type="string">
            <text:p>A1398 is a model number for a MacBook Pro Retina from year Mid 2012 with EMC 2512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12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table:formula="of:=[.F51]" office:value-type="string" office:string-value="A1398" calcext:value-type="string">
            <text:p>A1398</text:p>
          </table:table-cell>
          <table:table-cell table:formula="of:= [.F51] &amp; &quot; is a model number for a &quot; &amp; [.C51] &amp; &quot; from year &quot; &amp; [.G51] &amp; &quot; with &quot; &amp; [.E51]" office:value-type="string" office:string-value="A1398 is a model number for a MacBook Pro Retina from year Early 2013 with EMC 2673" calcext:value-type="string">
            <text:p>A1398 is a model number for a MacBook Pro Retina from year Early 2013 with EMC 2673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3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table:formula="of:=[.F52]" office:value-type="string" office:string-value="A1398" calcext:value-type="string">
            <text:p>A1398</text:p>
          </table:table-cell>
          <table:table-cell table:formula="of:= [.F52] &amp; &quot; is a model number for a &quot; &amp; [.C52] &amp; &quot; from year &quot; &amp; [.G52] &amp; &quot; with &quot; &amp; [.E52]" office:value-type="string" office:string-value="A1398 is a model number for a MacBook Pro Retina from year Late 2013 with EMC 2674" calcext:value-type="string">
            <text:p>A1398 is a model number for a MacBook Pro Retina from year Late 2013 with EMC 2674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4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table:formula="of:=[.F53]" office:value-type="string" office:string-value="A1398" calcext:value-type="string">
            <text:p>A1398</text:p>
          </table:table-cell>
          <table:table-cell table:formula="of:= [.F53] &amp; &quot; is a model number for a &quot; &amp; [.C53] &amp; &quot; from year &quot; &amp; [.G53] &amp; &quot; with &quot; &amp; [.E53]" office:value-type="string" office:string-value="A1398 is a model number for a MacBook Pro Retina from year Mid 2014 with EMC 2745" calcext:value-type="string">
            <text:p>A1398 is a model number for a MacBook Pro Retina from year Mid 2014 with EMC 2745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74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table:formula="of:=[.F54]" office:value-type="string" office:string-value="A1398" calcext:value-type="string">
            <text:p>A1398</text:p>
          </table:table-cell>
          <table:table-cell table:formula="of:= [.F54] &amp; &quot; is a model number for a &quot; &amp; [.C54] &amp; &quot; from year &quot; &amp; [.G54] &amp; &quot; with &quot; &amp; [.E54]" office:value-type="string" office:string-value="A1398 is a model number for a MacBook Pro Retina from year Late 2013 with EMC 2876" calcext:value-type="string">
            <text:p>A1398 is a model number for a MacBook Pro Retina from year Late 2013 with EMC 2876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76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table:formula="of:=[.F55]" office:value-type="string" office:string-value="A1398" calcext:value-type="string">
            <text:p>A1398</text:p>
          </table:table-cell>
          <table:table-cell table:formula="of:= [.F55] &amp; &quot; is a model number for a &quot; &amp; [.C55] &amp; &quot; from year &quot; &amp; [.G55] &amp; &quot; with &quot; &amp; [.E55]" office:value-type="string" office:string-value="A1398 is a model number for a MacBook Pro Retina from year Mid 2014 with EMC 2881" calcext:value-type="string">
            <text:p>A1398 is a model number for a MacBook Pro Retina from year Mid 2014 with EMC 2881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81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table:formula="of:=[.F56]" office:value-type="string" office:string-value="A1370" calcext:value-type="string">
            <text:p>A1370</text:p>
          </table:table-cell>
          <table:table-cell table:formula="of:= [.F56] &amp; &quot; is a model number for a &quot; &amp; [.C56] &amp; &quot; from year &quot; &amp; [.G56] &amp; &quot; with &quot; &amp; [.E56]" office:value-type="string" office:string-value="A1370 is a model number for a MacBook Air from year Late 2010 with EMC 2393" calcext:value-type="string">
            <text:p>A1370 is a model number for a MacBook Air from year Late 2010 with EMC 2393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393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1</text:p>
          </table:table-cell>
          <table:table-cell office:value-type="string" calcext:value-type="string">
            <text:p>820-2796</text:p>
          </table:table-cell>
          <table:table-cell table:number-columns-repeated="3"/>
        </table:table-row>
        <table:table-row table:style-name="ro1">
          <table:table-cell table:formula="of:=[.F57]" office:value-type="string" office:string-value="A1370" calcext:value-type="string">
            <text:p>A1370</text:p>
          </table:table-cell>
          <table:table-cell table:formula="of:= [.F57] &amp; &quot; is a model number for a &quot; &amp; [.C57] &amp; &quot; from year &quot; &amp; [.G57] &amp; &quot; with &quot; &amp; [.E57]" office:value-type="string" office:string-value="A1370 is a model number for a MacBook Air from year Mid 2011 with EMC 2471" calcext:value-type="string">
            <text:p>A1370 is a model number for a MacBook Air from year Mid 2011 with EMC 2471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471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1</text:p>
          </table:table-cell>
          <table:table-cell office:value-type="string" calcext:value-type="string">
            <text:p>820-3024</text:p>
          </table:table-cell>
          <table:table-cell table:number-columns-repeated="3"/>
        </table:table-row>
        <table:table-row table:style-name="ro1">
          <table:table-cell table:formula="of:=[.F58]" office:value-type="string" office:string-value="A1369" calcext:value-type="string">
            <text:p>A1369</text:p>
          </table:table-cell>
          <table:table-cell table:formula="of:= [.F58] &amp; &quot; is a model number for a &quot; &amp; [.C58] &amp; &quot; from year &quot; &amp; [.G58] &amp; &quot; with &quot; &amp; [.E58]" office:value-type="string" office:string-value="A1369 is a model number for a MacBook Air from year Late 2010 with EMC 2392" calcext:value-type="string">
            <text:p>A1369 is a model number for a MacBook Air from year Late 2010 with EMC 2392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92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2</text:p>
          </table:table-cell>
          <table:table-cell office:value-type="string" calcext:value-type="string">
            <text:p>820-2838</text:p>
          </table:table-cell>
          <table:table-cell table:number-columns-repeated="3"/>
        </table:table-row>
        <table:table-row table:style-name="ro1">
          <table:table-cell table:formula="of:=[.F59]" office:value-type="string" office:string-value="A1369" calcext:value-type="string">
            <text:p>A1369</text:p>
          </table:table-cell>
          <table:table-cell table:formula="of:= [.F59] &amp; &quot; is a model number for a &quot; &amp; [.C59] &amp; &quot; from year &quot; &amp; [.G59] &amp; &quot; with &quot; &amp; [.E59]" office:value-type="string" office:string-value="A1369 is a model number for a MacBook Air from year Mid 2011 with EMC 2469" calcext:value-type="string">
            <text:p>A1369 is a model number for a MacBook Air from year Mid 2011 with EMC 2469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69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2</text:p>
          </table:table-cell>
          <table:table-cell office:value-type="string" calcext:value-type="string">
            <text:p>820-3023</text:p>
          </table:table-cell>
          <table:table-cell table:number-columns-repeated="3"/>
        </table:table-row>
        <table:table-row table:style-name="ro1">
          <table:table-cell table:formula="of:=[.F60]" office:value-type="string" office:string-value="A1304" calcext:value-type="string">
            <text:p>A1304</text:p>
          </table:table-cell>
          <table:table-cell table:formula="of:= [.F60] &amp; &quot; is a model number for a &quot; &amp; [.C60] &amp; &quot; from year &quot; &amp; [.G60] &amp; &quot; with &quot; &amp; [.E60]" office:value-type="string" office:string-value="A1304 is a model number for a MacBook Air from year Mid 2009 with EMC 2334" calcext:value-type="string">
            <text:p>A1304 is a model number for a MacBook Air from year Mid 2009 with EMC 2334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34</text:p>
          </table:table-cell>
          <table:table-cell office:value-type="string" calcext:value-type="string">
            <text:p>A1304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Air2,1</text:p>
          </table:table-cell>
          <table:table-cell office:value-type="string" calcext:value-type="string">
            <text:p>820-2375</text:p>
          </table:table-cell>
          <table:table-cell table:number-columns-repeated="3"/>
        </table:table-row>
        <table:table-row table:style-name="ro1">
          <table:table-cell table:formula="of:=[.F61]" office:value-type="string" office:string-value="A1297" calcext:value-type="string">
            <text:p>A1297</text:p>
          </table:table-cell>
          <table:table-cell table:formula="of:= [.F61] &amp; &quot; is a model number for a &quot; &amp; [.C61] &amp; &quot; from year &quot; &amp; [.G61] &amp; &quot; with &quot; &amp; [.E61]" office:value-type="string" office:string-value="A1297 is a model number for a MacBook Pro Unibody from year Early 2009 with EMC 2272" calcext:value-type="string">
            <text:p>A1297 is a model number for a MacBook Pro Unibody from year Early 2009 with EMC 2272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27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390</text:p>
          </table:table-cell>
          <table:table-cell table:number-columns-repeated="3"/>
        </table:table-row>
        <table:table-row table:style-name="ro1">
          <table:table-cell table:formula="of:=[.F62]" office:value-type="string" office:string-value="A1297" calcext:value-type="string">
            <text:p>A1297</text:p>
          </table:table-cell>
          <table:table-cell table:formula="of:= [.F62] &amp; &quot; is a model number for a &quot; &amp; [.C62] &amp; &quot; from year &quot; &amp; [.G62] &amp; &quot; with &quot; &amp; [.E62]" office:value-type="string" office:string-value="A1297 is a model number for a MacBook Pro Unibody from year Mid 2009 with EMC 2329" calcext:value-type="string">
            <text:p>A1297 is a model number for a MacBook Pro Unibody from year Mid 2009 with EMC 2329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29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610</text:p>
          </table:table-cell>
          <table:table-cell table:number-columns-repeated="3"/>
        </table:table-row>
        <table:table-row table:style-name="ro1">
          <table:table-cell table:formula="of:=[.F63]" office:value-type="string" office:string-value="A1297" calcext:value-type="string">
            <text:p>A1297</text:p>
          </table:table-cell>
          <table:table-cell table:formula="of:= [.F63] &amp; &quot; is a model number for a &quot; &amp; [.C63] &amp; &quot; from year &quot; &amp; [.G63] &amp; &quot; with &quot; &amp; [.E63]" office:value-type="string" office:string-value="A1297 is a model number for a MacBook Pro Unibody from year Mid 2010 with EMC 2352" calcext:value-type="string">
            <text:p>A1297 is a model number for a MacBook Pro Unibody from year Mid 2010 with EMC 2352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1</text:p>
          </table:table-cell>
          <table:table-cell office:value-type="string" calcext:value-type="string">
            <text:p>820-2849</text:p>
          </table:table-cell>
          <table:table-cell table:number-columns-repeated="3"/>
        </table:table-row>
        <table:table-row table:style-name="ro1">
          <table:table-cell table:formula="of:=[.F64]" office:value-type="string" office:string-value="A1297" calcext:value-type="string">
            <text:p>A1297</text:p>
          </table:table-cell>
          <table:table-cell table:formula="of:= [.F64] &amp; &quot; is a model number for a &quot; &amp; [.C64] &amp; &quot; from year &quot; &amp; [.G64] &amp; &quot; with &quot; &amp; [.E64]" office:value-type="string" office:string-value="A1297 is a model number for a MacBook Pro Unibody from year Early 2011 with EMC 2352-1" calcext:value-type="string">
            <text:p>A1297 is a model number for a MacBook Pro Unibody from year Early 2011 with EMC 2352-1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-1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table:formula="of:=[.F65]" office:value-type="string" office:string-value="A1297" calcext:value-type="string">
            <text:p>A1297</text:p>
          </table:table-cell>
          <table:table-cell table:formula="of:= [.F65] &amp; &quot; is a model number for a &quot; &amp; [.C65] &amp; &quot; from year &quot; &amp; [.G65] &amp; &quot; with &quot; &amp; [.E65]" office:value-type="string" office:string-value="A1297 is a model number for a MacBook Pro Unibody from year Late 2011 with EMC 2564" calcext:value-type="string">
            <text:p>A1297 is a model number for a MacBook Pro Unibody from year Late 2011 with EMC 2564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564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table:formula="of:=[.F66]" office:value-type="string" office:string-value="A1286" calcext:value-type="string">
            <text:p>A1286</text:p>
          </table:table-cell>
          <table:table-cell table:formula="of:= [.F66] &amp; &quot; is a model number for a &quot; &amp; [.C66] &amp; &quot; from year &quot; &amp; [.G66] &amp; &quot; with &quot; &amp; [.E66]" office:value-type="string" office:string-value="A1286 is a model number for a MacBook Pro Unibody from year Late 2008 with EMC 2255" calcext:value-type="string">
            <text:p>A1286 is a model number for a MacBook Pro Unibody from year Late 2008 with EMC 225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25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08</text:p>
          </table:table-cell>
          <table:table-cell office:value-type="string" calcext:value-type="string">
            <text:p>MacBookPro5,1</text:p>
          </table:table-cell>
          <table:table-cell office:value-type="string" calcext:value-type="string">
            <text:p>820-2330</text:p>
          </table:table-cell>
          <table:table-cell table:number-columns-repeated="3"/>
        </table:table-row>
        <table:table-row table:style-name="ro1">
          <table:table-cell table:formula="of:=[.F67]" office:value-type="string" office:string-value="A1286" calcext:value-type="string">
            <text:p>A1286</text:p>
          </table:table-cell>
          <table:table-cell table:formula="of:= [.F67] &amp; &quot; is a model number for a &quot; &amp; [.C67] &amp; &quot; from year &quot; &amp; [.G67] &amp; &quot; with &quot; &amp; [.E67]" office:value-type="string" office:string-value="A1286 is a model number for a MacBook Pro Unibody from year Mid 2009 with EMC 2325" calcext:value-type="string">
            <text:p>A1286 is a model number for a MacBook Pro Unibody from year Mid 2009 with EMC 232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532</text:p>
          </table:table-cell>
          <table:table-cell table:number-columns-repeated="3"/>
        </table:table-row>
        <table:table-row table:style-name="ro1">
          <table:table-cell table:formula="of:=[.F68]" office:value-type="string" office:string-value="A1286" calcext:value-type="string">
            <text:p>A1286</text:p>
          </table:table-cell>
          <table:table-cell table:formula="of:= [.F68] &amp; &quot; is a model number for a &quot; &amp; [.C68] &amp; &quot; from year &quot; &amp; [.G68] &amp; &quot; with &quot; &amp; [.E68]" office:value-type="string" office:string-value="A1286 is a model number for a MacBook Pro Unibody from year Mid 2009 with EMC 2325" calcext:value-type="string">
            <text:p>A1286 is a model number for a MacBook Pro Unibody from year Mid 2009 with EMC 232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330</text:p>
          </table:table-cell>
          <table:table-cell table:number-columns-repeated="3"/>
        </table:table-row>
        <table:table-row table:style-name="ro1">
          <table:table-cell table:formula="of:=[.F69]" office:value-type="string" office:string-value="A1286" calcext:value-type="string">
            <text:p>A1286</text:p>
          </table:table-cell>
          <table:table-cell table:formula="of:= [.F69] &amp; &quot; is a model number for a &quot; &amp; [.C69] &amp; &quot; from year &quot; &amp; [.G69] &amp; &quot; with &quot; &amp; [.E69]" office:value-type="string" office:string-value="A1286 is a model number for a MacBook Pro Unibody from year Mid 2009 with EMC 2325" calcext:value-type="string">
            <text:p>A1286 is a model number for a MacBook Pro Unibody from year Mid 2009 with EMC 2325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523</text:p>
          </table:table-cell>
          <table:table-cell table:number-columns-repeated="3"/>
        </table:table-row>
        <table:table-row table:style-name="ro1">
          <table:table-cell table:formula="of:=[.F70]" office:value-type="string" office:string-value="A1286" calcext:value-type="string">
            <text:p>A1286</text:p>
          </table:table-cell>
          <table:table-cell table:formula="of:= [.F70] &amp; &quot; is a model number for a &quot; &amp; [.C70] &amp; &quot; from year &quot; &amp; [.G70] &amp; &quot; with &quot; &amp; [.E70]" office:value-type="string" office:string-value="A1286 is a model number for a MacBook Pro Unibody from year Mid 2009  with EMC 2324" calcext:value-type="string">
            <text:p>A1286 is a model number for a MacBook Pro Unibody from year Mid 2009 <text:s/>with EMC 2324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4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 </text:p>
          </table:table-cell>
          <table:table-cell office:value-type="string" calcext:value-type="string">
            <text:p>MacBookPro5,4</text:p>
          </table:table-cell>
          <table:table-cell office:value-type="string" calcext:value-type="string">
            <text:p>820-2533</text:p>
          </table:table-cell>
          <table:table-cell table:number-columns-repeated="3"/>
        </table:table-row>
        <table:table-row table:style-name="ro1">
          <table:table-cell table:formula="of:=[.F71]" office:value-type="string" office:string-value="A1286" calcext:value-type="string">
            <text:p>A1286</text:p>
          </table:table-cell>
          <table:table-cell table:formula="of:= [.F71] &amp; &quot; is a model number for a &quot; &amp; [.C71] &amp; &quot; from year &quot; &amp; [.G71] &amp; &quot; with &quot; &amp; [.E71]" office:value-type="string" office:string-value="A1286 is a model number for a MacBook Pro Unibody from year Mid 2010 with EMC 2353" calcext:value-type="string">
            <text:p>A1286 is a model number for a MacBook Pro Unibody from year Mid 2010 with EMC 2353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2</text:p>
          </table:table-cell>
          <table:table-cell office:value-type="string" calcext:value-type="string">
            <text:p>820-2850</text:p>
          </table:table-cell>
          <table:table-cell table:number-columns-repeated="3"/>
        </table:table-row>
        <table:table-row table:style-name="ro1">
          <table:table-cell table:formula="of:=[.F72]" office:value-type="string" office:string-value="A1286" calcext:value-type="string">
            <text:p>A1286</text:p>
          </table:table-cell>
          <table:table-cell table:formula="of:= [.F72] &amp; &quot; is a model number for a &quot; &amp; [.C72] &amp; &quot; from year &quot; &amp; [.G72] &amp; &quot; with &quot; &amp; [.E72]" office:value-type="string" office:string-value="A1286 is a model number for a MacBook Pro Unibody from year Early 2011 with EMC 2353-1" calcext:value-type="string">
            <text:p>A1286 is a model number for a MacBook Pro Unibody from year Early 2011 with EMC 2353-1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-1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table:formula="of:=[.F73]" office:value-type="string" office:string-value="A1286" calcext:value-type="string">
            <text:p>A1286</text:p>
          </table:table-cell>
          <table:table-cell table:formula="of:= [.F73] &amp; &quot; is a model number for a &quot; &amp; [.C73] &amp; &quot; from year &quot; &amp; [.G73] &amp; &quot; with &quot; &amp; [.E73]" office:value-type="string" office:string-value="A1286 is a model number for a MacBook Pro Unibody from year Late 2011 with EMC 2363" calcext:value-type="string">
            <text:p>A1286 is a model number for a MacBook Pro Unibody from year Late 2011 with EMC 2363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6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table:formula="of:=[.F74]" office:value-type="string" office:string-value="A1286" calcext:value-type="string">
            <text:p>A1286</text:p>
          </table:table-cell>
          <table:table-cell table:formula="of:= [.F74] &amp; &quot; is a model number for a &quot; &amp; [.C74] &amp; &quot; from year &quot; &amp; [.G74] &amp; &quot; with &quot; &amp; [.E74]" office:value-type="string" office:string-value="A1286 is a model number for a MacBook Pro Unibody from year Mid 2012 with EMC 2556" calcext:value-type="string">
            <text:p>A1286 is a model number for a MacBook Pro Unibody from year Mid 2012 with EMC 2556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56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1</text:p>
          </table:table-cell>
          <table:table-cell office:value-type="string" calcext:value-type="string">
            <text:p>820-3330</text:p>
          </table:table-cell>
          <table:table-cell table:number-columns-repeated="3"/>
        </table:table-row>
        <table:table-row table:style-name="ro1">
          <table:table-cell table:formula="of:=[.F75]" office:value-type="string" office:string-value="A1278" calcext:value-type="string">
            <text:p>A1278</text:p>
          </table:table-cell>
          <table:table-cell table:formula="of:= [.F75] &amp; &quot; is a model number for a &quot; &amp; [.C75] &amp; &quot; from year &quot; &amp; [.G75] &amp; &quot; with &quot; &amp; [.E75]" office:value-type="string" office:string-value="A1278 is a model number for a MacBook Pro Unibody from year Late 2008 with EMC 2254" calcext:value-type="string">
            <text:p>A1278 is a model number for a MacBook Pro Unibody from year Late 2008 with EMC 2254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254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Late 2008</text:p>
          </table:table-cell>
          <table:table-cell/>
          <table:table-cell office:value-type="string" calcext:value-type="string">
            <text:p>820-2327</text:p>
          </table:table-cell>
          <table:table-cell table:number-columns-repeated="3"/>
        </table:table-row>
        <table:table-row table:style-name="ro1">
          <table:table-cell table:formula="of:=[.F76]" office:value-type="string" office:string-value="A1278" calcext:value-type="string">
            <text:p>A1278</text:p>
          </table:table-cell>
          <table:table-cell table:formula="of:= [.F76] &amp; &quot; is a model number for a &quot; &amp; [.C76] &amp; &quot; from year &quot; &amp; [.G76] &amp; &quot; with &quot; &amp; [.E76]" office:value-type="string" office:string-value="A1278 is a model number for a MacBook Pro Unibody from year Mid 2009 with EMC 2326" calcext:value-type="string">
            <text:p>A1278 is a model number for a MacBook Pro Unibody from year Mid 2009 with EMC 2326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26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5</text:p>
          </table:table-cell>
          <table:table-cell office:value-type="string" calcext:value-type="string">
            <text:p>820-2530</text:p>
          </table:table-cell>
          <table:table-cell table:number-columns-repeated="3"/>
        </table:table-row>
        <table:table-row table:style-name="ro1">
          <table:table-cell table:formula="of:=[.F77]" office:value-type="string" office:string-value="A1278" calcext:value-type="string">
            <text:p>A1278</text:p>
          </table:table-cell>
          <table:table-cell table:formula="of:= [.F77] &amp; &quot; is a model number for a &quot; &amp; [.C77] &amp; &quot; from year &quot; &amp; [.G77] &amp; &quot; with &quot; &amp; [.E77]" office:value-type="string" office:string-value="A1278 is a model number for a MacBook Pro Unibody from year Mid 2010 with EMC 2351" calcext:value-type="string">
            <text:p>A1278 is a model number for a MacBook Pro Unibody from year Mid 2010 with EMC 2351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51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7,1</text:p>
          </table:table-cell>
          <table:table-cell office:value-type="string" calcext:value-type="string">
            <text:p>820-2879</text:p>
          </table:table-cell>
          <table:table-cell table:number-columns-repeated="3"/>
        </table:table-row>
        <table:table-row table:style-name="ro1">
          <table:table-cell table:formula="of:=[.F78]" office:value-type="string" office:string-value="A1278" calcext:value-type="string">
            <text:p>A1278</text:p>
          </table:table-cell>
          <table:table-cell table:formula="of:= [.F78] &amp; &quot; is a model number for a &quot; &amp; [.C78] &amp; &quot; from year &quot; &amp; [.G78] &amp; &quot; with &quot; &amp; [.E78]" office:value-type="string" office:string-value="A1278 is a model number for a MacBook Pro Unibody from year Early 2011 with EMC 2419" calcext:value-type="string">
            <text:p>A1278 is a model number for a MacBook Pro Unibody from year Early 2011 with EMC 2419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19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table:formula="of:=[.F79]" office:value-type="string" office:string-value="A1278" calcext:value-type="string">
            <text:p>A1278</text:p>
          </table:table-cell>
          <table:table-cell table:formula="of:= [.F79] &amp; &quot; is a model number for a &quot; &amp; [.C79] &amp; &quot; from year &quot; &amp; [.G79] &amp; &quot; with &quot; &amp; [.E79]" office:value-type="string" office:string-value="A1278 is a model number for a MacBook Pro Unibody from year Late 2011 with EMC 2555" calcext:value-type="string">
            <text:p>A1278 is a model number for a MacBook Pro Unibody from year Late 2011 with EMC 2555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5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table:formula="of:=[.F80]" office:value-type="string" office:string-value="A1278" calcext:value-type="string">
            <text:p>A1278</text:p>
          </table:table-cell>
          <table:table-cell table:formula="of:= [.F80] &amp; &quot; is a model number for a &quot; &amp; [.C80] &amp; &quot; from year &quot; &amp; [.G80] &amp; &quot; with &quot; &amp; [.E80]" office:value-type="string" office:string-value="A1278 is a model number for a MacBook Pro Unibody from year Mid 2012 with EMC 2554" calcext:value-type="string">
            <text:p>A1278 is a model number for a MacBook Pro Unibody from year Mid 2012 with EMC 2554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4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2</text:p>
          </table:table-cell>
          <table:table-cell office:value-type="string" calcext:value-type="string">
            <text:p>820-3115</text:p>
          </table:table-cell>
          <table:table-cell table:number-columns-repeated="3"/>
        </table:table-row>
        <table:table-row table:style-name="ro1">
          <table:table-cell table:formula="of:=MID([.B81];FIND(&quot;820&quot;;[.B81]);9)" office:value-type="string" office:string-value="820-4942 " calcext:value-type="string">
            <text:p>820-4942 </text:p>
          </table:table-cell>
          <table:table-cell office:value-type="string" calcext:value-type="string">
            <text:p>If you see the logic board part number 820-4942 it means the user intended to type 820-4924 but made a typo in error</text:p>
          </table:table-cell>
          <table:table-cell table:number-columns-repeated="10"/>
        </table:table-row>
        <table:table-row table:style-name="ro1">
          <table:table-cell table:formula="of:=MID([.B82];FIND(&quot;820&quot;;[.B82]);9)" office:value-type="string" office:string-value="820-4926 " calcext:value-type="string">
            <text:p>820-4926 </text:p>
          </table:table-cell>
          <table:table-cell office:value-type="string" calcext:value-type="string">
            <text:p>If you see the logic board part number 820-4926 it means the user intended to type 820-4924 but made a typo in error</text:p>
          </table:table-cell>
          <table:table-cell table:number-columns-repeated="10"/>
        </table:table-row>
        <table:table-row table:style-name="ro1">
          <table:table-cell table:formula="of:=MID([.B83];FIND(&quot;820&quot;;[.B83]);9)" office:value-type="string" office:string-value="820-4923 " calcext:value-type="string">
            <text:p>820-4923 </text:p>
          </table:table-cell>
          <table:table-cell office:value-type="string" calcext:value-type="string">
            <text:p>If you see the logic board part number 820-4923 it means the user intended to type 820-4924 but made a typo in error</text:p>
          </table:table-cell>
          <table:table-cell table:number-columns-repeated="10"/>
        </table:table-row>
        <table:table-row table:style-name="ro1">
          <table:table-cell table:formula="of:=MID([.B84];FIND(&quot;820&quot;;[.B84]);9)" office:value-type="string" office:string-value="820-4824 " calcext:value-type="string">
            <text:p>820-4824 </text:p>
          </table:table-cell>
          <table:table-cell office:value-type="string" calcext:value-type="string">
            <text:p>If you see the logic board part number 820-4824 it means the user intended to type 820-4924 but made a typo in error</text:p>
          </table:table-cell>
          <table:table-cell table:number-columns-repeated="10"/>
        </table:table-row>
        <table:table-row table:style-name="ro1">
          <table:table-cell table:formula="of:=MID([.B85];FIND(&quot;820&quot;;[.B85]);9)" office:value-type="string" office:string-value="820-3262 " calcext:value-type="string">
            <text:p>820-3262 </text:p>
          </table:table-cell>
          <table:table-cell office:value-type="string" calcext:value-type="string">
            <text:p>If you see the logic board part number 820-3262 it means the user intended to type 820-3662 but made a typo in error</text:p>
          </table:table-cell>
          <table:table-cell table:number-columns-repeated="10"/>
        </table:table-row>
        <table:table-row table:style-name="ro1">
          <table:table-cell table:formula="of:=MID([.B86];FIND(&quot;820&quot;;[.B86]);9)" office:value-type="string" office:string-value="820-3663 " calcext:value-type="string">
            <text:p>820-3663 </text:p>
          </table:table-cell>
          <table:table-cell office:value-type="string" calcext:value-type="string">
            <text:p>If you see the logic board part number 820-3663 it means the user intended to type 820-3662 but made a typo in error</text:p>
          </table:table-cell>
          <table:table-cell table:number-columns-repeated="10"/>
        </table:table-row>
        <table:table-row table:style-name="ro1">
          <table:table-cell table:formula="of:=MID([.B87];FIND(&quot;820&quot;;[.B87]);9)" office:value-type="string" office:string-value="820-3642 " calcext:value-type="string">
            <text:p>820-3642 </text:p>
          </table:table-cell>
          <table:table-cell office:value-type="string" calcext:value-type="string">
            <text:p>If you see the logic board part number 820-3642 it means the user intended to type 820-3462 but made a typo in error</text:p>
          </table:table-cell>
          <table:table-cell table:number-columns-repeated="10"/>
        </table:table-row>
        <table:table-row table:style-name="ro1">
          <table:table-cell table:formula="of:=MID([.B88];FIND(&quot;820&quot;;[.B88]);9)" office:value-type="string" office:string-value="820-3427 " calcext:value-type="string">
            <text:p>820-3427 </text:p>
          </table:table-cell>
          <table:table-cell office:value-type="string" calcext:value-type="string">
            <text:p>If you see the logic board part number 820-3427 it means the user intended to type 820-3437 but made a typo in error</text:p>
          </table:table-cell>
          <table:table-cell table:number-columns-repeated="10"/>
        </table:table-row>
        <table:table-row table:style-name="ro1">
          <table:table-cell table:formula="of:=MID([.B89];FIND(&quot;820&quot;;[.B89]);9)" office:value-type="string" office:string-value="820-3436 " calcext:value-type="string">
            <text:p>820-3436 </text:p>
          </table:table-cell>
          <table:table-cell office:value-type="string" calcext:value-type="string">
            <text:p>If you see the logic board part number 820-3436 it means the user intended to type 820-3435 but made a typo in error</text:p>
          </table:table-cell>
          <table:table-cell table:number-columns-repeated="10"/>
        </table:table-row>
        <table:table-row table:style-name="ro1">
          <table:table-cell table:formula="of:=MID([.B90];FIND(&quot;820&quot;;[.B90]);9)" office:value-type="string" office:string-value="820-3235 " calcext:value-type="string">
            <text:p>820-3235 </text:p>
          </table:table-cell>
          <table:table-cell office:value-type="string" calcext:value-type="string">
            <text:p>If you see the logic board part number 820-3235 it means the user intended to type 820-3435 but made a typo in error</text:p>
          </table:table-cell>
          <table:table-cell table:number-columns-repeated="10"/>
        </table:table-row>
        <table:table-row table:style-name="ro1">
          <table:table-cell table:formula="of:=MID([.B91];FIND(&quot;820&quot;;[.B91]);9)" office:value-type="string" office:string-value="820-3320 " calcext:value-type="string">
            <text:p>820-3320 </text:p>
          </table:table-cell>
          <table:table-cell office:value-type="string" calcext:value-type="string">
            <text:p>If you see the logic board part number 820-3320 it means the user intended to type 820-3330 but made a typo in error</text:p>
          </table:table-cell>
          <table:table-cell table:number-columns-repeated="10"/>
        </table:table-row>
        <table:table-row table:style-name="ro1">
          <table:table-cell table:formula="of:=MID([.B92];FIND(&quot;820&quot;;[.B92]);9)" office:value-type="string" office:string-value="820-31115" calcext:value-type="string">
            <text:p>820-31115</text:p>
          </table:table-cell>
          <table:table-cell office:value-type="string" calcext:value-type="string">
            <text:p>If you see the logic board part number 820-31115 it means the user intended to type 820-3115 but made a typo in error</text:p>
          </table:table-cell>
          <table:table-cell table:number-columns-repeated="10"/>
        </table:table-row>
        <table:table-row table:style-name="ro1">
          <table:table-cell table:formula="of:=MID([.B93];FIND(&quot;820&quot;;[.B93]);9)" office:value-type="string" office:string-value="820-3215 " calcext:value-type="string">
            <text:p>820-3215 </text:p>
          </table:table-cell>
          <table:table-cell office:value-type="string" calcext:value-type="string">
            <text:p>If you see the logic board part number 820-3215 it means the user intended to type 820-3115 but made a typo in error</text:p>
          </table:table-cell>
          <table:table-cell table:number-columns-repeated="10"/>
        </table:table-row>
        <table:table-row table:style-name="ro1">
          <table:table-cell table:formula="of:=MID([.B94];FIND(&quot;820&quot;;[.B94]);9)" office:value-type="string" office:string-value="820-32115" calcext:value-type="string">
            <text:p>820-32115</text:p>
          </table:table-cell>
          <table:table-cell office:value-type="string" calcext:value-type="string">
            <text:p>If you see the logic board part number 820-32115 it means the user intended to type 820-3115 but made a typo in error</text:p>
          </table:table-cell>
          <table:table-cell table:number-columns-repeated="10"/>
        </table:table-row>
        <table:table-row table:style-name="ro1">
          <table:table-cell table:formula="of:=MID([.B95];FIND(&quot;820&quot;;[.B95]);9)" office:value-type="string" office:string-value="820-2926 " calcext:value-type="string">
            <text:p>820-2926 </text:p>
          </table:table-cell>
          <table:table-cell office:value-type="string" calcext:value-type="string">
            <text:p>If you see the logic board part number 820-2926 it means the user intended to type 820-2936 but made a typo in error</text:p>
          </table:table-cell>
          <table:table-cell table:number-columns-repeated="10"/>
        </table:table-row>
        <table:table-row table:style-name="ro1">
          <table:table-cell table:formula="of:=MID([.B96];FIND(&quot;820&quot;;[.B96]);9)" office:value-type="string" office:string-value="820-2916 " calcext:value-type="string">
            <text:p>820-2916 </text:p>
          </table:table-cell>
          <table:table-cell office:value-type="string" calcext:value-type="string">
            <text:p>If you see the logic board part number 820-2916 it means the user intended to type 820-2915 but made a typo in error</text:p>
          </table:table-cell>
          <table:table-cell table:number-columns-repeated="10"/>
        </table:table-row>
        <table:table-row table:style-name="ro1">
          <table:table-cell table:formula="of:=MID([.B97];FIND(&quot;820&quot;;[.B97]);9)" office:value-type="string" office:string-value="820-2979 " calcext:value-type="string">
            <text:p>820-2979 </text:p>
          </table:table-cell>
          <table:table-cell office:value-type="string" calcext:value-type="string">
            <text:p>If you see the logic board part number 820-2979 it means the user intended to type 820-2879 but made a typo in error</text:p>
          </table:table-cell>
          <table:table-cell table:number-columns-repeated="10"/>
        </table:table-row>
        <table:table-row table:style-name="ro1">
          <table:table-cell table:formula="of:=MID([.B98];FIND(&quot;820&quot;;[.B98]);9)" office:value-type="string" office:string-value="820-28789" calcext:value-type="string">
            <text:p>820-28789</text:p>
          </table:table-cell>
          <table:table-cell office:value-type="string" calcext:value-type="string">
            <text:p>If you see the logic board part number 820-28789 it means the user intended to type 820-2879 but made a typo in error</text:p>
          </table:table-cell>
          <table:table-cell table:number-columns-repeated="10"/>
        </table:table-row>
        <table:table-row table:style-name="ro1">
          <table:table-cell table:formula="of:=MID([.B99];FIND(&quot;820&quot;;[.B99]);9)" office:value-type="string" office:string-value="820-2580 " calcext:value-type="string">
            <text:p>820-2580 </text:p>
          </table:table-cell>
          <table:table-cell office:value-type="string" calcext:value-type="string">
            <text:p>If you see the logic board part number 820-2580 it means the user intended to type 820-2850 but made a typo in error</text:p>
          </table:table-cell>
          <table:table-cell table:number-columns-repeated="10"/>
        </table:table-row>
        <table:table-row table:style-name="ro1">
          <table:table-cell table:formula="of:=MID([.B100];FIND(&quot;820&quot;;[.B100]);9)" office:value-type="string" office:string-value="820-8250 " calcext:value-type="string">
            <text:p>820-8250 </text:p>
          </table:table-cell>
          <table:table-cell office:value-type="string" calcext:value-type="string">
            <text:p>If you see the logic board part number 820-8250 it means the user intended to type 820-2850 but made a typo in error</text:p>
          </table:table-cell>
          <table:table-cell table:number-columns-repeated="10"/>
        </table:table-row>
        <table:table-row table:style-name="ro1">
          <table:table-cell table:formula="of:=MID([.B101];FIND(&quot;820&quot;;[.B101]);9)" office:value-type="string" office:string-value="820-2950 " calcext:value-type="string">
            <text:p>820-2950 </text:p>
          </table:table-cell>
          <table:table-cell office:value-type="string" calcext:value-type="string">
            <text:p>If you see the logic board part number 820-2950 it means the user intended to type 820-2850 but made a typo in error</text:p>
          </table:table-cell>
          <table:table-cell table:number-columns-repeated="10"/>
        </table:table-row>
        <table:table-row table:style-name="ro1">
          <table:table-cell table:formula="of:=MID([.B102];FIND(&quot;820&quot;;[.B102]);9)" office:value-type="string" office:string-value="820-3290 " calcext:value-type="string">
            <text:p>820-3290 </text:p>
          </table:table-cell>
          <table:table-cell office:value-type="string" calcext:value-type="string">
            <text:p>If you see the logic board part number 820-3290 it means the user intended to type 820-2390 but made a typo in error</text:p>
          </table:table-cell>
          <table:table-cell table:number-columns-repeated="10"/>
        </table:table-row>
        <table:table-row table:style-name="ro1">
          <table:table-cell table:formula="of:=MID([.B103];FIND(&quot;820&quot;;[.B103]);9)" office:value-type="string" office:string-value="820-2309 " calcext:value-type="string">
            <text:p>820-2309 </text:p>
          </table:table-cell>
          <table:table-cell office:value-type="string" calcext:value-type="string">
            <text:p>If you see the logic board part number 820-2309 it means the user intended to type 820-2390 but made a typo in error</text:p>
          </table:table-cell>
          <table:table-cell table:number-columns-repeated="10"/>
        </table:table-row>
        <table:table-row table:style-name="ro1">
          <table:table-cell table:formula="of:=MID([.B104];FIND(&quot;820&quot;;[.B104]);9)" office:value-type="string" office:string-value="820-2337 " calcext:value-type="string">
            <text:p>820-2337 </text:p>
          </table:table-cell>
          <table:table-cell office:value-type="string" calcext:value-type="string">
            <text:p>If you see the logic board part number 820-2337 it means the user intended to type 820-2327 but made a typo in error</text:p>
          </table:table-cell>
          <table:table-cell table:number-columns-repeated="10"/>
        </table:table-row>
        <table:table-row table:style-name="ro1">
          <table:table-cell table:formula="of:=MID([.B105];FIND(&quot;820&quot;;[.B105]);9)" office:value-type="string" office:string-value="820-2347 " calcext:value-type="string">
            <text:p>820-2347 </text:p>
          </table:table-cell>
          <table:table-cell office:value-type="string" calcext:value-type="string">
            <text:p>If you see the logic board part number 820-2347 it means the user intended to type 820-2327 but made a typo in error</text:p>
          </table:table-cell>
          <table:table-cell table:number-columns-repeated="10"/>
        </table:table-row>
        <table:table-row table:style-name="ro1">
          <table:table-cell table:formula="of:=MID([.B106];FIND(&quot;820&quot;;[.B106]);9)" office:value-type="string" office:string-value="820-3237 " calcext:value-type="string">
            <text:p>820-3237 </text:p>
          </table:table-cell>
          <table:table-cell office:value-type="string" calcext:value-type="string">
            <text:p>If you see the logic board part number 820-3237 it means the user intended to type 820-2327 but made a typo in error</text:p>
          </table:table-cell>
          <table:table-cell table:number-columns-repeated="10"/>
        </table:table-row>
        <table:table-row table:style-name="ro1">
          <table:table-cell table:formula="of:=MID([.B107];FIND(&quot;820&quot;;[.B107]);9)" office:value-type="string" office:string-value="820-2110 " calcext:value-type="string">
            <text:p>820-2110 </text:p>
          </table:table-cell>
          <table:table-cell office:value-type="string" calcext:value-type="string">
            <text:p>If you see the logic board part number 820-2110 it means the user intended to type 820-2101 but made a typo in error</text:p>
          </table:table-cell>
          <table:table-cell table:number-columns-repeated="10"/>
        </table:table-row>
        <table:table-row table:style-name="ro1">
          <table:table-cell table:formula="of:=MID([.B108];FIND(&quot;820&quot;;[.B108]);9)" office:value-type="string" office:string-value="820-09158" calcext:value-type="string">
            <text:p>820-09158</text:p>
          </table:table-cell>
          <table:table-cell office:value-type="string" calcext:value-type="string">
            <text:p>If you see the logic board part number 820-09158 it means the user intended to type 820-01958 but made a typo in error</text:p>
          </table:table-cell>
          <table:table-cell table:number-columns-repeated="10"/>
        </table:table-row>
        <table:table-row table:style-name="ro1">
          <table:table-cell table:formula="of:=MID([.B109];FIND(&quot;820&quot;;[.B109]);9)" office:value-type="string" office:string-value="820-01959" calcext:value-type="string">
            <text:p>820-01959</text:p>
          </table:table-cell>
          <table:table-cell office:value-type="string" calcext:value-type="string">
            <text:p>If you see the logic board part number 820-01959 it means the user intended to type 820-01958 but made a typo in error</text:p>
          </table:table-cell>
          <table:table-cell table:number-columns-repeated="10"/>
        </table:table-row>
        <table:table-row table:style-name="ro1">
          <table:table-cell table:formula="of:=MID([.B110];FIND(&quot;820&quot;;[.B110]);9)" office:value-type="string" office:string-value="820-1958 " calcext:value-type="string">
            <text:p>820-1958 </text:p>
          </table:table-cell>
          <table:table-cell office:value-type="string" calcext:value-type="string">
            <text:p>If you see the logic board part number 820-1958 it means the user intended to type 820-01958 but made a typo in error</text:p>
          </table:table-cell>
          <table:table-cell table:number-columns-repeated="10"/>
        </table:table-row>
        <table:table-row table:style-name="ro1">
          <table:table-cell table:formula="of:=MID([.B111];FIND(&quot;820&quot;;[.B111]);9)" office:value-type="string" office:string-value="820-10958" calcext:value-type="string">
            <text:p>820-10958</text:p>
          </table:table-cell>
          <table:table-cell office:value-type="string" calcext:value-type="string">
            <text:p>If you see the logic board part number 820-10958 it means the user intended to type 820-01958 but made a typo in error</text:p>
          </table:table-cell>
          <table:table-cell table:number-columns-repeated="10"/>
        </table:table-row>
        <table:table-row table:style-name="ro1">
          <table:table-cell table:formula="of:=MID([.B112];FIND(&quot;820&quot;;[.B112]);9)" office:value-type="string" office:string-value="820-01040" calcext:value-type="string">
            <text:p>820-01040</text:p>
          </table:table-cell>
          <table:table-cell office:value-type="string" calcext:value-type="string">
            <text:p>If you see the logic board part number 820-01040 it means the user intended to type 820-01041 but made a typo in error</text:p>
          </table:table-cell>
          <table:table-cell table:number-columns-repeated="10"/>
        </table:table-row>
        <table:table-row table:style-name="ro1">
          <table:table-cell table:formula="of:=MID([.B113];FIND(&quot;820&quot;;[.B113]);9)" office:value-type="string" office:string-value="820-0840 " calcext:value-type="string">
            <text:p>820-0840 </text:p>
          </table:table-cell>
          <table:table-cell office:value-type="string" calcext:value-type="string">
            <text:p>If you see the logic board part number 820-0840 it means the user intended to type 820-00840 but made a typo in error</text:p>
          </table:table-cell>
          <table:table-cell table:number-columns-repeated="10"/>
        </table:table-row>
        <table:table-row table:style-name="ro1">
          <table:table-cell table:formula="of:=MID([.B114];FIND(&quot;820&quot;;[.B114]);9)" office:value-type="string" office:string-value="820-00480" calcext:value-type="string">
            <text:p>820-00480</text:p>
          </table:table-cell>
          <table:table-cell office:value-type="string" calcext:value-type="string">
            <text:p>If you see the logic board part number 820-00480 it means the user intended to type 820-00840 but made a typo in error</text:p>
          </table:table-cell>
          <table:table-cell table:number-columns-repeated="10"/>
        </table:table-row>
        <table:table-row table:style-name="ro1">
          <table:table-cell table:formula="of:=MID([.B115];FIND(&quot;820&quot;;[.B115]);9)" office:value-type="string" office:string-value="820-0065 " calcext:value-type="string">
            <text:p>820-0065 </text:p>
          </table:table-cell>
          <table:table-cell office:value-type="string" calcext:value-type="string">
            <text:p>If you see the logic board part number 820-0065 it means the user intended to type 820-00165 but made a typo in error</text:p>
          </table:table-cell>
          <table:table-cell table:number-columns-repeated="10"/>
        </table:table-row>
        <table:table-row table:style-name="ro1">
          <table:table-cell table:formula="of:=MID([.B116];FIND(&quot;820&quot;;[.B116]);9)" office:value-type="string" office:string-value="820-01165" calcext:value-type="string">
            <text:p>820-01165</text:p>
          </table:table-cell>
          <table:table-cell office:value-type="string" calcext:value-type="string">
            <text:p>If you see the logic board part number 820-01165 it means the user intended to type 820-00165 but made a typo in error</text:p>
          </table:table-cell>
          <table:table-cell table:number-columns-repeated="10"/>
        </table:table-row>
        <table:table-row table:style-name="ro1">
          <table:table-cell table:formula="of:=MID([.B117];FIND(&quot;820&quot;;[.B117]);9)" office:value-type="string" office:string-value="820-00183" calcext:value-type="string">
            <text:p>820-00183</text:p>
          </table:table-cell>
          <table:table-cell office:value-type="string" calcext:value-type="string">
            <text:p>If you see the logic board part number 820-00183 it means the user intended to type 820-00138 but made a typo in error</text:p>
          </table:table-cell>
          <table:table-cell table:number-columns-repeated="10"/>
        </table:table-row>
        <table:table-row table:style-name="ro1">
          <table:table-cell table:formula="of:=MID([.B118];FIND(&quot;820&quot;;[.B118]);9)" office:value-type="string" office:string-value="820-01069" calcext:value-type="string">
            <text:p>820-01069</text:p>
          </table:table-cell>
          <table:table-cell office:value-type="string" calcext:value-type="string">
            <text:p>If you see the logic board part number 820-01069 it means the user intended to type 820-00138 but made a typo in error</text:p>
          </table:table-cell>
          <table:table-cell table:number-columns-repeated="10"/>
        </table:table-row>
        <table:table-row table:style-name="ro1">
          <table:table-cell table:formula="of:=MID([.B119];FIND(&quot;820&quot;;[.B119]);9)" office:value-type="string" office:string-value="820-00246" calcext:value-type="string">
            <text:p>820-00246</text:p>
          </table:table-cell>
          <table:table-cell office:value-type="string" calcext:value-type="string">
            <text:p>If you see the logic board part number 820-00246 it means the user intended to type 820-00138 but made a typo in error</text:p>
          </table:table-cell>
          <table:table-cell table:number-columns-repeated="10"/>
        </table:table-row>
        <table:table-row table:style-name="ro1">
          <table:table-cell table:formula="of:=MID([.B120];FIND(&quot;820&quot;;[.B120]);9)" office:value-type="string" office:string-value="820-0045 " calcext:value-type="string">
            <text:p>820-0045 </text:p>
          </table:table-cell>
          <table:table-cell office:value-type="string" calcext:value-type="string">
            <text:p>If you see the logic board part number 820-0045 it means the user intended to type 820-00045 but made a typo in error</text:p>
          </table:table-cell>
          <table:table-cell table:number-columns-repeated="10"/>
        </table:table-row>
        <table:table-row table:style-name="ro1">
          <table:table-cell table:formula="of:=MID([.B121];FIND(&quot;820&quot;;[.B121]);9)" office:value-type="string" office:string-value="820-00044" calcext:value-type="string">
            <text:p>820-00044</text:p>
          </table:table-cell>
          <table:table-cell office:value-type="string" calcext:value-type="string">
            <text:p>If you see the logic board part number 820-00044 it means the user intended to type 820-00045 but made a typo in error</text:p>
          </table:table-cell>
          <table:table-cell table:number-columns-repeated="10"/>
        </table:table-row>
      </table:table>
      <table:table table:name="typos and other boards" table:style-name="ta1"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OTHER BO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0-2784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820-2875</text:p>
          </table:table-cell>
          <table:table-cell/>
          <table:table-cell table:formula="of:= &quot;If you see the logic board part number &quot; &amp; TEXT([.A5]; &quot;@&quot;) &amp; &quot; it means the user intended to type &quot; &amp; TEXT([.B5]; &quot;@&quot;) &amp; &quot; but made a typo in error&quot;" office:value-type="string" office:string-value="If you see the logic board part number 820-2875 it means the user intended to type 0 but made a typo in error" calcext:value-type="string">
            <text:p>If you see the logic board part number 820-28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2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6]; &quot;@&quot;) &amp; &quot; it means the user intended to type &quot; &amp; TEXT([.B6]; &quot;@&quot;) &amp; &quot; but made a typo in error&quot;" office:value-type="string" office:string-value="If you see the logic board part number 820-4942 it means the user intended to type 820-4924 but made a typo in error" calcext:value-type="string">
            <text:p>If you see the logic board part number 820-4942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6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7]; &quot;@&quot;) &amp; &quot; it means the user intended to type &quot; &amp; TEXT([.B7]; &quot;@&quot;) &amp; &quot; but made a typo in error&quot;" office:value-type="string" office:string-value="If you see the logic board part number 820-4926 it means the user intended to type 820-4924 but made a typo in error" calcext:value-type="string">
            <text:p>If you see the logic board part number 820-4926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3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8]; &quot;@&quot;) &amp; &quot; it means the user intended to type &quot; &amp; TEXT([.B8]; &quot;@&quot;) &amp; &quot; but made a typo in error&quot;" office:value-type="string" office:string-value="If you see the logic board part number 820-4923 it means the user intended to type 820-4924 but made a typo in error" calcext:value-type="string">
            <text:p>If you see the logic board part number 820-4923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824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9]; &quot;@&quot;) &amp; &quot; it means the user intended to type &quot; &amp; TEXT([.B9]; &quot;@&quot;) &amp; &quot; but made a typo in error&quot;" office:value-type="string" office:string-value="If you see the logic board part number 820-4824 it means the user intended to type 820-4924 but made a typo in error" calcext:value-type="string">
            <text:p>If you see the logic board part number 820-4824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3262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0]; &quot;@&quot;) &amp; &quot; it means the user intended to type &quot; &amp; TEXT([.B10]; &quot;@&quot;) &amp; &quot; but made a typo in error&quot;" office:value-type="string" office:string-value="If you see the logic board part number 820-3262 it means the user intended to type 820-3662 but made a typo in error" calcext:value-type="string">
            <text:p>If you see the logic board part number 820-3262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63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1]; &quot;@&quot;) &amp; &quot; it means the user intended to type &quot; &amp; TEXT([.B11]; &quot;@&quot;) &amp; &quot; but made a typo in error&quot;" office:value-type="string" office:string-value="If you see the logic board part number 820-3663 it means the user intended to type 820-3662 but made a typo in error" calcext:value-type="string">
            <text:p>If you see the logic board part number 820-3663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42</text:p>
          </table:table-cell>
          <table:table-cell office:value-type="string" calcext:value-type="string">
            <text:p>820-3462</text:p>
          </table:table-cell>
          <table:table-cell table:formula="of:= &quot;If you see the logic board part number &quot; &amp; TEXT([.A12]; &quot;@&quot;) &amp; &quot; it means the user intended to type &quot; &amp; TEXT([.B12]; &quot;@&quot;) &amp; &quot; but made a typo in error&quot;" office:value-type="string" office:string-value="If you see the logic board part number 820-3642 it means the user intended to type 820-3462 but made a typo in error" calcext:value-type="string">
            <text:p>If you see the logic board part number 820-3642 it means the user intended to type 820-3462 but made a typo in error</text:p>
          </table:table-cell>
        </table:table-row>
        <table:table-row table:style-name="ro1">
          <table:table-cell office:value-type="string" calcext:value-type="string">
            <text:p>820-3427</text:p>
          </table:table-cell>
          <table:table-cell office:value-type="string" calcext:value-type="string">
            <text:p>820-3437</text:p>
          </table:table-cell>
          <table:table-cell table:formula="of:= &quot;If you see the logic board part number &quot; &amp; TEXT([.A13]; &quot;@&quot;) &amp; &quot; it means the user intended to type &quot; &amp; TEXT([.B13]; &quot;@&quot;) &amp; &quot; but made a typo in error&quot;" office:value-type="string" office:string-value="If you see the logic board part number 820-3427 it means the user intended to type 820-3437 but made a typo in error" calcext:value-type="string">
            <text:p>If you see the logic board part number 820-3427 it means the user intended to type 820-3437 but made a typo in error</text:p>
          </table:table-cell>
        </table:table-row>
        <table:table-row table:style-name="ro1">
          <table:table-cell office:value-type="string" calcext:value-type="string">
            <text:p>820-3436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4]; &quot;@&quot;) &amp; &quot; it means the user intended to type &quot; &amp; TEXT([.B14]; &quot;@&quot;) &amp; &quot; but made a typo in error&quot;" office:value-type="string" office:string-value="If you see the logic board part number 820-3436 it means the user intended to type 820-3435 but made a typo in error" calcext:value-type="string">
            <text:p>If you see the logic board part number 820-3436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235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5]; &quot;@&quot;) &amp; &quot; it means the user intended to type &quot; &amp; TEXT([.B15]; &quot;@&quot;) &amp; &quot; but made a typo in error&quot;" office:value-type="string" office:string-value="If you see the logic board part number 820-3235 it means the user intended to type 820-3435 but made a typo in error" calcext:value-type="string">
            <text:p>If you see the logic board part number 820-3235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320</text:p>
          </table:table-cell>
          <table:table-cell office:value-type="string" calcext:value-type="string">
            <text:p>820-3330</text:p>
          </table:table-cell>
          <table:table-cell table:formula="of:= &quot;If you see the logic board part number &quot; &amp; TEXT([.A16]; &quot;@&quot;) &amp; &quot; it means the user intended to type &quot; &amp; TEXT([.B16]; &quot;@&quot;) &amp; &quot; but made a typo in error&quot;" office:value-type="string" office:string-value="If you see the logic board part number 820-3320 it means the user intended to type 820-3330 but made a typo in error" calcext:value-type="string">
            <text:p>If you see the logic board part number 820-3320 it means the user intended to type 820-3330 but made a typo in error</text:p>
          </table:table-cell>
        </table:table-row>
        <table:table-row table:style-name="ro1">
          <table:table-cell office:value-type="string" calcext:value-type="string">
            <text:p>820-31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7]; &quot;@&quot;) &amp; &quot; it means the user intended to type &quot; &amp; TEXT([.B17]; &quot;@&quot;) &amp; &quot; but made a typo in error&quot;" office:value-type="string" office:string-value="If you see the logic board part number 820-31115 it means the user intended to type 820-3115 but made a typo in error" calcext:value-type="string">
            <text:p>If you see the logic board part number 820-31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8]; &quot;@&quot;) &amp; &quot; it means the user intended to type &quot; &amp; TEXT([.B18]; &quot;@&quot;) &amp; &quot; but made a typo in error&quot;" office:value-type="string" office:string-value="If you see the logic board part number 820-3215 it means the user intended to type 820-3115 but made a typo in error" calcext:value-type="string">
            <text:p>If you see the logic board part number 820-32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9]; &quot;@&quot;) &amp; &quot; it means the user intended to type &quot; &amp; TEXT([.B19]; &quot;@&quot;) &amp; &quot; but made a typo in error&quot;" office:value-type="string" office:string-value="If you see the logic board part number 820-32115 it means the user intended to type 820-3115 but made a typo in error" calcext:value-type="string">
            <text:p>If you see the logic board part number 820-32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2926</text:p>
          </table:table-cell>
          <table:table-cell office:value-type="string" calcext:value-type="string">
            <text:p>820-2936</text:p>
          </table:table-cell>
          <table:table-cell table:formula="of:= &quot;If you see the logic board part number &quot; &amp; TEXT([.A20]; &quot;@&quot;) &amp; &quot; it means the user intended to type &quot; &amp; TEXT([.B20]; &quot;@&quot;) &amp; &quot; but made a typo in error&quot;" office:value-type="string" office:string-value="If you see the logic board part number 820-2926 it means the user intended to type 820-2936 but made a typo in error" calcext:value-type="string">
            <text:p>If you see the logic board part number 820-2926 it means the user intended to type 820-2936 but made a typo in error</text:p>
          </table:table-cell>
        </table:table-row>
        <table:table-row table:style-name="ro1">
          <table:table-cell office:value-type="string" calcext:value-type="string">
            <text:p>820-2916</text:p>
          </table:table-cell>
          <table:table-cell office:value-type="string" calcext:value-type="string">
            <text:p>820-2915</text:p>
          </table:table-cell>
          <table:table-cell table:formula="of:= &quot;If you see the logic board part number &quot; &amp; TEXT([.A21]; &quot;@&quot;) &amp; &quot; it means the user intended to type &quot; &amp; TEXT([.B21]; &quot;@&quot;) &amp; &quot; but made a typo in error&quot;" office:value-type="string" office:string-value="If you see the logic board part number 820-2916 it means the user intended to type 820-2915 but made a typo in error" calcext:value-type="string">
            <text:p>If you see the logic board part number 820-2916 it means the user intended to type 820-2915 but made a typo in error</text:p>
          </table:table-cell>
        </table:table-row>
        <table:table-row table:style-name="ro1">
          <table:table-cell office:value-type="string" calcext:value-type="string">
            <text:p>820-297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2]; &quot;@&quot;) &amp; &quot; it means the user intended to type &quot; &amp; TEXT([.B22]; &quot;@&quot;) &amp; &quot; but made a typo in error&quot;" office:value-type="string" office:string-value="If you see the logic board part number 820-2979 it means the user intended to type 820-2879 but made a typo in error" calcext:value-type="string">
            <text:p>If you see the logic board part number 820-297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878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3]; &quot;@&quot;) &amp; &quot; it means the user intended to type &quot; &amp; TEXT([.B23]; &quot;@&quot;) &amp; &quot; but made a typo in error&quot;" office:value-type="string" office:string-value="If you see the logic board part number 820-28789 it means the user intended to type 820-2879 but made a typo in error" calcext:value-type="string">
            <text:p>If you see the logic board part number 820-2878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58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4]; &quot;@&quot;) &amp; &quot; it means the user intended to type &quot; &amp; TEXT([.B24]; &quot;@&quot;) &amp; &quot; but made a typo in error&quot;" office:value-type="string" office:string-value="If you see the logic board part number 820-2580 it means the user intended to type 820-2850 but made a typo in error" calcext:value-type="string">
            <text:p>If you see the logic board part number 820-258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82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5]; &quot;@&quot;) &amp; &quot; it means the user intended to type &quot; &amp; TEXT([.B25]; &quot;@&quot;) &amp; &quot; but made a typo in error&quot;" office:value-type="string" office:string-value="If you see the logic board part number 820-8250 it means the user intended to type 820-2850 but made a typo in error" calcext:value-type="string">
            <text:p>If you see the logic board part number 820-82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29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6]; &quot;@&quot;) &amp; &quot; it means the user intended to type &quot; &amp; TEXT([.B26]; &quot;@&quot;) &amp; &quot; but made a typo in error&quot;" office:value-type="string" office:string-value="If you see the logic board part number 820-2950 it means the user intended to type 820-2850 but made a typo in error" calcext:value-type="string">
            <text:p>If you see the logic board part number 820-29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3290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7]; &quot;@&quot;) &amp; &quot; it means the user intended to type &quot; &amp; TEXT([.B27]; &quot;@&quot;) &amp; &quot; but made a typo in error&quot;" office:value-type="string" office:string-value="If you see the logic board part number 820-3290 it means the user intended to type 820-2390 but made a typo in error" calcext:value-type="string">
            <text:p>If you see the logic board part number 820-3290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09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8]; &quot;@&quot;) &amp; &quot; it means the user intended to type &quot; &amp; TEXT([.B28]; &quot;@&quot;) &amp; &quot; but made a typo in error&quot;" office:value-type="string" office:string-value="If you see the logic board part number 820-2309 it means the user intended to type 820-2390 but made a typo in error" calcext:value-type="string">
            <text:p>If you see the logic board part number 820-2309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29]; &quot;@&quot;) &amp; &quot; it means the user intended to type &quot; &amp; TEXT([.B29]; &quot;@&quot;) &amp; &quot; but made a typo in error&quot;" office:value-type="string" office:string-value="If you see the logic board part number 820-2337 it means the user intended to type 820-2327 but made a typo in error" calcext:value-type="string">
            <text:p>If you see the logic board part number 820-23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34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0]; &quot;@&quot;) &amp; &quot; it means the user intended to type &quot; &amp; TEXT([.B30]; &quot;@&quot;) &amp; &quot; but made a typo in error&quot;" office:value-type="string" office:string-value="If you see the logic board part number 820-2347 it means the user intended to type 820-2327 but made a typo in error" calcext:value-type="string">
            <text:p>If you see the logic board part number 820-234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32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1]; &quot;@&quot;) &amp; &quot; it means the user intended to type &quot; &amp; TEXT([.B31]; &quot;@&quot;) &amp; &quot; but made a typo in error&quot;" office:value-type="string" office:string-value="If you see the logic board part number 820-3237 it means the user intended to type 820-2327 but made a typo in error" calcext:value-type="string">
            <text:p>If you see the logic board part number 820-32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110</text:p>
          </table:table-cell>
          <table:table-cell office:value-type="string" calcext:value-type="string">
            <text:p>820-2101</text:p>
          </table:table-cell>
          <table:table-cell table:formula="of:= &quot;If you see the logic board part number &quot; &amp; TEXT([.A32]; &quot;@&quot;) &amp; &quot; it means the user intended to type &quot; &amp; TEXT([.B32]; &quot;@&quot;) &amp; &quot; but made a typo in error&quot;" office:value-type="string" office:string-value="If you see the logic board part number 820-2110 it means the user intended to type 820-2101 but made a typo in error" calcext:value-type="string">
            <text:p>If you see the logic board part number 820-2110 it means the user intended to type 820-2101 but made a typo in error</text:p>
          </table:table-cell>
        </table:table-row>
        <table:table-row table:style-name="ro1">
          <table:table-cell office:value-type="string" calcext:value-type="string">
            <text:p>820-091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3]; &quot;@&quot;) &amp; &quot; it means the user intended to type &quot; &amp; TEXT([.B33]; &quot;@&quot;) &amp; &quot; but made a typo in error&quot;" office:value-type="string" office:string-value="If you see the logic board part number 820-09158 it means the user intended to type 820-01958 but made a typo in error" calcext:value-type="string">
            <text:p>If you see the logic board part number 820-091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959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4]; &quot;@&quot;) &amp; &quot; it means the user intended to type &quot; &amp; TEXT([.B34]; &quot;@&quot;) &amp; &quot; but made a typo in error&quot;" office:value-type="string" office:string-value="If you see the logic board part number 820-01959 it means the user intended to type 820-01958 but made a typo in error" calcext:value-type="string">
            <text:p>If you see the logic board part number 820-01959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5]; &quot;@&quot;) &amp; &quot; it means the user intended to type &quot; &amp; TEXT([.B35]; &quot;@&quot;) &amp; &quot; but made a typo in error&quot;" office:value-type="string" office:string-value="If you see the logic board part number 820-1958 it means the user intended to type 820-01958 but made a typo in error" calcext:value-type="string">
            <text:p>If you see the logic board part number 820-1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0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6]; &quot;@&quot;) &amp; &quot; it means the user intended to type &quot; &amp; TEXT([.B36]; &quot;@&quot;) &amp; &quot; but made a typo in error&quot;" office:value-type="string" office:string-value="If you see the logic board part number 820-10958 it means the user intended to type 820-01958 but made a typo in error" calcext:value-type="string">
            <text:p>If you see the logic board part number 820-10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040</text:p>
          </table:table-cell>
          <table:table-cell office:value-type="string" calcext:value-type="string">
            <text:p>820-01041</text:p>
          </table:table-cell>
          <table:table-cell table:formula="of:= &quot;If you see the logic board part number &quot; &amp; TEXT([.A37]; &quot;@&quot;) &amp; &quot; it means the user intended to type &quot; &amp; TEXT([.B37]; &quot;@&quot;) &amp; &quot; but made a typo in error&quot;" office:value-type="string" office:string-value="If you see the logic board part number 820-01040 it means the user intended to type 820-01041 but made a typo in error" calcext:value-type="string">
            <text:p>If you see the logic board part number 820-01040 it means the user intended to type 820-01041 but made a typo in error</text:p>
          </table:table-cell>
        </table:table-row>
        <table:table-row table:style-name="ro1">
          <table:table-cell office:value-type="string" calcext:value-type="string">
            <text:p>820-084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8]; &quot;@&quot;) &amp; &quot; it means the user intended to type &quot; &amp; TEXT([.B38]; &quot;@&quot;) &amp; &quot; but made a typo in error&quot;" office:value-type="string" office:string-value="If you see the logic board part number 820-0840 it means the user intended to type 820-00840 but made a typo in error" calcext:value-type="string">
            <text:p>If you see the logic board part number 820-084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48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9]; &quot;@&quot;) &amp; &quot; it means the user intended to type &quot; &amp; TEXT([.B39]; &quot;@&quot;) &amp; &quot; but made a typo in error&quot;" office:value-type="string" office:string-value="If you see the logic board part number 820-00480 it means the user intended to type 820-00840 but made a typo in error" calcext:value-type="string">
            <text:p>If you see the logic board part number 820-0048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0]; &quot;@&quot;) &amp; &quot; it means the user intended to type &quot; &amp; TEXT([.B40]; &quot;@&quot;) &amp; &quot; but made a typo in error&quot;" office:value-type="string" office:string-value="If you see the logic board part number 820-0065 it means the user intended to type 820-00165 but made a typo in error" calcext:value-type="string">
            <text:p>If you see the logic board part number 820-00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11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1]; &quot;@&quot;) &amp; &quot; it means the user intended to type &quot; &amp; TEXT([.B41]; &quot;@&quot;) &amp; &quot; but made a typo in error&quot;" office:value-type="string" office:string-value="If you see the logic board part number 820-01165 it means the user intended to type 820-00165 but made a typo in error" calcext:value-type="string">
            <text:p>If you see the logic board part number 820-011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0183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2]; &quot;@&quot;) &amp; &quot; it means the user intended to type &quot; &amp; TEXT([.B42]; &quot;@&quot;) &amp; &quot; but made a typo in error&quot;" office:value-type="string" office:string-value="If you see the logic board part number 820-00183 it means the user intended to type 820-00138 but made a typo in error" calcext:value-type="string">
            <text:p>If you see the logic board part number 820-00183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1069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3]; &quot;@&quot;) &amp; &quot; it means the user intended to type &quot; &amp; TEXT([.B43]; &quot;@&quot;) &amp; &quot; but made a typo in error&quot;" office:value-type="string" office:string-value="If you see the logic board part number 820-01069 it means the user intended to type 820-00138 but made a typo in error" calcext:value-type="string">
            <text:p>If you see the logic board part number 820-01069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246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4]; &quot;@&quot;) &amp; &quot; it means the user intended to type &quot; &amp; TEXT([.B44]; &quot;@&quot;) &amp; &quot; but made a typo in error&quot;" office:value-type="string" office:string-value="If you see the logic board part number 820-00246 it means the user intended to type 820-00138 but made a typo in error" calcext:value-type="string">
            <text:p>If you see the logic board part number 820-00246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45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5]; &quot;@&quot;) &amp; &quot; it means the user intended to type &quot; &amp; TEXT([.B45]; &quot;@&quot;) &amp; &quot; but made a typo in error&quot;" office:value-type="string" office:string-value="If you see the logic board part number 820-0045 it means the user intended to type 820-00045 but made a typo in error" calcext:value-type="string">
            <text:p>If you see the logic board part number 820-0045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00044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6]; &quot;@&quot;) &amp; &quot; it means the user intended to type &quot; &amp; TEXT([.B46]; &quot;@&quot;) &amp; &quot; but made a typo in error&quot;" office:value-type="string" office:string-value="If you see the logic board part number 820-00044 it means the user intended to type 820-00045 but made a typo in error" calcext:value-type="string">
            <text:p>If you see the logic board part number 820-00044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1889</text:p>
          </table:table-cell>
          <table:table-cell/>
          <table:table-cell table:formula="of:= &quot;If you see the logic board part number &quot; &amp; TEXT([.A47]; &quot;@&quot;) &amp; &quot; it means the user intended to type &quot; &amp; TEXT([.B47]; &quot;@&quot;) &amp; &quot; but made a typo in error&quot;" office:value-type="string" office:string-value="If you see the logic board part number 820-1889 it means the user intended to type 0 but made a typo in error" calcext:value-type="string">
            <text:p>If you see the logic board part number 820-188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55</text:p>
          </table:table-cell>
          <table:table-cell/>
          <table:table-cell table:formula="of:= &quot;If you see the logic board part number &quot; &amp; TEXT([.A48]; &quot;@&quot;) &amp; &quot; it means the user intended to type &quot; &amp; TEXT([.B48]; &quot;@&quot;) &amp; &quot; but made a typo in error&quot;" office:value-type="string" office:string-value="If you see the logic board part number 820-2855 it means the user intended to type 0 but made a typo in error" calcext:value-type="string">
            <text:p>If you see the logic board part number 820-28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77</text:p>
          </table:table-cell>
          <table:table-cell/>
          <table:table-cell table:formula="of:= &quot;If you see the logic board part number &quot; &amp; TEXT([.A49]; &quot;@&quot;) &amp; &quot; it means the user intended to type &quot; &amp; TEXT([.B49]; &quot;@&quot;) &amp; &quot; but made a typo in error&quot;" office:value-type="string" office:string-value="If you see the logic board part number 820-2877 it means the user intended to type 0 but made a typo in error" calcext:value-type="string">
            <text:p>If you see the logic board part number 820-28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5</text:p>
          </table:table-cell>
          <table:table-cell/>
          <table:table-cell table:formula="of:= &quot;If you see the logic board part number &quot; &amp; TEXT([.A50]; &quot;@&quot;) &amp; &quot; it means the user intended to type &quot; &amp; TEXT([.B50]; &quot;@&quot;) &amp; &quot; but made a typo in error&quot;" office:value-type="string" office:string-value="If you see the logic board part number 820-2565 it means the user intended to type 0 but made a typo in error" calcext:value-type="string">
            <text:p>If you see the logic board part number 820-25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33</text:p>
          </table:table-cell>
          <table:table-cell/>
          <table:table-cell table:formula="of:= &quot;If you see the logic board part number &quot; &amp; TEXT([.A51]; &quot;@&quot;) &amp; &quot; it means the user intended to type &quot; &amp; TEXT([.B51]; &quot;@&quot;) &amp; &quot; but made a typo in error&quot;" office:value-type="string" office:string-value="If you see the logic board part number 820-2333 it means the user intended to type 0 but made a typo in error" calcext:value-type="string">
            <text:p>If you see the logic board part number 820-23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62</text:p>
          </table:table-cell>
          <table:table-cell/>
          <table:table-cell table:formula="of:= &quot;If you see the logic board part number &quot; &amp; TEXT([.A52]; &quot;@&quot;) &amp; &quot; it means the user intended to type &quot; &amp; TEXT([.B52]; &quot;@&quot;) &amp; &quot; but made a typo in error&quot;" office:value-type="string" office:string-value="If you see the logic board part number 820-2762 it means the user intended to type 0 but made a typo in error" calcext:value-type="string">
            <text:p>If you see the logic board part number 820-27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3</text:p>
          </table:table-cell>
          <table:table-cell/>
          <table:table-cell table:formula="of:= &quot;If you see the logic board part number &quot; &amp; TEXT([.A53]; &quot;@&quot;) &amp; &quot; it means the user intended to type &quot; &amp; TEXT([.B53]; &quot;@&quot;) &amp; &quot; but made a typo in error&quot;" office:value-type="string" office:string-value="If you see the logic board part number 820-2993 it means the user intended to type 0 but made a typo in error" calcext:value-type="string">
            <text:p>If you see the logic board part number 820-29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01</text:p>
          </table:table-cell>
          <table:table-cell/>
          <table:table-cell table:formula="of:= &quot;If you see the logic board part number &quot; &amp; TEXT([.A54]; &quot;@&quot;) &amp; &quot; it means the user intended to type &quot; &amp; TEXT([.B54]; &quot;@&quot;) &amp; &quot; but made a typo in error&quot;" office:value-type="string" office:string-value="If you see the logic board part number 820-2301 it means the user intended to type 0 but made a typo in error" calcext:value-type="string">
            <text:p>If you see the logic board part number 820-23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2</text:p>
          </table:table-cell>
          <table:table-cell/>
          <table:table-cell table:formula="of:= &quot;If you see the logic board part number &quot; &amp; TEXT([.A55]; &quot;@&quot;) &amp; &quot; it means the user intended to type &quot; &amp; TEXT([.B55]; &quot;@&quot;) &amp; &quot; but made a typo in error&quot;" office:value-type="string" office:string-value="If you see the logic board part number 820-2662 it means the user intended to type 0 but made a typo in error" calcext:value-type="string">
            <text:p>If you see the logic board part number 820-26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2</text:p>
          </table:table-cell>
          <table:table-cell/>
          <table:table-cell table:formula="of:= &quot;If you see the logic board part number &quot; &amp; TEXT([.A56]; &quot;@&quot;) &amp; &quot; it means the user intended to type &quot; &amp; TEXT([.B56]; &quot;@&quot;) &amp; &quot; but made a typo in error&quot;" office:value-type="string" office:string-value="If you see the logic board part number 820-3432 it means the user intended to type 0 but made a typo in error" calcext:value-type="string">
            <text:p>If you see the logic board part number 820-34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33</text:p>
          </table:table-cell>
          <table:table-cell/>
          <table:table-cell table:formula="of:= &quot;If you see the logic board part number &quot; &amp; TEXT([.A57]; &quot;@&quot;) &amp; &quot; it means the user intended to type &quot; &amp; TEXT([.B57]; &quot;@&quot;) &amp; &quot; but made a typo in error&quot;" office:value-type="string" office:string-value="If you see the logic board part number 820-2733 it means the user intended to type 0 but made a typo in error" calcext:value-type="string">
            <text:p>If you see the logic board part number 820-27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0</text:p>
          </table:table-cell>
          <table:table-cell/>
          <table:table-cell table:formula="of:= &quot;If you see the logic board part number &quot; &amp; TEXT([.A58]; &quot;@&quot;) &amp; &quot; it means the user intended to type &quot; &amp; TEXT([.B58]; &quot;@&quot;) &amp; &quot; but made a typo in error&quot;" office:value-type="string" office:string-value="If you see the logic board part number 820-3200 it means the user intended to type 0 but made a typo in error" calcext:value-type="string">
            <text:p>If you see the logic board part number 820-32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8</text:p>
          </table:table-cell>
          <table:table-cell/>
          <table:table-cell table:formula="of:= &quot;If you see the logic board part number &quot; &amp; TEXT([.A59]; &quot;@&quot;) &amp; &quot; it means the user intended to type &quot; &amp; TEXT([.B59]; &quot;@&quot;) &amp; &quot; but made a typo in error&quot;" office:value-type="string" office:string-value="If you see the logic board part number 820-3588 it means the user intended to type 0 but made a typo in error" calcext:value-type="string">
            <text:p>If you see the logic board part number 820-35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68</text:p>
          </table:table-cell>
          <table:table-cell/>
          <table:table-cell table:formula="of:= &quot;If you see the logic board part number &quot; &amp; TEXT([.A60]; &quot;@&quot;) &amp; &quot; it means the user intended to type &quot; &amp; TEXT([.B60]; &quot;@&quot;) &amp; &quot; but made a typo in error&quot;" office:value-type="string" office:string-value="If you see the logic board part number 820-4668 it means the user intended to type 0 but made a typo in error" calcext:value-type="string">
            <text:p>If you see the logic board part number 820-466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2</text:p>
          </table:table-cell>
          <table:table-cell/>
          <table:table-cell table:formula="of:= &quot;If you see the logic board part number &quot; &amp; TEXT([.A61]; &quot;@&quot;) &amp; &quot; it means the user intended to type &quot; &amp; TEXT([.B61]; &quot;@&quot;) &amp; &quot; but made a typo in error&quot;" office:value-type="string" office:string-value="If you see the logic board part number 820-3302 it means the user intended to type 0 but made a typo in error" calcext:value-type="string">
            <text:p>If you see the logic board part number 820-33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7</text:p>
          </table:table-cell>
          <table:table-cell/>
          <table:table-cell table:formula="of:= &quot;If you see the logic board part number &quot; &amp; TEXT([.A62]; &quot;@&quot;) &amp; &quot; it means the user intended to type &quot; &amp; TEXT([.B62]; &quot;@&quot;) &amp; &quot; but made a typo in error&quot;" office:value-type="string" office:string-value="If you see the logic board part number 820-2567 it means the user intended to type 0 but made a typo in error" calcext:value-type="string">
            <text:p>If you see the logic board part number 820-25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9</text:p>
          </table:table-cell>
          <table:table-cell/>
          <table:table-cell table:formula="of:= &quot;If you see the logic board part number &quot; &amp; TEXT([.A63]; &quot;@&quot;) &amp; &quot; it means the user intended to type &quot; &amp; TEXT([.B63]; &quot;@&quot;) &amp; &quot; but made a typo in error&quot;" office:value-type="string" office:string-value="If you see the logic board part number 820-3059 it means the user intended to type 0 but made a typo in error" calcext:value-type="string">
            <text:p>If you see the logic board part number 820-305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7</text:p>
          </table:table-cell>
          <table:table-cell/>
          <table:table-cell table:formula="of:= &quot;If you see the logic board part number &quot; &amp; TEXT([.A64]; &quot;@&quot;) &amp; &quot; it means the user intended to type &quot; &amp; TEXT([.B64]; &quot;@&quot;) &amp; &quot; but made a typo in error&quot;" office:value-type="string" office:string-value="If you see the logic board part number 820-3547 it means the user intended to type 0 but made a typo in error" calcext:value-type="string">
            <text:p>If you see the logic board part number 820-35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78</text:p>
          </table:table-cell>
          <table:table-cell/>
          <table:table-cell table:formula="of:= &quot;If you see the logic board part number &quot; &amp; TEXT([.A65]; &quot;@&quot;) &amp; &quot; it means the user intended to type &quot; &amp; TEXT([.B65]; &quot;@&quot;) &amp; &quot; but made a typo in error&quot;" office:value-type="string" office:string-value="If you see the logic board part number 820-2978 it means the user intended to type 0 but made a typo in error" calcext:value-type="string">
            <text:p>If you see the logic board part number 820-29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01</text:p>
          </table:table-cell>
          <table:table-cell/>
          <table:table-cell table:formula="of:= &quot;If you see the logic board part number &quot; &amp; TEXT([.A66]; &quot;@&quot;) &amp; &quot; it means the user intended to type &quot; &amp; TEXT([.B66]; &quot;@&quot;) &amp; &quot; but made a typo in error&quot;" office:value-type="string" office:string-value="If you see the logic board part number 820-2901 it means the user intended to type 0 but made a typo in error" calcext:value-type="string">
            <text:p>If you see the logic board part number 820-29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28</text:p>
          </table:table-cell>
          <table:table-cell/>
          <table:table-cell table:formula="of:= &quot;If you see the logic board part number &quot; &amp; TEXT([.A67]; &quot;@&quot;) &amp; &quot; it means the user intended to type &quot; &amp; TEXT([.B67]; &quot;@&quot;) &amp; &quot; but made a typo in error&quot;" office:value-type="string" office:string-value="If you see the logic board part number 820-2828 it means the user intended to type 0 but made a typo in error" calcext:value-type="string">
            <text:p>If you see the logic board part number 820-28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0</text:p>
          </table:table-cell>
          <table:table-cell/>
          <table:table-cell table:formula="of:= &quot;If you see the logic board part number &quot; &amp; TEXT([.A68]; &quot;@&quot;) &amp; &quot; it means the user intended to type &quot; &amp; TEXT([.B68]; &quot;@&quot;) &amp; &quot; but made a typo in error&quot;" office:value-type="string" office:string-value="If you see the logic board part number 820-3300 it means the user intended to type 0 but made a typo in error" calcext:value-type="string">
            <text:p>If you see the logic board part number 820-33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6</text:p>
          </table:table-cell>
          <table:table-cell/>
          <table:table-cell table:formula="of:= &quot;If you see the logic board part number &quot; &amp; TEXT([.A69]; &quot;@&quot;) &amp; &quot; it means the user intended to type &quot; &amp; TEXT([.B69]; &quot;@&quot;) &amp; &quot; but made a typo in error&quot;" office:value-type="string" office:string-value="If you see the logic board part number 820-2496 it means the user intended to type 0 but made a typo in error" calcext:value-type="string">
            <text:p>If you see the logic board part number 820-24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82</text:p>
          </table:table-cell>
          <table:table-cell/>
          <table:table-cell table:formula="of:= &quot;If you see the logic board part number &quot; &amp; TEXT([.A70]; &quot;@&quot;) &amp; &quot; it means the user intended to type &quot; &amp; TEXT([.B70]; &quot;@&quot;) &amp; &quot; but made a typo in error&quot;" office:value-type="string" office:string-value="If you see the logic board part number 820-5482 it means the user intended to type 0 but made a typo in error" calcext:value-type="string">
            <text:p>If you see the logic board part number 820-5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2</text:p>
          </table:table-cell>
          <table:table-cell/>
          <table:table-cell table:formula="of:= &quot;If you see the logic board part number &quot; &amp; TEXT([.A71]; &quot;@&quot;) &amp; &quot; it means the user intended to type &quot; &amp; TEXT([.B71]; &quot;@&quot;) &amp; &quot; but made a typo in error&quot;" office:value-type="string" office:string-value="If you see the logic board part number 820-3482 it means the user intended to type 0 but made a typo in error" calcext:value-type="string">
            <text:p>If you see the logic board part number 820-3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26</text:p>
          </table:table-cell>
          <table:table-cell/>
          <table:table-cell table:formula="of:= &quot;If you see the logic board part number &quot; &amp; TEXT([.A72]; &quot;@&quot;) &amp; &quot; it means the user intended to type &quot; &amp; TEXT([.B72]; &quot;@&quot;) &amp; &quot; but made a typo in error&quot;" office:value-type="string" office:string-value="If you see the logic board part number 820-3926 it means the user intended to type 0 but made a typo in error" calcext:value-type="string">
            <text:p>If you see the logic board part number 820-3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8</text:p>
          </table:table-cell>
          <table:table-cell/>
          <table:table-cell table:formula="of:= &quot;If you see the logic board part number &quot; &amp; TEXT([.A73]; &quot;@&quot;) &amp; &quot; it means the user intended to type &quot; &amp; TEXT([.B73]; &quot;@&quot;) &amp; &quot; but made a typo in error&quot;" office:value-type="string" office:string-value="If you see the logic board part number 820-3478 it means the user intended to type 0 but made a typo in error" calcext:value-type="string">
            <text:p>If you see the logic board part number 820-34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96</text:p>
          </table:table-cell>
          <table:table-cell/>
          <table:table-cell table:formula="of:= &quot;If you see the logic board part number &quot; &amp; TEXT([.A74]; &quot;@&quot;) &amp; &quot; it means the user intended to type &quot; &amp; TEXT([.B74]; &quot;@&quot;) &amp; &quot; but made a typo in error&quot;" office:value-type="string" office:string-value="If you see the logic board part number 820-2396 it means the user intended to type 0 but made a typo in error" calcext:value-type="string">
            <text:p>If you see the logic board part number 820-23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6</text:p>
          </table:table-cell>
          <table:table-cell/>
          <table:table-cell table:formula="of:= &quot;If you see the logic board part number &quot; &amp; TEXT([.A75]; &quot;@&quot;) &amp; &quot; it means the user intended to type &quot; &amp; TEXT([.B75]; &quot;@&quot;) &amp; &quot; but made a typo in error&quot;" office:value-type="string" office:string-value="If you see the logic board part number 820-0016 it means the user intended to type 0 but made a typo in error" calcext:value-type="string">
            <text:p>If you see the logic board part number 820-001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01</text:p>
          </table:table-cell>
          <table:table-cell/>
          <table:table-cell table:formula="of:= &quot;If you see the logic board part number &quot; &amp; TEXT([.A76]; &quot;@&quot;) &amp; &quot; it means the user intended to type &quot; &amp; TEXT([.B76]; &quot;@&quot;) &amp; &quot; but made a typo in error&quot;" office:value-type="string" office:string-value="If you see the logic board part number 820-2201 it means the user intended to type 0 but made a typo in error" calcext:value-type="string">
            <text:p>If you see the logic board part number 820-22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22</text:p>
          </table:table-cell>
          <table:table-cell/>
          <table:table-cell table:formula="of:= &quot;If you see the logic board part number &quot; &amp; TEXT([.A77]; &quot;@&quot;) &amp; &quot; it means the user intended to type &quot; &amp; TEXT([.B77]; &quot;@&quot;) &amp; &quot; but made a typo in error&quot;" office:value-type="string" office:string-value="If you see the logic board part number 820-1722 it means the user intended to type 0 but made a typo in error" calcext:value-type="string">
            <text:p>If you see the logic board part number 820-172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26</text:p>
          </table:table-cell>
          <table:table-cell/>
          <table:table-cell table:formula="of:= &quot;If you see the logic board part number &quot; &amp; TEXT([.A78]; &quot;@&quot;) &amp; &quot; it means the user intended to type &quot; &amp; TEXT([.B78]; &quot;@&quot;) &amp; &quot; but made a typo in error&quot;" office:value-type="string" office:string-value="If you see the logic board part number 820-3126 it means the user intended to type 0 but made a typo in error" calcext:value-type="string">
            <text:p>If you see the logic board part number 820-31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9</text:p>
          </table:table-cell>
          <table:table-cell/>
          <table:table-cell table:formula="of:= &quot;If you see the logic board part number &quot; &amp; TEXT([.A79]; &quot;@&quot;) &amp; &quot; it means the user intended to type &quot; &amp; TEXT([.B79]; &quot;@&quot;) &amp; &quot; but made a typo in error&quot;" office:value-type="string" office:string-value="If you see the logic board part number 820-3539 it means the user intended to type 0 but made a typo in error" calcext:value-type="string">
            <text:p>If you see the logic board part number 820-35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92</text:p>
          </table:table-cell>
          <table:table-cell/>
          <table:table-cell table:formula="of:= &quot;If you see the logic board part number &quot; &amp; TEXT([.A80]; &quot;@&quot;) &amp; &quot; it means the user intended to type &quot; &amp; TEXT([.B80]; &quot;@&quot;) &amp; &quot; but made a typo in error&quot;" office:value-type="string" office:string-value="If you see the logic board part number 820-3492 it means the user intended to type 0 but made a typo in error" calcext:value-type="string">
            <text:p>If you see the logic board part number 820-34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3</text:p>
          </table:table-cell>
          <table:table-cell/>
          <table:table-cell table:formula="of:= &quot;If you see the logic board part number &quot; &amp; TEXT([.A81]; &quot;@&quot;) &amp; &quot; it means the user intended to type &quot; &amp; TEXT([.B81]; &quot;@&quot;) &amp; &quot; but made a typo in error&quot;" office:value-type="string" office:string-value="If you see the logic board part number 820-3453 it means the user intended to type 0 but made a typo in error" calcext:value-type="string">
            <text:p>If you see the logic board part number 820-34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91</text:p>
          </table:table-cell>
          <table:table-cell/>
          <table:table-cell table:formula="of:= &quot;If you see the logic board part number &quot; &amp; TEXT([.A82]; &quot;@&quot;) &amp; &quot; it means the user intended to type &quot; &amp; TEXT([.B82]; &quot;@&quot;) &amp; &quot; but made a typo in error&quot;" office:value-type="string" office:string-value="If you see the logic board part number 820-2091 it means the user intended to type 0 but made a typo in error" calcext:value-type="string">
            <text:p>If you see the logic board part number 820-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15</text:p>
          </table:table-cell>
          <table:table-cell/>
          <table:table-cell table:formula="of:= &quot;If you see the logic board part number &quot; &amp; TEXT([.A83]; &quot;@&quot;) &amp; &quot; it means the user intended to type &quot; &amp; TEXT([.B83]; &quot;@&quot;) &amp; &quot; but made a typo in error&quot;" office:value-type="string" office:string-value="If you see the logic board part number 820-2115 it means the user intended to type 0 but made a typo in error" calcext:value-type="string">
            <text:p>If you see the logic board part number 820-21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2</text:p>
          </table:table-cell>
          <table:table-cell/>
          <table:table-cell table:formula="of:= &quot;If you see the logic board part number &quot; &amp; TEXT([.A84]; &quot;@&quot;) &amp; &quot; it means the user intended to type &quot; &amp; TEXT([.B84]; &quot;@&quot;) &amp; &quot; but made a typo in error&quot;" office:value-type="string" office:string-value="If you see the logic board part number 820-3032 it means the user intended to type 0 but made a typo in error" calcext:value-type="string">
            <text:p>If you see the logic board part number 820-30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6</text:p>
          </table:table-cell>
          <table:table-cell/>
          <table:table-cell table:formula="of:= &quot;If you see the logic board part number &quot; &amp; TEXT([.A85]; &quot;@&quot;) &amp; &quot; it means the user intended to type &quot; &amp; TEXT([.B85]; &quot;@&quot;) &amp; &quot; but made a typo in error&quot;" office:value-type="string" office:string-value="If you see the logic board part number 820-3226 it means the user intended to type 0 but made a typo in error" calcext:value-type="string">
            <text:p>If you see the logic board part number 820-32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3</text:p>
          </table:table-cell>
          <table:table-cell/>
          <table:table-cell table:formula="of:= &quot;If you see the logic board part number &quot; &amp; TEXT([.A86]; &quot;@&quot;) &amp; &quot; it means the user intended to type &quot; &amp; TEXT([.B86]; &quot;@&quot;) &amp; &quot; but made a typo in error&quot;" office:value-type="string" office:string-value="If you see the logic board part number 820-2663 it means the user intended to type 0 but made a typo in error" calcext:value-type="string">
            <text:p>If you see the logic board part number 820-266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435</text:p>
          </table:table-cell>
          <table:table-cell/>
          <table:table-cell table:formula="of:= &quot;If you see the logic board part number &quot; &amp; TEXT([.A87]; &quot;@&quot;) &amp; &quot; it means the user intended to type &quot; &amp; TEXT([.B87]; &quot;@&quot;) &amp; &quot; but made a typo in error&quot;" office:value-type="string" office:string-value="If you see the logic board part number 820-8435 it means the user intended to type 0 but made a typo in error" calcext:value-type="string">
            <text:p>If you see the logic board part number 820-84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049</text:p>
          </table:table-cell>
          <table:table-cell/>
          <table:table-cell table:formula="of:= &quot;If you see the logic board part number &quot; &amp; TEXT([.A88]; &quot;@&quot;) &amp; &quot; it means the user intended to type &quot; &amp; TEXT([.B88]; &quot;@&quot;) &amp; &quot; but made a typo in error&quot;" office:value-type="string" office:string-value="If you see the logic board part number 820-4049 it means the user intended to type 0 but made a typo in error" calcext:value-type="string">
            <text:p>If you see the logic board part number 820-40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9</text:p>
          </table:table-cell>
          <table:table-cell/>
          <table:table-cell table:formula="of:= &quot;If you see the logic board part number &quot; &amp; TEXT([.A89]; &quot;@&quot;) &amp; &quot; it means the user intended to type &quot; &amp; TEXT([.B89]; &quot;@&quot;) &amp; &quot; but made a typo in error&quot;" office:value-type="string" office:string-value="If you see the logic board part number 820-4929 it means the user intended to type 0 but made a typo in error" calcext:value-type="string">
            <text:p>If you see the logic board part number 820-49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49</text:p>
          </table:table-cell>
          <table:table-cell/>
          <table:table-cell table:formula="of:= &quot;If you see the logic board part number &quot; &amp; TEXT([.A90]; &quot;@&quot;) &amp; &quot; it means the user intended to type &quot; &amp; TEXT([.B90]; &quot;@&quot;) &amp; &quot; but made a typo in error&quot;" office:value-type="string" office:string-value="If you see the logic board part number 820-2249 it means the user intended to type 0 but made a typo in error" calcext:value-type="string">
            <text:p>If you see the logic board part number 820-22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79</text:p>
          </table:table-cell>
          <table:table-cell/>
          <table:table-cell table:formula="of:= &quot;If you see the logic board part number &quot; &amp; TEXT([.A91]; &quot;@&quot;) &amp; &quot; it means the user intended to type &quot; &amp; TEXT([.B91]; &quot;@&quot;) &amp; &quot; but made a typo in error&quot;" office:value-type="string" office:string-value="If you see the logic board part number 820-2179 it means the user intended to type 0 but made a typo in error" calcext:value-type="string">
            <text:p>If you see the logic board part number 820-21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9</text:p>
          </table:table-cell>
          <table:table-cell/>
          <table:table-cell table:formula="of:= &quot;If you see the logic board part number &quot; &amp; TEXT([.A92]; &quot;@&quot;) &amp; &quot; it means the user intended to type &quot; &amp; TEXT([.B92]; &quot;@&quot;) &amp; &quot; but made a typo in error&quot;" office:value-type="string" office:string-value="If you see the logic board part number 820-3299 it means the user intended to type 0 but made a typo in error" calcext:value-type="string">
            <text:p>If you see the logic board part number 820-32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53</text:p>
          </table:table-cell>
          <table:table-cell/>
          <table:table-cell table:formula="of:= &quot;If you see the logic board part number &quot; &amp; TEXT([.A93]; &quot;@&quot;) &amp; &quot; it means the user intended to type &quot; &amp; TEXT([.B93]; &quot;@&quot;) &amp; &quot; but made a typo in error&quot;" office:value-type="string" office:string-value="If you see the logic board part number 820-2353 it means the user intended to type 0 but made a typo in error" calcext:value-type="string">
            <text:p>If you see the logic board part number 820-23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13</text:p>
          </table:table-cell>
          <table:table-cell/>
          <table:table-cell table:formula="of:= &quot;If you see the logic board part number &quot; &amp; TEXT([.A94]; &quot;@&quot;) &amp; &quot; it means the user intended to type &quot; &amp; TEXT([.B94]; &quot;@&quot;) &amp; &quot; but made a typo in error&quot;" office:value-type="string" office:string-value="If you see the logic board part number 820-3213 it means the user intended to type 0 but made a typo in error" calcext:value-type="string">
            <text:p>If you see the logic board part number 820-32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1</text:p>
          </table:table-cell>
          <table:table-cell/>
          <table:table-cell table:formula="of:= &quot;If you see the logic board part number &quot; &amp; TEXT([.A95]; &quot;@&quot;) &amp; &quot; it means the user intended to type &quot; &amp; TEXT([.B95]; &quot;@&quot;) &amp; &quot; but made a typo in error&quot;" office:value-type="string" office:string-value="If you see the logic board part number 820-2491 it means the user intended to type 0 but made a typo in error" calcext:value-type="string">
            <text:p>If you see the logic board part number 820-24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8</text:p>
          </table:table-cell>
          <table:table-cell/>
          <table:table-cell table:formula="of:= &quot;If you see the logic board part number &quot; &amp; TEXT([.A96]; &quot;@&quot;) &amp; &quot; it means the user intended to type &quot; &amp; TEXT([.B96]; &quot;@&quot;) &amp; &quot; but made a typo in error&quot;" office:value-type="string" office:string-value="If you see the logic board part number 820-0138 it means the user intended to type 0 but made a typo in error" calcext:value-type="string">
            <text:p>If you see the logic board part number 820-01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0</text:p>
          </table:table-cell>
          <table:table-cell/>
          <table:table-cell table:formula="of:= &quot;If you see the logic board part number &quot; &amp; TEXT([.A97]; &quot;@&quot;) &amp; &quot; it means the user intended to type &quot; &amp; TEXT([.B97]; &quot;@&quot;) &amp; &quot; but made a typo in error&quot;" office:value-type="string" office:string-value="If you see the logic board part number 820-4940 it means the user intended to type 0 but made a typo in error" calcext:value-type="string">
            <text:p>If you see the logic board part number 820-49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71</text:p>
          </table:table-cell>
          <table:table-cell/>
          <table:table-cell table:formula="of:= &quot;If you see the logic board part number &quot; &amp; TEXT([.A98]; &quot;@&quot;) &amp; &quot; it means the user intended to type &quot; &amp; TEXT([.B98]; &quot;@&quot;) &amp; &quot; but made a typo in error&quot;" office:value-type="string" office:string-value="If you see the logic board part number 820-3071 it means the user intended to type 0 but made a typo in error" calcext:value-type="string">
            <text:p>If you see the logic board part number 820-307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7</text:p>
          </table:table-cell>
          <table:table-cell/>
          <table:table-cell table:formula="of:= &quot;If you see the logic board part number &quot; &amp; TEXT([.A99]; &quot;@&quot;) &amp; &quot; it means the user intended to type &quot; &amp; TEXT([.B99]; &quot;@&quot;) &amp; &quot; but made a typo in error&quot;" office:value-type="string" office:string-value="If you see the logic board part number 820-3057 it means the user intended to type 0 but made a typo in error" calcext:value-type="string">
            <text:p>If you see the logic board part number 820-305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14</text:p>
          </table:table-cell>
          <table:table-cell/>
          <table:table-cell table:formula="of:= &quot;If you see the logic board part number &quot; &amp; TEXT([.A100]; &quot;@&quot;) &amp; &quot; it means the user intended to type &quot; &amp; TEXT([.B100]; &quot;@&quot;) &amp; &quot; but made a typo in error&quot;" office:value-type="string" office:string-value="If you see the logic board part number 820-2614 it means the user intended to type 0 but made a typo in error" calcext:value-type="string">
            <text:p>If you see the logic board part number 820-26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4</text:p>
          </table:table-cell>
          <table:table-cell/>
          <table:table-cell table:formula="of:= &quot;If you see the logic board part number &quot; &amp; TEXT([.A101]; &quot;@&quot;) &amp; &quot; it means the user intended to type &quot; &amp; TEXT([.B101]; &quot;@&quot;) &amp; &quot; but made a typo in error&quot;" office:value-type="string" office:string-value="If you see the logic board part number 820-3584 it means the user intended to type 0 but made a typo in error" calcext:value-type="string">
            <text:p>If you see the logic board part number 820-35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4</text:p>
          </table:table-cell>
          <table:table-cell/>
          <table:table-cell table:formula="of:= &quot;If you see the logic board part number &quot; &amp; TEXT([.A102]; &quot;@&quot;) &amp; &quot; it means the user intended to type &quot; &amp; TEXT([.B102]; &quot;@&quot;) &amp; &quot; but made a typo in error&quot;" office:value-type="string" office:string-value="If you see the logic board part number 820-0034 it means the user intended to type 0 but made a typo in error" calcext:value-type="string">
            <text:p>If you see the logic board part number 820-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8</text:p>
          </table:table-cell>
          <table:table-cell/>
          <table:table-cell table:formula="of:= &quot;If you see the logic board part number &quot; &amp; TEXT([.A103]; &quot;@&quot;) &amp; &quot; it means the user intended to type &quot; &amp; TEXT([.B103]; &quot;@&quot;) &amp; &quot; but made a typo in error&quot;" office:value-type="string" office:string-value="If you see the logic board part number 820-3738 it means the user intended to type 0 but made a typo in error" calcext:value-type="string">
            <text:p>If you see the logic board part number 820-37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4</text:p>
          </table:table-cell>
          <table:table-cell/>
          <table:table-cell table:formula="of:= &quot;If you see the logic board part number &quot; &amp; TEXT([.A104]; &quot;@&quot;) &amp; &quot; it means the user intended to type &quot; &amp; TEXT([.B104]; &quot;@&quot;) &amp; &quot; but made a typo in error&quot;" office:value-type="string" office:string-value="If you see the logic board part number 820-0064 it means the user intended to type 0 but made a typo in error" calcext:value-type="string">
            <text:p>If you see the logic board part number 820-00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347</text:p>
          </table:table-cell>
          <table:table-cell/>
          <table:table-cell table:formula="of:= &quot;If you see the logic board part number &quot; &amp; TEXT([.A105]; &quot;@&quot;) &amp; &quot; it means the user intended to type &quot; &amp; TEXT([.B105]; &quot;@&quot;) &amp; &quot; but made a typo in error&quot;" office:value-type="string" office:string-value="If you see the logic board part number 820-4347 it means the user intended to type 0 but made a typo in error" calcext:value-type="string">
            <text:p>If you see the logic board part number 820-43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39</text:p>
          </table:table-cell>
          <table:table-cell/>
          <table:table-cell table:formula="of:= &quot;If you see the logic board part number &quot; &amp; TEXT([.A106]; &quot;@&quot;) &amp; &quot; it means the user intended to type &quot; &amp; TEXT([.B106]; &quot;@&quot;) &amp; &quot; but made a typo in error&quot;" office:value-type="string" office:string-value="If you see the logic board part number 820-2939 it means the user intended to type 0 but made a typo in error" calcext:value-type="string">
            <text:p>If you see the logic board part number 820-2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5</text:p>
          </table:table-cell>
          <table:table-cell/>
          <table:table-cell table:formula="of:= &quot;If you see the logic board part number &quot; &amp; TEXT([.A107]; &quot;@&quot;) &amp; &quot; it means the user intended to type &quot; &amp; TEXT([.B107]; &quot;@&quot;) &amp; &quot; but made a typo in error&quot;" office:value-type="string" office:string-value="If you see the logic board part number 820-3535 it means the user intended to type 0 but made a typo in error" calcext:value-type="string">
            <text:p>If you see the logic board part number 820-35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8</text:p>
          </table:table-cell>
          <table:table-cell/>
          <table:table-cell table:formula="of:= &quot;If you see the logic board part number &quot; &amp; TEXT([.A108]; &quot;@&quot;) &amp; &quot; it means the user intended to type &quot; &amp; TEXT([.B108]; &quot;@&quot;) &amp; &quot; but made a typo in error&quot;" office:value-type="string" office:string-value="If you see the logic board part number 820-0928 it means the user intended to type 0 but made a typo in error" calcext:value-type="string">
            <text:p>If you see the logic board part number 820-09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3</text:p>
          </table:table-cell>
          <table:table-cell/>
          <table:table-cell table:formula="of:= &quot;If you see the logic board part number &quot; &amp; TEXT([.A109]; &quot;@&quot;) &amp; &quot; it means the user intended to type &quot; &amp; TEXT([.B109]; &quot;@&quot;) &amp; &quot; but made a typo in error&quot;" office:value-type="string" office:string-value="If you see the logic board part number 820-2023 it means the user intended to type 0 but made a typo in error" calcext:value-type="string">
            <text:p>If you see the logic board part number 820-20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07</text:p>
          </table:table-cell>
          <table:table-cell/>
          <table:table-cell table:formula="of:= &quot;If you see the logic board part number &quot; &amp; TEXT([.A110]; &quot;@&quot;) &amp; &quot; it means the user intended to type &quot; &amp; TEXT([.B110]; &quot;@&quot;) &amp; &quot; but made a typo in error&quot;" office:value-type="string" office:string-value="If you see the logic board part number 820-2507 it means the user intended to type 0 but made a typo in error" calcext:value-type="string">
            <text:p>If you see the logic board part number 820-250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</text:p>
          </table:table-cell>
          <table:table-cell/>
          <table:table-cell table:formula="of:= &quot;If you see the logic board part number &quot; &amp; TEXT([.A111]; &quot;@&quot;) &amp; &quot; it means the user intended to type &quot; &amp; TEXT([.B111]; &quot;@&quot;) &amp; &quot; but made a typo in error&quot;" office:value-type="string" office:string-value="If you see the logic board part number 820-0015 it means the user intended to type 0 but made a typo in error" calcext:value-type="string">
            <text:p>If you see the logic board part number 820-00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5</text:p>
          </table:table-cell>
          <table:table-cell/>
          <table:table-cell table:formula="of:= &quot;If you see the logic board part number &quot; &amp; TEXT([.A112]; &quot;@&quot;) &amp; &quot; it means the user intended to type &quot; &amp; TEXT([.B112]; &quot;@&quot;) &amp; &quot; but made a typo in error&quot;" office:value-type="string" office:string-value="If you see the logic board part number 820-3635 it means the user intended to type 0 but made a typo in error" calcext:value-type="string">
            <text:p>If you see the logic board part number 820-36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67</text:p>
          </table:table-cell>
          <table:table-cell/>
          <table:table-cell table:formula="of:= &quot;If you see the logic board part number &quot; &amp; TEXT([.A113]; &quot;@&quot;) &amp; &quot; it means the user intended to type &quot; &amp; TEXT([.B113]; &quot;@&quot;) &amp; &quot; but made a typo in error&quot;" office:value-type="string" office:string-value="If you see the logic board part number 820-3467 it means the user intended to type 0 but made a typo in error" calcext:value-type="string">
            <text:p>If you see the logic board part number 820-34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</text:p>
          </table:table-cell>
          <table:table-cell/>
          <table:table-cell table:formula="of:= &quot;If you see the logic board part number &quot; &amp; TEXT([.A114]; &quot;@&quot;) &amp; &quot; it means the user intended to type &quot; &amp; TEXT([.B114]; &quot;@&quot;) &amp; &quot; but made a typo in error&quot;" office:value-type="string" office:string-value="If you see the logic board part number 820-0165 it means the user intended to type 0 but made a typo in error" calcext:value-type="string">
            <text:p>If you see the logic board part number 820-01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1</text:p>
          </table:table-cell>
          <table:table-cell/>
          <table:table-cell table:formula="of:= &quot;If you see the logic board part number &quot; &amp; TEXT([.A115]; &quot;@&quot;) &amp; &quot; it means the user intended to type &quot; &amp; TEXT([.B115]; &quot;@&quot;) &amp; &quot; but made a typo in error&quot;" office:value-type="string" office:string-value="If you see the logic board part number 820-2361 it means the user intended to type 0 but made a typo in error" calcext:value-type="string">
            <text:p>If you see the logic board part number 820-23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24</text:p>
          </table:table-cell>
          <table:table-cell/>
          <table:table-cell table:formula="of:= &quot;If you see the logic board part number &quot; &amp; TEXT([.A116]; &quot;@&quot;) &amp; &quot; it means the user intended to type &quot; &amp; TEXT([.B116]; &quot;@&quot;) &amp; &quot; but made a typo in error&quot;" office:value-type="string" office:string-value="If you see the logic board part number 820-2924 it means the user intended to type 0 but made a typo in error" calcext:value-type="string">
            <text:p>If you see the logic board part number 820-29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32</text:p>
          </table:table-cell>
          <table:table-cell/>
          <table:table-cell table:formula="of:= &quot;If you see the logic board part number &quot; &amp; TEXT([.A117]; &quot;@&quot;) &amp; &quot; it means the user intended to type &quot; &amp; TEXT([.B117]; &quot;@&quot;) &amp; &quot; but made a typo in error&quot;" office:value-type="string" office:string-value="If you see the logic board part number 820-2132 it means the user intended to type 0 but made a typo in error" calcext:value-type="string">
            <text:p>If you see the logic board part number 820-21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00</text:p>
          </table:table-cell>
          <table:table-cell/>
          <table:table-cell table:formula="of:= &quot;If you see the logic board part number &quot; &amp; TEXT([.A118]; &quot;@&quot;) &amp; &quot; it means the user intended to type &quot; &amp; TEXT([.B118]; &quot;@&quot;) &amp; &quot; but made a typo in error&quot;" office:value-type="string" office:string-value="If you see the logic board part number 820-1700 it means the user intended to type 0 but made a typo in error" calcext:value-type="string">
            <text:p>If you see the logic board part number 820-17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40</text:p>
          </table:table-cell>
          <table:table-cell/>
          <table:table-cell table:formula="of:= &quot;If you see the logic board part number &quot; &amp; TEXT([.A119]; &quot;@&quot;) &amp; &quot; it means the user intended to type &quot; &amp; TEXT([.B119]; &quot;@&quot;) &amp; &quot; but made a typo in error&quot;" office:value-type="string" office:string-value="If you see the logic board part number 820-2140 it means the user intended to type 0 but made a typo in error" calcext:value-type="string">
            <text:p>If you see the logic board part number 820-21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41</text:p>
          </table:table-cell>
          <table:table-cell/>
          <table:table-cell table:formula="of:= &quot;If you see the logic board part number &quot; &amp; TEXT([.A120]; &quot;@&quot;) &amp; &quot; it means the user intended to type &quot; &amp; TEXT([.B120]; &quot;@&quot;) &amp; &quot; but made a typo in error&quot;" office:value-type="string" office:string-value="If you see the logic board part number 820-2641 it means the user intended to type 0 but made a typo in error" calcext:value-type="string">
            <text:p>If you see the logic board part number 820-26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7</text:p>
          </table:table-cell>
          <table:table-cell/>
          <table:table-cell table:formula="of:= &quot;If you see the logic board part number &quot; &amp; TEXT([.A121]; &quot;@&quot;) &amp; &quot; it means the user intended to type &quot; &amp; TEXT([.B121]; &quot;@&quot;) &amp; &quot; but made a typo in error&quot;" office:value-type="string" office:string-value="If you see the logic board part number 820-3637 it means the user intended to type 0 but made a typo in error" calcext:value-type="string">
            <text:p>If you see the logic board part number 820-36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52</text:p>
          </table:table-cell>
          <table:table-cell/>
          <table:table-cell table:formula="of:= &quot;If you see the logic board part number &quot; &amp; TEXT([.A122]; &quot;@&quot;) &amp; &quot; it means the user intended to type &quot; &amp; TEXT([.B122]; &quot;@&quot;) &amp; &quot; but made a typo in error&quot;" office:value-type="string" office:string-value="If you see the logic board part number 820-4652 it means the user intended to type 0 but made a typo in error" calcext:value-type="string">
            <text:p>If you see the logic board part number 820-46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885</text:p>
          </table:table-cell>
          <table:table-cell/>
          <table:table-cell table:formula="of:= &quot;If you see the logic board part number &quot; &amp; TEXT([.A123]; &quot;@&quot;) &amp; &quot; it means the user intended to type &quot; &amp; TEXT([.B123]; &quot;@&quot;) &amp; &quot; but made a typo in error&quot;" office:value-type="string" office:string-value="If you see the logic board part number 820-3885 it means the user intended to type 0 but made a typo in error" calcext:value-type="string">
            <text:p>If you see the logic board part number 820-38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62</text:p>
          </table:table-cell>
          <table:table-cell/>
          <table:table-cell table:formula="of:= &quot;If you see the logic board part number &quot; &amp; TEXT([.A124]; &quot;@&quot;) &amp; &quot; it means the user intended to type &quot; &amp; TEXT([.B124]; &quot;@&quot;) &amp; &quot; but made a typo in error&quot;" office:value-type="string" office:string-value="If you see the logic board part number 820-2462 it means the user intended to type 0 but made a typo in error" calcext:value-type="string">
            <text:p>If you see the logic board part number 820-24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1</text:p>
          </table:table-cell>
          <table:table-cell/>
          <table:table-cell table:formula="of:= &quot;If you see the logic board part number &quot; &amp; TEXT([.A125]; &quot;@&quot;) &amp; &quot; it means the user intended to type &quot; &amp; TEXT([.B125]; &quot;@&quot;) &amp; &quot; but made a typo in error&quot;" office:value-type="string" office:string-value="If you see the logic board part number 820-3481 it means the user intended to type 0 but made a typo in error" calcext:value-type="string">
            <text:p>If you see the logic board part number 820-348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62</text:p>
          </table:table-cell>
          <table:table-cell/>
          <table:table-cell table:formula="of:= &quot;If you see the logic board part number &quot; &amp; TEXT([.A126]; &quot;@&quot;) &amp; &quot; it means the user intended to type &quot; &amp; TEXT([.B126]; &quot;@&quot;) &amp; &quot; but made a typo in error&quot;" office:value-type="string" office:string-value="If you see the logic board part number 820-2262 it means the user intended to type 0 but made a typo in error" calcext:value-type="string">
            <text:p>If you see the logic board part number 820-22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58</text:p>
          </table:table-cell>
          <table:table-cell/>
          <table:table-cell table:formula="of:= &quot;If you see the logic board part number &quot; &amp; TEXT([.A127]; &quot;@&quot;) &amp; &quot; it means the user intended to type &quot; &amp; TEXT([.B127]; &quot;@&quot;) &amp; &quot; but made a typo in error&quot;" office:value-type="string" office:string-value="If you see the logic board part number 820-3558 it means the user intended to type 0 but made a typo in error" calcext:value-type="string">
            <text:p>If you see the logic board part number 820-35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76</text:p>
          </table:table-cell>
          <table:table-cell/>
          <table:table-cell table:formula="of:= &quot;If you see the logic board part number &quot; &amp; TEXT([.A128]; &quot;@&quot;) &amp; &quot; it means the user intended to type &quot; &amp; TEXT([.B128]; &quot;@&quot;) &amp; &quot; but made a typo in error&quot;" office:value-type="string" office:string-value="If you see the logic board part number 820-1976 it means the user intended to type 0 but made a typo in error" calcext:value-type="string">
            <text:p>If you see the logic board part number 820-19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01</text:p>
          </table:table-cell>
          <table:table-cell/>
          <table:table-cell table:formula="of:= &quot;If you see the logic board part number &quot; &amp; TEXT([.A129]; &quot;@&quot;) &amp; &quot; it means the user intended to type &quot; &amp; TEXT([.B129]; &quot;@&quot;) &amp; &quot; but made a typo in error&quot;" office:value-type="string" office:string-value="If you see the logic board part number 820-2101 it means the user intended to type 0 but made a typo in error" calcext:value-type="string">
            <text:p>If you see the logic board part number 820-21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075</text:p>
          </table:table-cell>
          <table:table-cell/>
          <table:table-cell table:formula="of:= &quot;If you see the logic board part number &quot; &amp; TEXT([.A130]; &quot;@&quot;) &amp; &quot; it means the user intended to type &quot; &amp; TEXT([.B130]; &quot;@&quot;) &amp; &quot; but made a typo in error&quot;" office:value-type="string" office:string-value="If you see the logic board part number 820-1075 it means the user intended to type 0 but made a typo in error" calcext:value-type="string">
            <text:p>If you see the logic board part number 820-10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62</text:p>
          </table:table-cell>
          <table:table-cell/>
          <table:table-cell table:formula="of:= &quot;If you see the logic board part number &quot; &amp; TEXT([.A131]; &quot;@&quot;) &amp; &quot; it means the user intended to type &quot; &amp; TEXT([.B131]; &quot;@&quot;) &amp; &quot; but made a typo in error&quot;" office:value-type="string" office:string-value="If you see the logic board part number 820-3362 it means the user intended to type 0 but made a typo in error" calcext:value-type="string">
            <text:p>If you see the logic board part number 820-33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21</text:p>
          </table:table-cell>
          <table:table-cell/>
          <table:table-cell table:formula="of:= &quot;If you see the logic board part number &quot; &amp; TEXT([.A132]; &quot;@&quot;) &amp; &quot; it means the user intended to type &quot; &amp; TEXT([.B132]; &quot;@&quot;) &amp; &quot; but made a typo in error&quot;" office:value-type="string" office:string-value="If you see the logic board part number 820-1521 it means the user intended to type 0 but made a typo in error" calcext:value-type="string">
            <text:p>If you see the logic board part number 820-1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7</text:p>
          </table:table-cell>
          <table:table-cell/>
          <table:table-cell table:formula="of:= &quot;If you see the logic board part number &quot; &amp; TEXT([.A133]; &quot;@&quot;) &amp; &quot; it means the user intended to type &quot; &amp; TEXT([.B133]; &quot;@&quot;) &amp; &quot; but made a typo in error&quot;" office:value-type="string" office:string-value="If you see the logic board part number 820-3227 it means the user intended to type 0 but made a typo in error" calcext:value-type="string">
            <text:p>If you see the logic board part number 820-32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029</text:p>
          </table:table-cell>
          <table:table-cell/>
          <table:table-cell table:formula="of:= &quot;If you see the logic board part number &quot; &amp; TEXT([.A134]; &quot;@&quot;) &amp; &quot; it means the user intended to type &quot; &amp; TEXT([.B134]; &quot;@&quot;) &amp; &quot; but made a typo in error&quot;" office:value-type="string" office:string-value="If you see the logic board part number 820-5029 it means the user intended to type 0 but made a typo in error" calcext:value-type="string">
            <text:p>If you see the logic board part number 820-50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87</text:p>
          </table:table-cell>
          <table:table-cell/>
          <table:table-cell table:formula="of:= &quot;If you see the logic board part number &quot; &amp; TEXT([.A135]; &quot;@&quot;) &amp; &quot; it means the user intended to type &quot; &amp; TEXT([.B135]; &quot;@&quot;) &amp; &quot; but made a typo in error&quot;" office:value-type="string" office:string-value="If you see the logic board part number 820-1987 it means the user intended to type 0 but made a typo in error" calcext:value-type="string">
            <text:p>If you see the logic board part number 820-1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</text:p>
          </table:table-cell>
          <table:table-cell/>
          <table:table-cell table:formula="of:= &quot;If you see the logic board part number &quot; &amp; TEXT([.A136]; &quot;@&quot;) &amp; &quot; it means the user intended to type &quot; &amp; TEXT([.B136]; &quot;@&quot;) &amp; &quot; but made a typo in error&quot;" office:value-type="string" office:string-value="If you see the logic board part number 820-0092 it means the user intended to type 0 but made a typo in error" calcext:value-type="string">
            <text:p>If you see the logic board part number 820-00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494</text:p>
          </table:table-cell>
          <table:table-cell/>
          <table:table-cell table:formula="of:= &quot;If you see the logic board part number &quot; &amp; TEXT([.A137]; &quot;@&quot;) &amp; &quot; it means the user intended to type &quot; &amp; TEXT([.B137]; &quot;@&quot;) &amp; &quot; but made a typo in error&quot;" office:value-type="string" office:string-value="If you see the logic board part number 820-1494 it means the user intended to type 0 but made a typo in error" calcext:value-type="string">
            <text:p>If you see the logic board part number 820-1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83</text:p>
          </table:table-cell>
          <table:table-cell/>
          <table:table-cell table:formula="of:= &quot;If you see the logic board part number &quot; &amp; TEXT([.A138]; &quot;@&quot;) &amp; &quot; it means the user intended to type &quot; &amp; TEXT([.B138]; &quot;@&quot;) &amp; &quot; but made a typo in error&quot;" office:value-type="string" office:string-value="If you see the logic board part number 820-2883 it means the user intended to type 0 but made a typo in error" calcext:value-type="string">
            <text:p>If you see the logic board part number 820-288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0</text:p>
          </table:table-cell>
          <table:table-cell/>
          <table:table-cell table:formula="of:= &quot;If you see the logic board part number &quot; &amp; TEXT([.A139]; &quot;@&quot;) &amp; &quot; it means the user intended to type &quot; &amp; TEXT([.B139]; &quot;@&quot;) &amp; &quot; but made a typo in error&quot;" office:value-type="string" office:string-value="If you see the logic board part number 820-0050 it means the user intended to type 0 but made a typo in error" calcext:value-type="string">
            <text:p>If you see the logic board part number 820-00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98</text:p>
          </table:table-cell>
          <table:table-cell/>
          <table:table-cell table:formula="of:= &quot;If you see the logic board part number &quot; &amp; TEXT([.A140]; &quot;@&quot;) &amp; &quot; it means the user intended to type &quot; &amp; TEXT([.B140]; &quot;@&quot;) &amp; &quot; but made a typo in error&quot;" office:value-type="string" office:string-value="If you see the logic board part number 820-1598 it means the user intended to type 0 but made a typo in error" calcext:value-type="string">
            <text:p>If you see the logic board part number 820-15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330</text:p>
          </table:table-cell>
          <table:table-cell/>
          <table:table-cell table:formula="of:= &quot;If you see the logic board part number &quot; &amp; TEXT([.A141]; &quot;@&quot;) &amp; &quot; it means the user intended to type &quot; &amp; TEXT([.B141]; &quot;@&quot;) &amp; &quot; but made a typo in error&quot;" office:value-type="string" office:string-value="If you see the logic board part number 820-8330 it means the user intended to type 0 but made a typo in error" calcext:value-type="string">
            <text:p>If you see the logic board part number 820-83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23</text:p>
          </table:table-cell>
          <table:table-cell/>
          <table:table-cell table:formula="of:= &quot;If you see the logic board part number &quot; &amp; TEXT([.A142]; &quot;@&quot;) &amp; &quot; it means the user intended to type &quot; &amp; TEXT([.B142]; &quot;@&quot;) &amp; &quot; but made a typo in error&quot;" office:value-type="string" office:string-value="If you see the logic board part number 820-3323 it means the user intended to type 0 but made a typo in error" calcext:value-type="string">
            <text:p>If you see the logic board part number 820-33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99</text:p>
          </table:table-cell>
          <table:table-cell/>
          <table:table-cell table:formula="of:= &quot;If you see the logic board part number &quot; &amp; TEXT([.A143]; &quot;@&quot;) &amp; &quot; it means the user intended to type &quot; &amp; TEXT([.B143]; &quot;@&quot;) &amp; &quot; but made a typo in error&quot;" office:value-type="string" office:string-value="If you see the logic board part number 820-2899 it means the user intended to type 0 but made a typo in error" calcext:value-type="string">
            <text:p>If you see the logic board part number 820-28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13</text:p>
          </table:table-cell>
          <table:table-cell/>
          <table:table-cell table:formula="of:= &quot;If you see the logic board part number &quot; &amp; TEXT([.A144]; &quot;@&quot;) &amp; &quot; it means the user intended to type &quot; &amp; TEXT([.B144]; &quot;@&quot;) &amp; &quot; but made a typo in error&quot;" office:value-type="string" office:string-value="If you see the logic board part number 820-3113 it means the user intended to type 0 but made a typo in error" calcext:value-type="string">
            <text:p>If you see the logic board part number 820-31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17</text:p>
          </table:table-cell>
          <table:table-cell/>
          <table:table-cell table:formula="of:= &quot;If you see the logic board part number &quot; &amp; TEXT([.A145]; &quot;@&quot;) &amp; &quot; it means the user intended to type &quot; &amp; TEXT([.B145]; &quot;@&quot;) &amp; &quot; but made a typo in error&quot;" office:value-type="string" office:string-value="If you see the logic board part number 820-3417 it means the user intended to type 0 but made a typo in error" calcext:value-type="string">
            <text:p>If you see the logic board part number 820-341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4</text:p>
          </table:table-cell>
          <table:table-cell/>
          <table:table-cell table:formula="of:= &quot;If you see the logic board part number &quot; &amp; TEXT([.A146]; &quot;@&quot;) &amp; &quot; it means the user intended to type &quot; &amp; TEXT([.B146]; &quot;@&quot;) &amp; &quot; but made a typo in error&quot;" office:value-type="string" office:string-value="If you see the logic board part number 820-2494 it means the user intended to type 0 but made a typo in error" calcext:value-type="string">
            <text:p>If you see the logic board part number 820-2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77</text:p>
          </table:table-cell>
          <table:table-cell/>
          <table:table-cell table:formula="of:= &quot;If you see the logic board part number &quot; &amp; TEXT([.A147]; &quot;@&quot;) &amp; &quot; it means the user intended to type &quot; &amp; TEXT([.B147]; &quot;@&quot;) &amp; &quot; but made a typo in error&quot;" office:value-type="string" office:string-value="If you see the logic board part number 820-2577 it means the user intended to type 0 but made a typo in error" calcext:value-type="string">
            <text:p>If you see the logic board part number 820-25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94</text:p>
          </table:table-cell>
          <table:table-cell/>
          <table:table-cell table:formula="of:= &quot;If you see the logic board part number &quot; &amp; TEXT([.A148]; &quot;@&quot;) &amp; &quot; it means the user intended to type &quot; &amp; TEXT([.B148]; &quot;@&quot;) &amp; &quot; but made a typo in error&quot;" office:value-type="string" office:string-value="If you see the logic board part number 820-5494 it means the user intended to type 0 but made a typo in error" calcext:value-type="string">
            <text:p>If you see the logic board part number 820-5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8</text:p>
          </table:table-cell>
          <table:table-cell/>
          <table:table-cell table:formula="of:= &quot;If you see the logic board part number &quot; &amp; TEXT([.A149]; &quot;@&quot;) &amp; &quot; it means the user intended to type &quot; &amp; TEXT([.B149]; &quot;@&quot;) &amp; &quot; but made a typo in error&quot;" office:value-type="string" office:string-value="If you see the logic board part number 820-3228 it means the user intended to type 0 but made a typo in error" calcext:value-type="string">
            <text:p>If you see the logic board part number 820-32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6</text:p>
          </table:table-cell>
          <table:table-cell/>
          <table:table-cell table:formula="of:= &quot;If you see the logic board part number &quot; &amp; TEXT([.A150]; &quot;@&quot;) &amp; &quot; it means the user intended to type &quot; &amp; TEXT([.B150]; &quot;@&quot;) &amp; &quot; but made a typo in error&quot;" office:value-type="string" office:string-value="If you see the logic board part number 820-3546 it means the user intended to type 0 but made a typo in error" calcext:value-type="string">
            <text:p>If you see the logic board part number 820-354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28</text:p>
          </table:table-cell>
          <table:table-cell/>
          <table:table-cell table:formula="of:= &quot;If you see the logic board part number &quot; &amp; TEXT([.A151]; &quot;@&quot;) &amp; &quot; it means the user intended to type &quot; &amp; TEXT([.B151]; &quot;@&quot;) &amp; &quot; but made a typo in error&quot;" office:value-type="string" office:string-value="If you see the logic board part number 820-2128 it means the user intended to type 0 but made a typo in error" calcext:value-type="string">
            <text:p>If you see the logic board part number 820-21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7</text:p>
          </table:table-cell>
          <table:table-cell/>
          <table:table-cell table:formula="of:= &quot;If you see the logic board part number &quot; &amp; TEXT([.A152]; &quot;@&quot;) &amp; &quot; it means the user intended to type &quot; &amp; TEXT([.B152]; &quot;@&quot;) &amp; &quot; but made a typo in error&quot;" office:value-type="string" office:string-value="If you see the logic board part number 820-4927 it means the user intended to type 0 but made a typo in error" calcext:value-type="string">
            <text:p>If you see the logic board part number 820-49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76</text:p>
          </table:table-cell>
          <table:table-cell/>
          <table:table-cell table:formula="of:= &quot;If you see the logic board part number &quot; &amp; TEXT([.A153]; &quot;@&quot;) &amp; &quot; it means the user intended to type &quot; &amp; TEXT([.B153]; &quot;@&quot;) &amp; &quot; but made a typo in error&quot;" office:value-type="string" office:string-value="If you see the logic board part number 820-2476 it means the user intended to type 0 but made a typo in error" calcext:value-type="string">
            <text:p>If you see the logic board part number 820-24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19</text:p>
          </table:table-cell>
          <table:table-cell/>
          <table:table-cell table:formula="of:= &quot;If you see the logic board part number &quot; &amp; TEXT([.A154]; &quot;@&quot;) &amp; &quot; it means the user intended to type &quot; &amp; TEXT([.B154]; &quot;@&quot;) &amp; &quot; but made a typo in error&quot;" office:value-type="string" office:string-value="If you see the logic board part number 820-2519 it means the user intended to type 0 but made a typo in error" calcext:value-type="string">
            <text:p>If you see the logic board part number 820-251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2</text:p>
          </table:table-cell>
          <table:table-cell/>
          <table:table-cell table:formula="of:= &quot;If you see the logic board part number &quot; &amp; TEXT([.A155]; &quot;@&quot;) &amp; &quot; it means the user intended to type &quot; &amp; TEXT([.B155]; &quot;@&quot;) &amp; &quot; but made a typo in error&quot;" office:value-type="string" office:string-value="If you see the logic board part number 820-3202 it means the user intended to type 0 but made a typo in error" calcext:value-type="string">
            <text:p>If you see the logic board part number 820-32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47</text:p>
          </table:table-cell>
          <table:table-cell/>
          <table:table-cell table:formula="of:= &quot;If you see the logic board part number &quot; &amp; TEXT([.A156]; &quot;@&quot;) &amp; &quot; it means the user intended to type &quot; &amp; TEXT([.B156]; &quot;@&quot;) &amp; &quot; but made a typo in error&quot;" office:value-type="string" office:string-value="If you see the logic board part number 820-3747 it means the user intended to type 0 but made a typo in error" calcext:value-type="string">
            <text:p>If you see the logic board part number 820-37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509</text:p>
          </table:table-cell>
          <table:table-cell/>
          <table:table-cell table:formula="of:= &quot;If you see the logic board part number &quot; &amp; TEXT([.A157]; &quot;@&quot;) &amp; &quot; it means the user intended to type &quot; &amp; TEXT([.B157]; &quot;@&quot;) &amp; &quot; but made a typo in error&quot;" office:value-type="string" office:string-value="If you see the logic board part number 820-5509 it means the user intended to type 0 but made a typo in error" calcext:value-type="string">
            <text:p>If you see the logic board part number 820-55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42</text:p>
          </table:table-cell>
          <table:table-cell/>
          <table:table-cell table:formula="of:= &quot;If you see the logic board part number &quot; &amp; TEXT([.A158]; &quot;@&quot;) &amp; &quot; it means the user intended to type &quot; &amp; TEXT([.B158]; &quot;@&quot;) &amp; &quot; but made a typo in error&quot;" office:value-type="string" office:string-value="If you see the logic board part number 820-3942 it means the user intended to type 0 but made a typo in error" calcext:value-type="string">
            <text:p>If you see the logic board part number 820-394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4</text:p>
          </table:table-cell>
          <table:table-cell/>
          <table:table-cell table:formula="of:= &quot;If you see the logic board part number &quot; &amp; TEXT([.A159]; &quot;@&quot;) &amp; &quot; it means the user intended to type &quot; &amp; TEXT([.B159]; &quot;@&quot;) &amp; &quot; but made a typo in error&quot;" office:value-type="string" office:string-value="If you see the logic board part number 820-3534 it means the user intended to type 0 but made a typo in error" calcext:value-type="string">
            <text:p>If you see the logic board part number 820-35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6</text:p>
          </table:table-cell>
          <table:table-cell/>
          <table:table-cell table:formula="of:= &quot;If you see the logic board part number &quot; &amp; TEXT([.A160]; &quot;@&quot;) &amp; &quot; it means the user intended to type &quot; &amp; TEXT([.B160]; &quot;@&quot;) &amp; &quot; but made a typo in error&quot;" office:value-type="string" office:string-value="If you see the logic board part number 820-2366 it means the user intended to type 0 but made a typo in error" calcext:value-type="string">
            <text:p>If you see the logic board part number 820-236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4</text:p>
          </table:table-cell>
          <table:table-cell/>
          <table:table-cell table:formula="of:= &quot;If you see the logic board part number &quot; &amp; TEXT([.A161]; &quot;@&quot;) &amp; &quot; it means the user intended to type &quot; &amp; TEXT([.B161]; &quot;@&quot;) &amp; &quot; but made a typo in error&quot;" office:value-type="string" office:string-value="If you see the logic board part number 820-3034 it means the user intended to type 0 but made a typo in error" calcext:value-type="string">
            <text:p>If you see the logic board part number 820-3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60</text:p>
          </table:table-cell>
          <table:table-cell/>
          <table:table-cell table:formula="of:= &quot;If you see the logic board part number &quot; &amp; TEXT([.A162]; &quot;@&quot;) &amp; &quot; it means the user intended to type &quot; &amp; TEXT([.B162]; &quot;@&quot;) &amp; &quot; but made a typo in error&quot;" office:value-type="string" office:string-value="If you see the logic board part number 820-3660 it means the user intended to type 0 but made a typo in error" calcext:value-type="string">
            <text:p>If you see the logic board part number 820-366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79</text:p>
          </table:table-cell>
          <table:table-cell/>
          <table:table-cell table:formula="of:= &quot;If you see the logic board part number &quot; &amp; TEXT([.A163]; &quot;@&quot;) &amp; &quot; it means the user intended to type &quot; &amp; TEXT([.B163]; &quot;@&quot;) &amp; &quot; but made a typo in error&quot;" office:value-type="string" office:string-value="If you see the logic board part number 820-2779 it means the user intended to type 0 but made a typo in error" calcext:value-type="string">
            <text:p>If you see the logic board part number 820-2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7</text:p>
          </table:table-cell>
          <table:table-cell/>
          <table:table-cell table:formula="of:= &quot;If you see the logic board part number &quot; &amp; TEXT([.A164]; &quot;@&quot;) &amp; &quot; it means the user intended to type &quot; &amp; TEXT([.B164]; &quot;@&quot;) &amp; &quot; but made a typo in error&quot;" office:value-type="string" office:string-value="If you see the logic board part number 820-2997 it means the user intended to type 0 but made a typo in error" calcext:value-type="string">
            <text:p>If you see the logic board part number 820-29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39</text:p>
          </table:table-cell>
          <table:table-cell/>
          <table:table-cell table:formula="of:= &quot;If you see the logic board part number &quot; &amp; TEXT([.A165]; &quot;@&quot;) &amp; &quot; it means the user intended to type &quot; &amp; TEXT([.B165]; &quot;@&quot;) &amp; &quot; but made a typo in error&quot;" office:value-type="string" office:string-value="If you see the logic board part number 820-0239 it means the user intended to type 0 but made a typo in error" calcext:value-type="string">
            <text:p>If you see the logic board part number 820-02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5</text:p>
          </table:table-cell>
          <table:table-cell/>
          <table:table-cell table:formula="of:= &quot;If you see the logic board part number &quot; &amp; TEXT([.A166]; &quot;@&quot;) &amp; &quot; it means the user intended to type &quot; &amp; TEXT([.B166]; &quot;@&quot;) &amp; &quot; but made a typo in error&quot;" office:value-type="string" office:string-value="If you see the logic board part number 820-3475 it means the user intended to type 0 but made a typo in error" calcext:value-type="string">
            <text:p>If you see the logic board part number 820-34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</text:p>
          </table:table-cell>
          <table:table-cell/>
          <table:table-cell table:formula="of:= &quot;If you see the logic board part number &quot; &amp; TEXT([.A167]; &quot;@&quot;) &amp; &quot; it means the user intended to type &quot; &amp; TEXT([.B167]; &quot;@&quot;) &amp; &quot; but made a typo in error&quot;" office:value-type="string" office:string-value="If you see the logic board part number 820-0141 it means the user intended to type 0 but made a typo in error" calcext:value-type="string">
            <text:p>If you see the logic board part number 820-01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2</text:p>
          </table:table-cell>
          <table:table-cell/>
          <table:table-cell table:formula="of:= &quot;If you see the logic board part number &quot; &amp; TEXT([.A168]; &quot;@&quot;) &amp; &quot; it means the user intended to type &quot; &amp; TEXT([.B168]; &quot;@&quot;) &amp; &quot; but made a typo in error&quot;" office:value-type="string" office:string-value="If you see the logic board part number 820-0152 it means the user intended to type 0 but made a typo in error" calcext:value-type="string">
            <text:p>If you see the logic board part number 820-01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4</text:p>
          </table:table-cell>
          <table:table-cell/>
          <table:table-cell table:formula="of:= &quot;If you see the logic board part number &quot; &amp; TEXT([.A169]; &quot;@&quot;) &amp; &quot; it means the user intended to type &quot; &amp; TEXT([.B169]; &quot;@&quot;) &amp; &quot; but made a typo in error&quot;" office:value-type="string" office:string-value="If you see the logic board part number 820-0084 it means the user intended to type 0 but made a typo in error" calcext:value-type="string">
            <text:p>If you see the logic board part number 820-00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7</text:p>
          </table:table-cell>
          <table:table-cell/>
          <table:table-cell table:formula="of:= &quot;If you see the logic board part number &quot; &amp; TEXT([.A170]; &quot;@&quot;) &amp; &quot; it means the user intended to type &quot; &amp; TEXT([.B170]; &quot;@&quot;) &amp; &quot; but made a typo in error&quot;" office:value-type="string" office:string-value="If you see the logic board part number 820-3737 it means the user intended to type 0 but made a typo in error" calcext:value-type="string">
            <text:p>If you see the logic board part number 820-37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5</text:p>
          </table:table-cell>
          <table:table-cell/>
          <table:table-cell table:formula="of:= &quot;If you see the logic board part number &quot; &amp; TEXT([.A171]; &quot;@&quot;) &amp; &quot; it means the user intended to type &quot; &amp; TEXT([.B171]; &quot;@&quot;) &amp; &quot; but made a typo in error&quot;" office:value-type="string" office:string-value="If you see the logic board part number 820-4925 it means the user intended to type 0 but made a typo in error" calcext:value-type="string">
            <text:p>If you see the logic board part number 820-492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15</text:p>
          </table:table-cell>
          <table:table-cell/>
          <table:table-cell table:formula="of:= &quot;If you see the logic board part number &quot; &amp; TEXT([.A172]; &quot;@&quot;) &amp; &quot; it means the user intended to type &quot; &amp; TEXT([.B172]; &quot;@&quot;) &amp; &quot; but made a typo in error&quot;" office:value-type="string" office:string-value="If you see the logic board part number 820-3315 it means the user intended to type 0 but made a typo in error" calcext:value-type="string">
            <text:p>If you see the logic board part number 820-33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209</text:p>
          </table:table-cell>
          <table:table-cell/>
          <table:table-cell table:formula="of:= &quot;If you see the logic board part number &quot; &amp; TEXT([.A173]; &quot;@&quot;) &amp; &quot; it means the user intended to type &quot; &amp; TEXT([.B173]; &quot;@&quot;) &amp; &quot; but made a typo in error&quot;" office:value-type="string" office:string-value="If you see the logic board part number 820-5209 it means the user intended to type 0 but made a typo in error" calcext:value-type="string">
            <text:p>If you see the logic board part number 820-52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8</text:p>
          </table:table-cell>
          <table:table-cell/>
          <table:table-cell table:formula="of:= &quot;If you see the logic board part number &quot; &amp; TEXT([.A174]; &quot;@&quot;) &amp; &quot; it means the user intended to type &quot; &amp; TEXT([.B174]; &quot;@&quot;) &amp; &quot; but made a typo in error&quot;" office:value-type="string" office:string-value="If you see the logic board part number 820-3298 it means the user intended to type 0 but made a typo in error" calcext:value-type="string">
            <text:p>If you see the logic board part number 820-3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0</text:p>
          </table:table-cell>
          <table:table-cell/>
          <table:table-cell table:formula="of:= &quot;If you see the logic board part number &quot; &amp; TEXT([.A175]; &quot;@&quot;) &amp; &quot; it means the user intended to type &quot; &amp; TEXT([.B175]; &quot;@&quot;) &amp; &quot; but made a typo in error&quot;" office:value-type="string" office:string-value="If you see the logic board part number 820-2020 it means the user intended to type 0 but made a typo in error" calcext:value-type="string">
            <text:p>If you see the logic board part number 820-202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3</text:p>
          </table:table-cell>
          <table:table-cell/>
          <table:table-cell table:formula="of:= &quot;If you see the logic board part number &quot; &amp; TEXT([.A176]; &quot;@&quot;) &amp; &quot; it means the user intended to type &quot; &amp; TEXT([.B176]; &quot;@&quot;) &amp; &quot; but made a typo in error&quot;" office:value-type="string" office:string-value="If you see the logic board part number 820-0923 it means the user intended to type 0 but made a typo in error" calcext:value-type="string">
            <text:p>If you see the logic board part number 820-09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49</text:p>
          </table:table-cell>
          <table:table-cell/>
          <table:table-cell table:formula="of:= &quot;If you see the logic board part number &quot; &amp; TEXT([.A177]; &quot;@&quot;) &amp; &quot; it means the user intended to type &quot; &amp; TEXT([.B177]; &quot;@&quot;) &amp; &quot; but made a typo in error&quot;" office:value-type="string" office:string-value="If you see the logic board part number 820-1949 it means the user intended to type 0 but made a typo in error" calcext:value-type="string">
            <text:p>If you see the logic board part number 820-19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79</text:p>
          </table:table-cell>
          <table:table-cell/>
          <table:table-cell table:formula="of:= &quot;If you see the logic board part number &quot; &amp; TEXT([.A178]; &quot;@&quot;) &amp; &quot; it means the user intended to type &quot; &amp; TEXT([.B178]; &quot;@&quot;) &amp; &quot; but made a typo in error&quot;" office:value-type="string" office:string-value="If you see the logic board part number 820-2279 it means the user intended to type 0 but made a typo in error" calcext:value-type="string">
            <text:p>If you see the logic board part number 820-22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814</text:p>
          </table:table-cell>
          <table:table-cell/>
          <table:table-cell table:formula="of:= &quot;If you see the logic board part number &quot; &amp; TEXT([.A179]; &quot;@&quot;) &amp; &quot; it means the user intended to type &quot; &amp; TEXT([.B179]; &quot;@&quot;) &amp; &quot; but made a typo in error&quot;" office:value-type="string" office:string-value="If you see the logic board part number 820-1814 it means the user intended to type 0 but made a typo in error" calcext:value-type="string">
            <text:p>If you see the logic board part number 820-18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64</text:p>
          </table:table-cell>
          <table:table-cell/>
          <table:table-cell table:formula="of:= &quot;If you see the logic board part number &quot; &amp; TEXT([.A180]; &quot;@&quot;) &amp; &quot; it means the user intended to type &quot; &amp; TEXT([.B180]; &quot;@&quot;) &amp; &quot; but made a typo in error&quot;" office:value-type="string" office:string-value="If you see the logic board part number 820-3764 it means the user intended to type 0 but made a typo in error" calcext:value-type="string">
            <text:p>If you see the logic board part number 820-37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5</text:p>
          </table:table-cell>
          <table:table-cell/>
          <table:table-cell table:formula="of:= &quot;If you see the logic board part number &quot; &amp; TEXT([.A181]; &quot;@&quot;) &amp; &quot; it means the user intended to type &quot; &amp; TEXT([.B181]; &quot;@&quot;) &amp; &quot; but made a typo in error&quot;" office:value-type="string" office:string-value="If you see the logic board part number 820-3455 it means the user intended to type 0 but made a typo in error" calcext:value-type="string">
            <text:p>If you see the logic board part number 820-34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8</text:p>
          </table:table-cell>
          <table:table-cell/>
          <table:table-cell table:formula="of:= &quot;If you see the logic board part number &quot; &amp; TEXT([.A182]; &quot;@&quot;) &amp; &quot; it means the user intended to type &quot; &amp; TEXT([.B182]; &quot;@&quot;) &amp; &quot; but made a typo in error&quot;" office:value-type="string" office:string-value="If you see the logic board part number 820-3488 it means the user intended to type 0 but made a typo in error" calcext:value-type="string">
            <text:p>If you see the logic board part number 820-34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521</text:p>
          </table:table-cell>
          <table:table-cell/>
          <table:table-cell table:formula="of:= &quot;If you see the logic board part number &quot; &amp; TEXT([.A183]; &quot;@&quot;) &amp; &quot; it means the user intended to type &quot; &amp; TEXT([.B183]; &quot;@&quot;) &amp; &quot; but made a typo in error&quot;" office:value-type="string" office:string-value="If you see the logic board part number 820-0521 it means the user intended to type 0 but made a typo in error" calcext:value-type="string">
            <text:p>If you see the logic board part number 820-0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0</text:p>
          </table:table-cell>
          <table:table-cell/>
          <table:table-cell table:formula="of:= &quot;If you see the logic board part number &quot; &amp; TEXT([.A184]; &quot;@&quot;) &amp; &quot; it means the user intended to type &quot; &amp; TEXT([.B184]; &quot;@&quot;) &amp; &quot; but made a typo in error&quot;" office:value-type="string" office:string-value="If you see the logic board part number 820-00180 it means the user intended to type 0 but made a typo in error" calcext:value-type="string">
            <text:p>If you see the logic board part number 820-0018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1</text:p>
          </table:table-cell>
          <table:table-cell/>
          <table:table-cell table:formula="of:= &quot;If you see the logic board part number &quot; &amp; TEXT([.A185]; &quot;@&quot;) &amp; &quot; it means the user intended to type &quot; &amp; TEXT([.B185]; &quot;@&quot;) &amp; &quot; but made a typo in error&quot;" office:value-type="string" office:string-value="If you see the logic board part number 820-00291 it means the user intended to type 0 but made a typo in error" calcext:value-type="string">
            <text:p>If you see the logic board part number 820-002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52</text:p>
          </table:table-cell>
          <table:table-cell/>
          <table:table-cell table:formula="of:= &quot;If you see the logic board part number &quot; &amp; TEXT([.A186]; &quot;@&quot;) &amp; &quot; it means the user intended to type &quot; &amp; TEXT([.B186]; &quot;@&quot;) &amp; &quot; but made a typo in error&quot;" office:value-type="string" office:string-value="If you see the logic board part number 820-00452 it means the user intended to type 0 but made a typo in error" calcext:value-type="string">
            <text:p>If you see the logic board part number 820-004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87</text:p>
          </table:table-cell>
          <table:table-cell/>
          <table:table-cell table:formula="of:= &quot;If you see the logic board part number &quot; &amp; TEXT([.A187]; &quot;@&quot;) &amp; &quot; it means the user intended to type &quot; &amp; TEXT([.B187]; &quot;@&quot;) &amp; &quot; but made a typo in error&quot;" office:value-type="string" office:string-value="If you see the logic board part number 820-00687 it means the user intended to type 0 but made a typo in error" calcext:value-type="string">
            <text:p>If you see the logic board part number 820-006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4</text:p>
          </table:table-cell>
          <table:table-cell/>
          <table:table-cell table:formula="of:= &quot;If you see the logic board part number &quot; &amp; TEXT([.A188]; &quot;@&quot;) &amp; &quot; it means the user intended to type &quot; &amp; TEXT([.B188]; &quot;@&quot;) &amp; &quot; but made a typo in error&quot;" office:value-type="string" office:string-value="If you see the logic board part number 820-00134 it means the user intended to type 0 but made a typo in error" calcext:value-type="string">
            <text:p>If you see the logic board part number 820-001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97</text:p>
          </table:table-cell>
          <table:table-cell/>
          <table:table-cell table:formula="of:= &quot;If you see the logic board part number &quot; &amp; TEXT([.A189]; &quot;@&quot;) &amp; &quot; it means the user intended to type &quot; &amp; TEXT([.B189]; &quot;@&quot;) &amp; &quot; but made a typo in error&quot;" office:value-type="string" office:string-value="If you see the logic board part number 820-00597 it means the user intended to type 0 but made a typo in error" calcext:value-type="string">
            <text:p>If you see the logic board part number 820-005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34</text:p>
          </table:table-cell>
          <table:table-cell/>
          <table:table-cell table:formula="of:= &quot;If you see the logic board part number &quot; &amp; TEXT([.A190]; &quot;@&quot;) &amp; &quot; it means the user intended to type &quot; &amp; TEXT([.B190]; &quot;@&quot;) &amp; &quot; but made a typo in error&quot;" office:value-type="string" office:string-value="If you see the logic board part number 820-00034 it means the user intended to type 0 but made a typo in error" calcext:value-type="string">
            <text:p>If you see the logic board part number 820-0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24</text:p>
          </table:table-cell>
          <table:table-cell/>
          <table:table-cell table:formula="of:= &quot;If you see the logic board part number &quot; &amp; TEXT([.A191]; &quot;@&quot;) &amp; &quot; it means the user intended to type &quot; &amp; TEXT([.B191]; &quot;@&quot;) &amp; &quot; but made a typo in error&quot;" office:value-type="string" office:string-value="If you see the logic board part number 820-01124 it means the user intended to type 0 but made a typo in error" calcext:value-type="string">
            <text:p>If you see the logic board part number 820-011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0</text:p>
          </table:table-cell>
          <table:table-cell/>
          <table:table-cell table:formula="of:= &quot;If you see the logic board part number &quot; &amp; TEXT([.A192]; &quot;@&quot;) &amp; &quot; it means the user intended to type &quot; &amp; TEXT([.B192]; &quot;@&quot;) &amp; &quot; but made a typo in error&quot;" office:value-type="string" office:string-value="If you see the logic board part number 820-00430 it means the user intended to type 0 but made a typo in error" calcext:value-type="string">
            <text:p>If you see the logic board part number 820-004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8</text:p>
          </table:table-cell>
          <table:table-cell/>
          <table:table-cell table:formula="of:= &quot;If you see the logic board part number &quot; &amp; TEXT([.A193]; &quot;@&quot;) &amp; &quot; it means the user intended to type &quot; &amp; TEXT([.B193]; &quot;@&quot;) &amp; &quot; but made a typo in error&quot;" office:value-type="string" office:string-value="If you see the logic board part number 820-00298 it means the user intended to type 0 but made a typo in error" calcext:value-type="string">
            <text:p>If you see the logic board part number 820-00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2</text:p>
          </table:table-cell>
          <table:table-cell/>
          <table:table-cell table:formula="of:= &quot;If you see the logic board part number &quot; &amp; TEXT([.A194]; &quot;@&quot;) &amp; &quot; it means the user intended to type &quot; &amp; TEXT([.B194]; &quot;@&quot;) &amp; &quot; but made a typo in error&quot;" office:value-type="string" office:string-value="If you see the logic board part number 820-00292 it means the user intended to type 0 but made a typo in error" calcext:value-type="string">
            <text:p>If you see the logic board part number 820-002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1</text:p>
          </table:table-cell>
          <table:table-cell/>
          <table:table-cell table:formula="of:= &quot;If you see the logic board part number &quot; &amp; TEXT([.A195]; &quot;@&quot;) &amp; &quot; it means the user intended to type &quot; &amp; TEXT([.B195]; &quot;@&quot;) &amp; &quot; but made a typo in error&quot;" office:value-type="string" office:string-value="If you see the logic board part number 820-00431 it means the user intended to type 0 but made a typo in error" calcext:value-type="string">
            <text:p>If you see the logic board part number 820-0043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12</text:p>
          </table:table-cell>
          <table:table-cell/>
          <table:table-cell table:formula="of:= &quot;If you see the logic board part number &quot; &amp; TEXT([.A196]; &quot;@&quot;) &amp; &quot; it means the user intended to type &quot; &amp; TEXT([.B196]; &quot;@&quot;) &amp; &quot; but made a typo in error&quot;" office:value-type="string" office:string-value="If you see the logic board part number 820-00012 it means the user intended to type 0 but made a typo in error" calcext:value-type="string">
            <text:p>If you see the logic board part number 820-000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70</text:p>
          </table:table-cell>
          <table:table-cell/>
          <table:table-cell table:formula="of:= &quot;If you see the logic board part number &quot; &amp; TEXT([.A197]; &quot;@&quot;) &amp; &quot; it means the user intended to type &quot; &amp; TEXT([.B197]; &quot;@&quot;) &amp; &quot; but made a typo in error&quot;" office:value-type="string" office:string-value="If you see the logic board part number 820-00170 it means the user intended to type 0 but made a typo in error" calcext:value-type="string">
            <text:p>If you see the logic board part number 820-0017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3437</text:p>
          </table:table-cell>
          <table:table-cell/>
          <table:table-cell table:formula="of:= &quot;If you see the logic board part number &quot; &amp; TEXT([.A198]; &quot;@&quot;) &amp; &quot; it means the user intended to type &quot; &amp; TEXT([.B198]; &quot;@&quot;) &amp; &quot; but made a typo in error&quot;" office:value-type="string" office:string-value="If you see the logic board part number 820-03437 it means the user intended to type 0 but made a typo in error" calcext:value-type="string">
            <text:p>If you see the logic board part number 820-034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55</text:p>
          </table:table-cell>
          <table:table-cell/>
          <table:table-cell table:formula="of:= &quot;If you see the logic board part number &quot; &amp; TEXT([.A199]; &quot;@&quot;) &amp; &quot; it means the user intended to type &quot; &amp; TEXT([.B199]; &quot;@&quot;) &amp; &quot; but made a typo in error&quot;" office:value-type="string" office:string-value="If you see the logic board part number 820-01055 it means the user intended to type 0 but made a typo in error" calcext:value-type="string">
            <text:p>If you see the logic board part number 820-010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8</text:p>
          </table:table-cell>
          <table:table-cell/>
          <table:table-cell table:formula="of:= &quot;If you see the logic board part number &quot; &amp; TEXT([.A200]; &quot;@&quot;) &amp; &quot; it means the user intended to type &quot; &amp; TEXT([.B200]; &quot;@&quot;) &amp; &quot; but made a typo in error&quot;" office:value-type="string" office:string-value="If you see the logic board part number 820-01658 it means the user intended to type 0 but made a typo in error" calcext:value-type="string">
            <text:p>If you see the logic board part number 820-016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41</text:p>
          </table:table-cell>
          <table:table-cell/>
          <table:table-cell table:formula="of:= &quot;If you see the logic board part number &quot; &amp; TEXT([.A201]; &quot;@&quot;) &amp; &quot; it means the user intended to type &quot; &amp; TEXT([.B201]; &quot;@&quot;) &amp; &quot; but made a typo in error&quot;" office:value-type="string" office:string-value="If you see the logic board part number 820-01841 it means the user intended to type 0 but made a typo in error" calcext:value-type="string">
            <text:p>If you see the logic board part number 820-018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0</text:p>
          </table:table-cell>
          <table:table-cell/>
          <table:table-cell table:formula="of:= &quot;If you see the logic board part number &quot; &amp; TEXT([.A202]; &quot;@&quot;) &amp; &quot; it means the user intended to type &quot; &amp; TEXT([.B202]; &quot;@&quot;) &amp; &quot; but made a typo in error&quot;" office:value-type="string" office:string-value="If you see the logic board part number 820-00150 it means the user intended to type 0 but made a typo in error" calcext:value-type="string">
            <text:p>If you see the logic board part number 820-001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7</text:p>
          </table:table-cell>
          <table:table-cell/>
          <table:table-cell table:formula="of:= &quot;If you see the logic board part number &quot; &amp; TEXT([.A203]; &quot;@&quot;) &amp; &quot; it means the user intended to type &quot; &amp; TEXT([.B203]; &quot;@&quot;) &amp; &quot; but made a typo in error&quot;" office:value-type="string" office:string-value="If you see the logic board part number 820-01827 it means the user intended to type 0 but made a typo in error" calcext:value-type="string">
            <text:p>If you see the logic board part number 820-018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26</text:p>
          </table:table-cell>
          <table:table-cell/>
          <table:table-cell table:formula="of:= &quot;If you see the logic board part number &quot; &amp; TEXT([.A204]; &quot;@&quot;) &amp; &quot; it means the user intended to type &quot; &amp; TEXT([.B204]; &quot;@&quot;) &amp; &quot; but made a typo in error&quot;" office:value-type="string" office:string-value="If you see the logic board part number 820-01326 it means the user intended to type 0 but made a typo in error" calcext:value-type="string">
            <text:p>If you see the logic board part number 820-013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3</text:p>
          </table:table-cell>
          <table:table-cell/>
          <table:table-cell table:formula="of:= &quot;If you see the logic board part number &quot; &amp; TEXT([.A205]; &quot;@&quot;) &amp; &quot; it means the user intended to type &quot; &amp; TEXT([.B205]; &quot;@&quot;) &amp; &quot; but made a typo in error&quot;" office:value-type="string" office:string-value="If you see the logic board part number 820-00293 it means the user intended to type 0 but made a typo in error" calcext:value-type="string">
            <text:p>If you see the logic board part number 820-002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6</text:p>
          </table:table-cell>
          <table:table-cell/>
          <table:table-cell table:formula="of:= &quot;If you see the logic board part number &quot; &amp; TEXT([.A206]; &quot;@&quot;) &amp; &quot; it means the user intended to type &quot; &amp; TEXT([.B206]; &quot;@&quot;) &amp; &quot; but made a typo in error&quot;" office:value-type="string" office:string-value="If you see the logic board part number 820-01236 it means the user intended to type 0 but made a typo in error" calcext:value-type="string">
            <text:p>If you see the logic board part number 820-01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92</text:p>
          </table:table-cell>
          <table:table-cell/>
          <table:table-cell table:formula="of:= &quot;If you see the logic board part number &quot; &amp; TEXT([.A207]; &quot;@&quot;) &amp; &quot; it means the user intended to type &quot; &amp; TEXT([.B207]; &quot;@&quot;) &amp; &quot; but made a typo in error&quot;" office:value-type="string" office:string-value="If you see the logic board part number 820-00392 it means the user intended to type 0 but made a typo in error" calcext:value-type="string">
            <text:p>If you see the logic board part number 820-003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36</text:p>
          </table:table-cell>
          <table:table-cell/>
          <table:table-cell table:formula="of:= &quot;If you see the logic board part number &quot; &amp; TEXT([.A208]; &quot;@&quot;) &amp; &quot; it means the user intended to type &quot; &amp; TEXT([.B208]; &quot;@&quot;) &amp; &quot; but made a typo in error&quot;" office:value-type="string" office:string-value="If you see the logic board part number 820-00236 it means the user intended to type 0 but made a typo in error" calcext:value-type="string">
            <text:p>If you see the logic board part number 820-00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7100</text:p>
          </table:table-cell>
          <table:table-cell/>
          <table:table-cell table:formula="of:= &quot;If you see the logic board part number &quot; &amp; TEXT([.A209]; &quot;@&quot;) &amp; &quot; it means the user intended to type &quot; &amp; TEXT([.B209]; &quot;@&quot;) &amp; &quot; but made a typo in error&quot;" office:value-type="string" office:string-value="If you see the logic board part number 820-07100 it means the user intended to type 0 but made a typo in error" calcext:value-type="string">
            <text:p>If you see the logic board part number 820-071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15</text:p>
          </table:table-cell>
          <table:table-cell/>
          <table:table-cell table:formula="of:= &quot;If you see the logic board part number &quot; &amp; TEXT([.A210]; &quot;@&quot;) &amp; &quot; it means the user intended to type &quot; &amp; TEXT([.B210]; &quot;@&quot;) &amp; &quot; but made a typo in error&quot;" office:value-type="string" office:string-value="If you see the logic board part number 820-00615 it means the user intended to type 0 but made a typo in error" calcext:value-type="string">
            <text:p>If you see the logic board part number 820-006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992</text:p>
          </table:table-cell>
          <table:table-cell/>
          <table:table-cell table:formula="of:= &quot;If you see the logic board part number &quot; &amp; TEXT([.A211]; &quot;@&quot;) &amp; &quot; it means the user intended to type &quot; &amp; TEXT([.B211]; &quot;@&quot;) &amp; &quot; but made a typo in error&quot;" office:value-type="string" office:string-value="If you see the logic board part number 820-01992 it means the user intended to type 0 but made a typo in error" calcext:value-type="string">
            <text:p>If you see the logic board part number 820-019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01</text:p>
          </table:table-cell>
          <table:table-cell/>
          <table:table-cell table:formula="of:= &quot;If you see the logic board part number &quot; &amp; TEXT([.A212]; &quot;@&quot;) &amp; &quot; it means the user intended to type &quot; &amp; TEXT([.B212]; &quot;@&quot;) &amp; &quot; but made a typo in error&quot;" office:value-type="string" office:string-value="If you see the logic board part number 820-01401 it means the user intended to type 0 but made a typo in error" calcext:value-type="string">
            <text:p>If you see the logic board part number 820-014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97</text:p>
          </table:table-cell>
          <table:table-cell/>
          <table:table-cell table:formula="of:= &quot;If you see the logic board part number &quot; &amp; TEXT([.A213]; &quot;@&quot;) &amp; &quot; it means the user intended to type &quot; &amp; TEXT([.B213]; &quot;@&quot;) &amp; &quot; but made a typo in error&quot;" office:value-type="string" office:string-value="If you see the logic board part number 820-01897 it means the user intended to type 0 but made a typo in error" calcext:value-type="string">
            <text:p>If you see the logic board part number 820-018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69</text:p>
          </table:table-cell>
          <table:table-cell/>
          <table:table-cell table:formula="of:= &quot;If you see the logic board part number &quot; &amp; TEXT([.A214]; &quot;@&quot;) &amp; &quot; it means the user intended to type &quot; &amp; TEXT([.B214]; &quot;@&quot;) &amp; &quot; but made a typo in error&quot;" office:value-type="string" office:string-value="If you see the logic board part number 820-00269 it means the user intended to type 0 but made a typo in error" calcext:value-type="string">
            <text:p>If you see the logic board part number 820-0026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4</text:p>
          </table:table-cell>
          <table:table-cell/>
          <table:table-cell table:formula="of:= &quot;If you see the logic board part number &quot; &amp; TEXT([.A215]; &quot;@&quot;) &amp; &quot; it means the user intended to type &quot; &amp; TEXT([.B215]; &quot;@&quot;) &amp; &quot; but made a typo in error&quot;" office:value-type="string" office:string-value="If you see the logic board part number 820-01654 it means the user intended to type 0 but made a typo in error" calcext:value-type="string">
            <text:p>If you see the logic board part number 820-0165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7</text:p>
          </table:table-cell>
          <table:table-cell/>
          <table:table-cell table:formula="of:= &quot;If you see the logic board part number &quot; &amp; TEXT([.A216]; &quot;@&quot;) &amp; &quot; it means the user intended to type &quot; &amp; TEXT([.B216]; &quot;@&quot;) &amp; &quot; but made a typo in error&quot;" office:value-type="string" office:string-value="If you see the logic board part number 820-01237 it means the user intended to type 0 but made a typo in error" calcext:value-type="string">
            <text:p>If you see the logic board part number 820-012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67</text:p>
          </table:table-cell>
          <table:table-cell/>
          <table:table-cell table:formula="of:= &quot;If you see the logic board part number &quot; &amp; TEXT([.A217]; &quot;@&quot;) &amp; &quot; it means the user intended to type &quot; &amp; TEXT([.B217]; &quot;@&quot;) &amp; &quot; but made a typo in error&quot;" office:value-type="string" office:string-value="If you see the logic board part number 820-00967 it means the user intended to type 0 but made a typo in error" calcext:value-type="string">
            <text:p>If you see the logic board part number 820-009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90</text:p>
          </table:table-cell>
          <table:table-cell/>
          <table:table-cell table:formula="of:= &quot;If you see the logic board part number &quot; &amp; TEXT([.A218]; &quot;@&quot;) &amp; &quot; it means the user intended to type &quot; &amp; TEXT([.B218]; &quot;@&quot;) &amp; &quot; but made a typo in error&quot;" office:value-type="string" office:string-value="If you see the logic board part number 820-01190 it means the user intended to type 0 but made a typo in error" calcext:value-type="string">
            <text:p>If you see the logic board part number 820-0119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12</text:p>
          </table:table-cell>
          <table:table-cell/>
          <table:table-cell table:formula="of:= &quot;If you see the logic board part number &quot; &amp; TEXT([.A219]; &quot;@&quot;) &amp; &quot; it means the user intended to type &quot; &amp; TEXT([.B219]; &quot;@&quot;) &amp; &quot; but made a typo in error&quot;" office:value-type="string" office:string-value="If you see the logic board part number 820-01512 it means the user intended to type 0 but made a typo in error" calcext:value-type="string">
            <text:p>If you see the logic board part number 820-015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45</text:p>
          </table:table-cell>
          <table:table-cell/>
          <table:table-cell table:formula="of:= &quot;If you see the logic board part number &quot; &amp; TEXT([.A220]; &quot;@&quot;) &amp; &quot; it means the user intended to type &quot; &amp; TEXT([.B220]; &quot;@&quot;) &amp; &quot; but made a typo in error&quot;" office:value-type="string" office:string-value="If you see the logic board part number 820-00245 it means the user intended to type 0 but made a typo in error" calcext:value-type="string">
            <text:p>If you see the logic board part number 820-002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74</text:p>
          </table:table-cell>
          <table:table-cell/>
          <table:table-cell table:formula="of:= &quot;If you see the logic board part number &quot; &amp; TEXT([.A221]; &quot;@&quot;) &amp; &quot; it means the user intended to type &quot; &amp; TEXT([.B221]; &quot;@&quot;) &amp; &quot; but made a typo in error&quot;" office:value-type="string" office:string-value="If you see the logic board part number 820-34374 it means the user intended to type 0 but made a typo in error" calcext:value-type="string">
            <text:p>If you see the logic board part number 820-3437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6</text:p>
          </table:table-cell>
          <table:table-cell/>
          <table:table-cell table:formula="of:= &quot;If you see the logic board part number &quot; &amp; TEXT([.A222]; &quot;@&quot;) &amp; &quot; it means the user intended to type &quot; &amp; TEXT([.B222]; &quot;@&quot;) &amp; &quot; but made a typo in error&quot;" office:value-type="string" office:string-value="If you see the logic board part number 820-00926 it means the user intended to type 0 but made a typo in error" calcext:value-type="string">
            <text:p>If you see the logic board part number 820-00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3</text:p>
          </table:table-cell>
          <table:table-cell/>
          <table:table-cell table:formula="of:= &quot;If you see the logic board part number &quot; &amp; TEXT([.A223]; &quot;@&quot;) &amp; &quot; it means the user intended to type &quot; &amp; TEXT([.B223]; &quot;@&quot;) &amp; &quot; but made a typo in error&quot;" office:value-type="string" office:string-value="If you see the logic board part number 820-00143 it means the user intended to type 0 but made a typo in error" calcext:value-type="string">
            <text:p>If you see the logic board part number 820-001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39</text:p>
          </table:table-cell>
          <table:table-cell/>
          <table:table-cell table:formula="of:= &quot;If you see the logic board part number &quot; &amp; TEXT([.A224]; &quot;@&quot;) &amp; &quot; it means the user intended to type &quot; &amp; TEXT([.B224]; &quot;@&quot;) &amp; &quot; but made a typo in error&quot;" office:value-type="string" office:string-value="If you see the logic board part number 820-00939 it means the user intended to type 0 but made a typo in error" calcext:value-type="string">
            <text:p>If you see the logic board part number 820-00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8</text:p>
          </table:table-cell>
          <table:table-cell/>
          <table:table-cell table:formula="of:= &quot;If you see the logic board part number &quot; &amp; TEXT([.A225]; &quot;@&quot;) &amp; &quot; it means the user intended to type &quot; &amp; TEXT([.B225]; &quot;@&quot;) &amp; &quot; but made a typo in error&quot;" office:value-type="string" office:string-value="If you see the logic board part number 820-01418 it means the user intended to type 0 but made a typo in error" calcext:value-type="string">
            <text:p>If you see the logic board part number 820-0141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5</text:p>
          </table:table-cell>
          <table:table-cell/>
          <table:table-cell table:formula="of:= &quot;If you see the logic board part number &quot; &amp; TEXT([.A226]; &quot;@&quot;) &amp; &quot; it means the user intended to type &quot; &amp; TEXT([.B226]; &quot;@&quot;) &amp; &quot; but made a typo in error&quot;" office:value-type="string" office:string-value="If you see the logic board part number 820-00185 it means the user intended to type 0 but made a typo in error" calcext:value-type="string">
            <text:p>If you see the logic board part number 820-001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6</text:p>
          </table:table-cell>
          <table:table-cell/>
          <table:table-cell table:formula="of:= &quot;If you see the logic board part number &quot; &amp; TEXT([.A227]; &quot;@&quot;) &amp; &quot; it means the user intended to type &quot; &amp; TEXT([.B227]; &quot;@&quot;) &amp; &quot; but made a typo in error&quot;" office:value-type="string" office:string-value="If you see the logic board part number 820-00136 it means the user intended to type 0 but made a typo in error" calcext:value-type="string">
            <text:p>If you see the logic board part number 820-001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21</text:p>
          </table:table-cell>
          <table:table-cell/>
          <table:table-cell table:formula="of:= &quot;If you see the logic board part number &quot; &amp; TEXT([.A228]; &quot;@&quot;) &amp; &quot; it means the user intended to type &quot; &amp; TEXT([.B228]; &quot;@&quot;) &amp; &quot; but made a typo in error&quot;" office:value-type="string" office:string-value="If you see the logic board part number 820-00821 it means the user intended to type 0 but made a typo in error" calcext:value-type="string">
            <text:p>If you see the logic board part number 820-008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10</text:p>
          </table:table-cell>
          <table:table-cell/>
          <table:table-cell table:formula="of:= &quot;If you see the logic board part number &quot; &amp; TEXT([.A229]; &quot;@&quot;) &amp; &quot; it means the user intended to type &quot; &amp; TEXT([.B229]; &quot;@&quot;) &amp; &quot; but made a typo in error&quot;" office:value-type="string" office:string-value="If you see the logic board part number 820-01310 it means the user intended to type 0 but made a typo in error" calcext:value-type="string">
            <text:p>If you see the logic board part number 820-0131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987</text:p>
          </table:table-cell>
          <table:table-cell/>
          <table:table-cell table:formula="of:= &quot;If you see the logic board part number &quot; &amp; TEXT([.A230]; &quot;@&quot;) &amp; &quot; it means the user intended to type &quot; &amp; TEXT([.B230]; &quot;@&quot;) &amp; &quot; but made a typo in error&quot;" office:value-type="string" office:string-value="If you see the logic board part number 820-02987 it means the user intended to type 0 but made a typo in error" calcext:value-type="string">
            <text:p>If you see the logic board part number 820-02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61</text:p>
          </table:table-cell>
          <table:table-cell/>
          <table:table-cell table:formula="of:= &quot;If you see the logic board part number &quot; &amp; TEXT([.A231]; &quot;@&quot;) &amp; &quot; it means the user intended to type &quot; &amp; TEXT([.B231]; &quot;@&quot;) &amp; &quot; but made a typo in error&quot;" office:value-type="string" office:string-value="If you see the logic board part number 820-01061 it means the user intended to type 0 but made a typo in error" calcext:value-type="string">
            <text:p>If you see the logic board part number 820-010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29</text:p>
          </table:table-cell>
          <table:table-cell/>
          <table:table-cell table:formula="of:= &quot;If you see the logic board part number &quot; &amp; TEXT([.A232]; &quot;@&quot;) &amp; &quot; it means the user intended to type &quot; &amp; TEXT([.B232]; &quot;@&quot;) &amp; &quot; but made a typo in error&quot;" office:value-type="string" office:string-value="If you see the logic board part number 820-00629 it means the user intended to type 0 but made a typo in error" calcext:value-type="string">
            <text:p>If you see the logic board part number 820-006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91</text:p>
          </table:table-cell>
          <table:table-cell/>
          <table:table-cell table:formula="of:= &quot;If you see the logic board part number &quot; &amp; TEXT([.A233]; &quot;@&quot;) &amp; &quot; it means the user intended to type &quot; &amp; TEXT([.B233]; &quot;@&quot;) &amp; &quot; but made a typo in error&quot;" office:value-type="string" office:string-value="If you see the logic board part number 820-02091 it means the user intended to type 0 but made a typo in error" calcext:value-type="string">
            <text:p>If you see the logic board part number 820-0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37</text:p>
          </table:table-cell>
          <table:table-cell/>
          <table:table-cell table:formula="of:= &quot;If you see the logic board part number &quot; &amp; TEXT([.A234]; &quot;@&quot;) &amp; &quot; it means the user intended to type &quot; &amp; TEXT([.B234]; &quot;@&quot;) &amp; &quot; but made a typo in error&quot;" office:value-type="string" office:string-value="If you see the logic board part number 820-02037 it means the user intended to type 0 but made a typo in error" calcext:value-type="string">
            <text:p>If you see the logic board part number 820-020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3</text:p>
          </table:table-cell>
          <table:table-cell/>
          <table:table-cell table:formula="of:= &quot;If you see the logic board part number &quot; &amp; TEXT([.A235]; &quot;@&quot;) &amp; &quot; it means the user intended to type &quot; &amp; TEXT([.B235]; &quot;@&quot;) &amp; &quot; but made a typo in error&quot;" office:value-type="string" office:string-value="If you see the logic board part number 820-01823 it means the user intended to type 0 but made a typo in error" calcext:value-type="string">
            <text:p>If you see the logic board part number 820-018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779</text:p>
          </table:table-cell>
          <table:table-cell/>
          <table:table-cell table:formula="of:= &quot;If you see the logic board part number &quot; &amp; TEXT([.A236]; &quot;@&quot;) &amp; &quot; it means the user intended to type &quot; &amp; TEXT([.B236]; &quot;@&quot;) &amp; &quot; but made a typo in error&quot;" office:value-type="string" office:string-value="If you see the logic board part number 820-01779 it means the user intended to type 0 but made a typo in error" calcext:value-type="string">
            <text:p>If you see the logic board part number 820-01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443</text:p>
          </table:table-cell>
          <table:table-cell/>
          <table:table-cell table:formula="of:= &quot;If you see the logic board part number &quot; &amp; TEXT([.A237]; &quot;@&quot;) &amp; &quot; it means the user intended to type &quot; &amp; TEXT([.B237]; &quot;@&quot;) &amp; &quot; but made a typo in error&quot;" office:value-type="string" office:string-value="If you see the logic board part number 820-02443 it means the user intended to type 0 but made a typo in error" calcext:value-type="string">
            <text:p>If you see the logic board part number 820-024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62</text:p>
          </table:table-cell>
          <table:table-cell/>
          <table:table-cell table:formula="of:= &quot;If you see the logic board part number &quot; &amp; TEXT([.A238]; &quot;@&quot;) &amp; &quot; it means the user intended to type &quot; &amp; TEXT([.B238]; &quot;@&quot;) &amp; &quot; but made a typo in error&quot;" office:value-type="string" office:string-value="If you see the logic board part number 820-02862 it means the user intended to type 0 but made a typo in error" calcext:value-type="string">
            <text:p>If you see the logic board part number 820-028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5</text:p>
          </table:table-cell>
          <table:table-cell/>
          <table:table-cell table:formula="of:= &quot;If you see the logic board part number &quot; &amp; TEXT([.A239]; &quot;@&quot;) &amp; &quot; it means the user intended to type &quot; &amp; TEXT([.B239]; &quot;@&quot;) &amp; &quot; but made a typo in error&quot;" office:value-type="string" office:string-value="If you see the logic board part number 820-00145 it means the user intended to type 0 but made a typo in error" calcext:value-type="string">
            <text:p>If you see the logic board part number 820-001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90</text:p>
          </table:table-cell>
          <table:table-cell/>
          <table:table-cell table:formula="of:= &quot;If you see the logic board part number &quot; &amp; TEXT([.A240]; &quot;@&quot;) &amp; &quot; it means the user intended to type &quot; &amp; TEXT([.B240]; &quot;@&quot;) &amp; &quot; but made a typo in error&quot;" office:value-type="string" office:string-value="If you see the logic board part number 820-02890 it means the user intended to type 0 but made a typo in error" calcext:value-type="string">
            <text:p>If you see the logic board part number 820-02890 it means the user intended to type 0 but made a typo in error</text:p>
          </table:table-cell>
        </table:table-row>
      </table:table>
      <table:named-expressions/>
      <table:database-ranges>
        <table:database-range table:name="__Anonymous_Sheet_DB__0" table:target-range-address="macbook_board_models.A1:macbook_board_models.I121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'typos and other boards'.A5:'typos and other boards'.C24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5:32:43.136260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15:40:03.249471233</dc:date>
    <meta:editing-duration>PT2H45M31S</meta:editing-duration>
    <meta:editing-cycles>15</meta:editing-cycles>
    <meta:generator>LibreOffice/7.6.4.1$Linux_X86_64 LibreOffice_project/60$Build-1</meta:generator>
    <meta:document-statistic meta:table-count="2" meta:cell-count="1314" meta:object-count="0"/>
  </office:meta>
</office:document-meta>
</file>